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4.79pt"/>
    </style:style>
    <style:style style:name="co2" style:family="table-column">
      <style:table-column-properties fo:break-before="auto" style:column-width="260.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50.1pt"/>
    </style:style>
    <style:style style:name="co5" style:family="table-column">
      <style:table-column-properties fo:break-before="auto" style:column-width="263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c2e0a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ackground-color="#c2e0ae" style:text-align-source="fix" style:repeat-content="false"/>
      <style:paragraph-properties fo:text-align="start" fo:margin-left="0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/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/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/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/>
    <style:style style:name="ce2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lusters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3" table:default-cell-style-name="ce11"/>
        <table:table-column table:style-name="co4" table:default-cell-style-name="ce5"/>
        <table:table-column table:style-name="co3" table:default-cell-style-name="ce8"/>
        <table:table-column table:style-name="co3" table:default-cell-style-name="ce16"/>
        <table:table-column table:style-name="co5" table:default-cell-style-name="ce5"/>
        <table:table-column table:style-name="co3" table:default-cell-style-name="ce8"/>
        <table:table-column table:style-name="co3" table:default-cell-style-name="ce20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Cluster 0 (Eigenvalue: 0.007193874337623024) (Size: 1321):</text:p>
          </table:table-cell>
          <table:table-cell table:style-name="ce4"/>
          <table:table-cell table:style-name="ce7" office:value-type="string" calcext:value-type="string">
            <text:p>Prop total</text:p>
          </table:table-cell>
          <table:table-cell table:style-name="ce10" office:value-type="string" calcext:value-type="string">
            <text:p>Prop etiq</text:p>
          </table:table-cell>
          <table:table-cell table:style-name="ce4"/>
          <table:table-cell table:style-name="ce13" office:value-type="string" calcext:value-type="string">
            <text:p>Prop total</text:p>
          </table:table-cell>
          <table:table-cell table:style-name="ce15" office:value-type="string" calcext:value-type="string">
            <text:p>Prop etiq</text:p>
          </table:table-cell>
          <table:table-cell table:style-name="ce4"/>
          <table:table-cell table:style-name="ce18" office:value-type="string" calcext:value-type="string">
            <text:p>Prop total</text:p>
          </table:table-cell>
          <table:table-cell table:style-name="ce19" office:value-type="string" calcext:value-type="string">
            <text:p>Prop etiq</text:p>
          </table:table-cell>
          <table:table-cell table:style-name="ce21" table:number-columns-repeated="1014"/>
        </table:table-row>
        <table:table-row table:style-name="ro2">
          <table:table-cell office:value-type="string" calcext:value-type="string">
            <text:p>placeofbirth</text:p>
          </table:table-cell>
          <table:table-cell office:value-type="string" calcext:value-type="string">
            <text:p>Florence (Q2044)</text:p>
          </table:table-cell>
          <table:table-cell office:value-type="float" office:value="0.107494322482967" calcext:value-type="float">
            <text:p>0.107494322482967</text:p>
          </table:table-cell>
          <table:table-cell office:value-type="float" office:value="0.10790273556231" calcext:value-type="float">
            <text:p>0.10790273556231</text:p>
          </table:table-cell>
          <table:table-cell office:value-type="string" calcext:value-type="string">
            <text:p>Rome (Q220)</text:p>
          </table:table-cell>
          <table:table-cell office:value-type="float" office:value="0.0870552611657835" calcext:value-type="float">
            <text:p>0.087055261165784</text:p>
          </table:table-cell>
          <table:table-cell office:value-type="float" office:value="0.0873860182370821" calcext:value-type="float">
            <text:p>0.087386018237082</text:p>
          </table:table-cell>
          <table:table-cell office:value-type="string" calcext:value-type="string">
            <text:p>Venice (Q641)</text:p>
          </table:table-cell>
          <table:table-cell office:value-type="float" office:value="0.0787282361847086" calcext:value-type="float">
            <text:p>0.078728236184709</text:p>
          </table:table-cell>
          <table:table-cell office:value-type="float" office:value="0.0790273556231003" calcext:value-type="float">
            <text:p>0.079027355623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0.298258894776684" calcext:value-type="float">
            <text:p>0.298258894776684</text:p>
          </table:table-cell>
          <table:table-cell office:value-type="float" office:value="0.30030487804878" calcext:value-type="float">
            <text:p>0.30030487804878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0.196063588190765" calcext:value-type="float">
            <text:p>0.196063588190765</text:p>
          </table:table-cell>
          <table:table-cell office:value-type="float" office:value="0.197408536585366" calcext:value-type="float">
            <text:p>0.197408536585366</text:p>
          </table:table-cell>
          <table:table-cell office:value-type="float" office:value="15" calcext:value-type="float">
            <text:p>15</text:p>
          </table:table-cell>
          <table:table-cell office:value-type="float" office:value="0.161241483724451" calcext:value-type="float">
            <text:p>0.161241483724451</text:p>
          </table:table-cell>
          <table:table-cell office:value-type="float" office:value="0.16234756097561" calcext:value-type="float">
            <text:p>0.1623475609756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untryofcitizenship</text:p>
          </table:table-cell>
          <table:table-cell table:style-name="ce6" office:value-type="string" calcext:value-type="string">
            <text:p>Italy (Q38)</text:p>
          </table:table-cell>
          <table:table-cell office:value-type="float" office:value="0.358062074186223" calcext:value-type="float">
            <text:p>0.358062074186223</text:p>
          </table:table-cell>
          <table:table-cell office:value-type="float" office:value="0.420071047957371" calcext:value-type="float">
            <text:p>0.420071047957371</text:p>
          </table:table-cell>
          <table:table-cell table:style-name="ce6" office:value-type="string" calcext:value-type="string">
            <text:p>Kingdom of Italy (Q172579)</text:p>
          </table:table-cell>
          <table:table-cell office:value-type="float" office:value="0.227100681302044" calcext:value-type="float">
            <text:p>0.227100681302044</text:p>
          </table:table-cell>
          <table:table-cell office:value-type="float" office:value="0.266429840142096" calcext:value-type="float">
            <text:p>0.266429840142096</text:p>
          </table:table-cell>
          <table:table-cell table:style-name="ce6" office:value-type="string" calcext:value-type="string">
            <text:p>Republic of Venice (Q4948)</text:p>
          </table:table-cell>
          <table:table-cell office:value-type="float" office:value="0.0984102952308857" calcext:value-type="float">
            <text:p>0.098410295230886</text:p>
          </table:table-cell>
          <table:table-cell office:value-type="float" office:value="0.115452930728242" calcext:value-type="float">
            <text:p>0.11545293072824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klocation</text:p>
          </table:table-cell>
          <table:table-cell office:value-type="string" calcext:value-type="string">
            <text:p>Rome (Q220)</text:p>
          </table:table-cell>
          <table:table-cell office:value-type="float" office:value="0.149886449659349" calcext:value-type="float">
            <text:p>0.149886449659349</text:p>
          </table:table-cell>
          <table:table-cell office:value-type="float" office:value="0.176628010704728" calcext:value-type="float">
            <text:p>0.176628010704728</text:p>
          </table:table-cell>
          <table:table-cell office:value-type="string" calcext:value-type="string">
            <text:p>Venice (Q641)</text:p>
          </table:table-cell>
          <table:table-cell office:value-type="float" office:value="0.109008327024981" calcext:value-type="float">
            <text:p>0.109008327024981</text:p>
          </table:table-cell>
          <table:table-cell office:value-type="float" office:value="0.128456735057984" calcext:value-type="float">
            <text:p>0.128456735057984</text:p>
          </table:table-cell>
          <table:table-cell office:value-type="string" calcext:value-type="string">
            <text:p>Florence (Q2044)</text:p>
          </table:table-cell>
          <table:table-cell office:value-type="float" office:value="0.106737320211961" calcext:value-type="float">
            <text:p>0.106737320211961</text:p>
          </table:table-cell>
          <table:table-cell office:value-type="float" office:value="0.125780553077609" calcext:value-type="float">
            <text:p>0.12578055307760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ducatedat</text:p>
          </table:table-cell>
          <table:table-cell office:value-type="string" calcext:value-type="string">
            <text:p>Brera Academy (Q338472)</text:p>
          </table:table-cell>
          <table:table-cell office:value-type="float" office:value="0.0749432248296745" calcext:value-type="float">
            <text:p>0.074943224829675</text:p>
          </table:table-cell>
          <table:table-cell office:value-type="float" office:value="0.31629392971246" calcext:value-type="float">
            <text:p>0.31629392971246</text:p>
          </table:table-cell>
          <table:table-cell office:value-type="string" calcext:value-type="string">
            <text:p>Accademia di Belle Arti di Napoli (Q3604037)</text:p>
          </table:table-cell>
          <table:table-cell office:value-type="float" office:value="0.0333080999242998" calcext:value-type="float">
            <text:p>0.0333080999243</text:p>
          </table:table-cell>
          <table:table-cell office:value-type="float" office:value="0.140575079872204" calcext:value-type="float">
            <text:p>0.140575079872204</text:p>
          </table:table-cell>
          <table:table-cell office:value-type="string" calcext:value-type="string">
            <text:p>Accademia di Belle Arti di Venezia (Q338505)</text:p>
          </table:table-cell>
          <table:table-cell office:value-type="float" office:value="0.0196820590461771" calcext:value-type="float">
            <text:p>0.019682059046177</text:p>
          </table:table-cell>
          <table:table-cell office:value-type="float" office:value="0.0830670926517572" calcext:value-type="float">
            <text:p>0.08306709265175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</text:p>
          </table:table-cell>
          <table:table-cell office:value-type="string" calcext:value-type="string">
            <text:p>Pontormo (Q207929)</text:p>
          </table:table-cell>
          <table:table-cell office:value-type="float" office:value="0.00227100681302044" calcext:value-type="float">
            <text:p>0.00227100681302</text:p>
          </table:table-cell>
          <table:table-cell office:value-type="float" office:value="0.0123456790123457" calcext:value-type="float">
            <text:p>0.012345679012346</text:p>
          </table:table-cell>
          <table:table-cell office:value-type="string" calcext:value-type="string">
            <text:p>Dimítris Lítsas (Q16327119)</text:p>
          </table:table-cell>
          <table:table-cell office:value-type="float" office:value="0.00227100681302044" calcext:value-type="float">
            <text:p>0.00227100681302</text:p>
          </table:table-cell>
          <table:table-cell office:value-type="float" office:value="0.0123456790123457" calcext:value-type="float">
            <text:p>0.012345679012346</text:p>
          </table:table-cell>
          <table:table-cell office:value-type="string" calcext:value-type="string">
            <text:p>Pietro della Vecchia (Q1529806)</text:p>
          </table:table-cell>
          <table:table-cell office:value-type="float" office:value="0.00227100681302044" calcext:value-type="float">
            <text:p>0.00227100681302</text:p>
          </table:table-cell>
          <table:table-cell office:value-type="float" office:value="0.0123456790123457" calcext:value-type="float">
            <text:p>0.01234567901234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of</text:p>
          </table:table-cell>
          <table:table-cell office:value-type="string" calcext:value-type="string">
            <text:p>Andrea Verrocchio (Q183458)</text:p>
          </table:table-cell>
          <table:table-cell office:value-type="float" office:value="0.00378501135503407" calcext:value-type="float">
            <text:p>0.003785011355034</text:p>
          </table:table-cell>
          <table:table-cell office:value-type="float" office:value="0.0225225225225225" calcext:value-type="float">
            <text:p>0.022522522522523</text:p>
          </table:table-cell>
          <table:table-cell office:value-type="string" calcext:value-type="string">
            <text:p>Francesco Squarcione (Q380537)</text:p>
          </table:table-cell>
          <table:table-cell office:value-type="float" office:value="0.00302800908402725" calcext:value-type="float">
            <text:p>0.003028009084027</text:p>
          </table:table-cell>
          <table:table-cell office:value-type="float" office:value="0.018018018018018" calcext:value-type="float">
            <text:p>0.018018018018018</text:p>
          </table:table-cell>
          <table:table-cell office:value-type="string" calcext:value-type="string">
            <text:p>Leonardo da Vinci (Q762)</text:p>
          </table:table-cell>
          <table:table-cell office:value-type="float" office:value="0.00302800908402725" calcext:value-type="float">
            <text:p>0.003028009084027</text:p>
          </table:table-cell>
          <table:table-cell office:value-type="float" office:value="0.018018018018018" calcext:value-type="float">
            <text:p>0.01801801801801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onsor</text:p>
          </table:table-cell>
          <table:table-cell office:value-type="string" calcext:value-type="string">
            <text:p>Lorenzo de' Medici (Q177854)</text:p>
          </table:table-cell>
          <table:table-cell office:value-type="float" office:value="0.00302800908402725" calcext:value-type="float">
            <text:p>0.003028009084027</text:p>
          </table:table-cell>
          <table:table-cell office:value-type="float" office:value="0.153846153846154" calcext:value-type="float">
            <text:p>0.153846153846154</text:p>
          </table:table-cell>
          <table:table-cell office:value-type="string" calcext:value-type="string">
            <text:p>House of Medici (Q170022)</text:p>
          </table:table-cell>
          <table:table-cell office:value-type="float" office:value="0.00302800908402725" calcext:value-type="float">
            <text:p>0.003028009084027</text:p>
          </table:table-cell>
          <table:table-cell office:value-type="float" office:value="0.153846153846154" calcext:value-type="float">
            <text:p>0.153846153846154</text:p>
          </table:table-cell>
          <table:table-cell office:value-type="string" calcext:value-type="string">
            <text:p>Cosimo I de' Medici, Grand Duke of Tuscany (Q48547)</text:p>
          </table:table-cell>
          <table:table-cell office:value-type="float" office:value="0.00151400454201363" calcext:value-type="float">
            <text:p>0.001514004542014</text:p>
          </table:table-cell>
          <table:table-cell office:value-type="float" office:value="0.0769230769230769" calcext:value-type="float">
            <text:p>0.07692307692307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rticipantof</text:p>
          </table:table-cell>
          <table:table-cell office:value-type="string" calcext:value-type="string">
            <text:p>Documenta II (Q265448)</text:p>
          </table:table-cell>
          <table:table-cell office:value-type="float" office:value="0.00757002271006813" calcext:value-type="float">
            <text:p>0.007570022710068</text:p>
          </table:table-cell>
          <table:table-cell office:value-type="float" office:value="0.175438596491228" calcext:value-type="float">
            <text:p>0.175438596491228</text:p>
          </table:table-cell>
          <table:table-cell office:value-type="string" calcext:value-type="string">
            <text:p>documenta III (Q265533)</text:p>
          </table:table-cell>
          <table:table-cell office:value-type="float" office:value="0.00681302043906132" calcext:value-type="float">
            <text:p>0.006813020439061</text:p>
          </table:table-cell>
          <table:table-cell office:value-type="float" office:value="0.157894736842105" calcext:value-type="float">
            <text:p>0.157894736842105</text:p>
          </table:table-cell>
          <table:table-cell office:value-type="string" calcext:value-type="string">
            <text:p>documenta 1 (Q265378)</text:p>
          </table:table-cell>
          <table:table-cell office:value-type="float" office:value="0.0060560181680545" calcext:value-type="float">
            <text:p>0.006056018168055</text:p>
          </table:table-cell>
          <table:table-cell office:value-type="float" office:value="0.140350877192982" calcext:value-type="float">
            <text:p>0.14035087719298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fluencedby</text:p>
          </table:table-cell>
          <table:table-cell office:value-type="string" calcext:value-type="string">
            <text:p>Paul Cézanne (Q35548)</text:p>
          </table:table-cell>
          <table:table-cell office:value-type="float" office:value="0.00227100681302044" calcext:value-type="float">
            <text:p>0.00227100681302</text:p>
          </table:table-cell>
          <table:table-cell office:value-type="float" office:value="0.0566037735849057" calcext:value-type="float">
            <text:p>0.056603773584906</text:p>
          </table:table-cell>
          <table:table-cell office:value-type="string" calcext:value-type="string">
            <text:p>Henri de Toulouse-Lautrec (Q82445)</text:p>
          </table:table-cell>
          <table:table-cell office:value-type="float" office:value="0.00151400454201363" calcext:value-type="float">
            <text:p>0.001514004542014</text:p>
          </table:table-cell>
          <table:table-cell office:value-type="float" office:value="0.0377358490566038" calcext:value-type="float">
            <text:p>0.037735849056604</text:p>
          </table:table-cell>
          <table:table-cell office:value-type="string" calcext:value-type="string">
            <text:p>Pablo Picasso (Q5593)</text:p>
          </table:table-cell>
          <table:table-cell office:value-type="float" office:value="0.00151400454201363" calcext:value-type="float">
            <text:p>0.001514004542014</text:p>
          </table:table-cell>
          <table:table-cell office:value-type="float" office:value="0.0377358490566038" calcext:value-type="float">
            <text:p>0.03773584905660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vement</text:p>
          </table:table-cell>
          <table:table-cell office:value-type="string" calcext:value-type="string">
            <text:p>mannerism (Q131808)</text:p>
          </table:table-cell>
          <table:table-cell office:value-type="float" office:value="0.0204390613171839" calcext:value-type="float">
            <text:p>0.020439061317184</text:p>
          </table:table-cell>
          <table:table-cell office:value-type="float" office:value="0.127358490566038" calcext:value-type="float">
            <text:p>0.127358490566038</text:p>
          </table:table-cell>
          <table:table-cell office:value-type="string" calcext:value-type="string">
            <text:p>scuola veronese (Q3578530)</text:p>
          </table:table-cell>
          <table:table-cell office:value-type="float" office:value="0.012112036336109" calcext:value-type="float">
            <text:p>0.012112036336109</text:p>
          </table:table-cell>
          <table:table-cell office:value-type="float" office:value="0.0754716981132075" calcext:value-type="float">
            <text:p>0.075471698113208</text:p>
          </table:table-cell>
          <table:table-cell office:value-type="string" calcext:value-type="string">
            <text:p>baroque (Q37853)</text:p>
          </table:table-cell>
          <table:table-cell office:value-type="float" office:value="0.0113550340651022" calcext:value-type="float">
            <text:p>0.011355034065102</text:p>
          </table:table-cell>
          <table:table-cell office:value-type="float" office:value="0.0707547169811321" calcext:value-type="float">
            <text:p>0.07075471698113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re</text:p>
          </table:table-cell>
          <table:table-cell office:value-type="string" calcext:value-type="string">
            <text:p>portrait (Q134307)</text:p>
          </table:table-cell>
          <table:table-cell office:value-type="float" office:value="0.10219530658592" calcext:value-type="float">
            <text:p>0.10219530658592</text:p>
          </table:table-cell>
          <table:table-cell office:value-type="float" office:value="0.416666666666667" calcext:value-type="float">
            <text:p>0.416666666666667</text:p>
          </table:table-cell>
          <table:table-cell office:value-type="string" calcext:value-type="string">
            <text:p>landscape art (Q191163)</text:p>
          </table:table-cell>
          <table:table-cell office:value-type="float" office:value="0.0378501135503407" calcext:value-type="float">
            <text:p>0.037850113550341</text:p>
          </table:table-cell>
          <table:table-cell office:value-type="float" office:value="0.154320987654321" calcext:value-type="float">
            <text:p>0.154320987654321</text:p>
          </table:table-cell>
          <table:table-cell office:value-type="string" calcext:value-type="string">
            <text:p>genre painting (Q214127)</text:p>
          </table:table-cell>
          <table:table-cell office:value-type="float" office:value="0.0227100681302044" calcext:value-type="float">
            <text:p>0.022710068130204</text:p>
          </table:table-cell>
          <table:table-cell office:value-type="float" office:value="0.0925925925925926" calcext:value-type="float">
            <text:p>0.09259259259259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uster 1 (Eigenvalue: 0.25724971999999935) (Size: 3200):</text:p>
          </table:table-cell>
          <table:table-cell/>
          <table:table-cell table:style-name="ce9" office:value-type="string" calcext:value-type="string">
            <text:p>Prop total</text:p>
          </table:table-cell>
          <table:table-cell table:style-name="ce12" office:value-type="string" calcext:value-type="string">
            <text:p>Prop etiq</text:p>
          </table:table-cell>
          <table:table-cell table:style-name="ce4"/>
          <table:table-cell table:style-name="ce14" office:value-type="string" calcext:value-type="string">
            <text:p>Prop total</text:p>
          </table:table-cell>
          <table:table-cell table:style-name="ce17" office:value-type="string" calcext:value-type="string">
            <text:p>Prop etiq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laceofbirth</text:p>
          </table:table-cell>
          <table:table-cell office:value-type="string" calcext:value-type="string">
            <text:p>Paris (Q90)</text:p>
          </table:table-cell>
          <table:table-cell office:value-type="float" office:value="0.226875" calcext:value-type="float">
            <text:p>0.226875</text:p>
          </table:table-cell>
          <table:table-cell office:value-type="float" office:value="0.241758241758242" calcext:value-type="float">
            <text:p>0.241758241758242</text:p>
          </table:table-cell>
          <table:table-cell office:value-type="string" calcext:value-type="string">
            <text:p>Lyon (Q456)</text:p>
          </table:table-cell>
          <table:table-cell office:value-type="float" office:value="0.0278125" calcext:value-type="float">
            <text:p>0.0278125</text:p>
          </table:table-cell>
          <table:table-cell office:value-type="float" office:value="0.0296370296370296" calcext:value-type="float">
            <text:p>0.02963702963703</text:p>
          </table:table-cell>
          <table:table-cell office:value-type="string" calcext:value-type="string">
            <text:p>Marseille (Q23482)</text:p>
          </table:table-cell>
          <table:table-cell office:value-type="float" office:value="0.014375" calcext:value-type="float">
            <text:p>0.014375</text:p>
          </table:table-cell>
          <table:table-cell office:value-type="float" office:value="0.0153180153180153" calcext:value-type="float">
            <text:p>0.01531801531801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0.4971875" calcext:value-type="float">
            <text:p>0.4971875</text:p>
          </table:table-cell>
          <table:table-cell office:value-type="float" office:value="0.498746081504702" calcext:value-type="float">
            <text:p>0.498746081504702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0.2059375" calcext:value-type="float">
            <text:p>0.2059375</text:p>
          </table:table-cell>
          <table:table-cell office:value-type="float" office:value="0.206583072100313" calcext:value-type="float">
            <text:p>0.206583072100313</text:p>
          </table:table-cell>
          <table:table-cell office:value-type="float" office:value="17" calcext:value-type="float">
            <text:p>17</text:p>
          </table:table-cell>
          <table:table-cell office:value-type="float" office:value="0.1671875" calcext:value-type="float">
            <text:p>0.1671875</text:p>
          </table:table-cell>
          <table:table-cell office:value-type="float" office:value="0.167711598746081" calcext:value-type="float">
            <text:p>0.16771159874608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untryofcitizenship</text:p>
          </table:table-cell>
          <table:table-cell table:style-name="ce6" office:value-type="string" calcext:value-type="string">
            <text:p>France (Q142)</text:p>
          </table:table-cell>
          <table:table-cell office:value-type="float" office:value="0.8021875" calcext:value-type="float">
            <text:p>0.8021875</text:p>
          </table:table-cell>
          <table:table-cell office:value-type="float" office:value="0.816735602927139" calcext:value-type="float">
            <text:p>0.816735602927139</text:p>
          </table:table-cell>
          <table:table-cell office:value-type="string" calcext:value-type="string">
            <text:p>United Kingdom of Great Britain and Ireland (Q174193)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9083678014636" calcext:value-type="float">
            <text:p>0.015908367801464</text:p>
          </table:table-cell>
          <table:table-cell office:value-type="string" calcext:value-type="string">
            <text:p>Switzerland (Q39)</text:p>
          </table:table-cell>
          <table:table-cell office:value-type="float" office:value="0.0146875" calcext:value-type="float">
            <text:p>0.0146875</text:p>
          </table:table-cell>
          <table:table-cell office:value-type="float" office:value="0.0149538657333758" calcext:value-type="float">
            <text:p>0.01495386573337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klocation</text:p>
          </table:table-cell>
          <table:table-cell office:value-type="string" calcext:value-type="string">
            <text:p>Paris (Q90)</text:p>
          </table:table-cell>
          <table:table-cell office:value-type="float" office:value="0.1809375" calcext:value-type="float">
            <text:p>0.1809375</text:p>
          </table:table-cell>
          <table:table-cell office:value-type="float" office:value="0.430483271375465" calcext:value-type="float">
            <text:p>0.430483271375465</text:p>
          </table:table-cell>
          <table:table-cell office:value-type="string" calcext:value-type="string">
            <text:p>France (Q142)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639405204460967" calcext:value-type="float">
            <text:p>0.063940520446097</text:p>
          </table:table-cell>
          <table:table-cell office:value-type="string" calcext:value-type="string">
            <text:p>Rome (Q220)</text:p>
          </table:table-cell>
          <table:table-cell office:value-type="float" office:value="0.025625" calcext:value-type="float">
            <text:p>0.025625</text:p>
          </table:table-cell>
          <table:table-cell office:value-type="float" office:value="0.0609665427509294" calcext:value-type="float">
            <text:p>0.06096654275092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ducatedat</text:p>
          </table:table-cell>
          <table:table-cell table:style-name="ce6" office:value-type="string" calcext:value-type="string">
            <text:p>École nationale supérieure des Beaux-Arts (Q273593)</text:p>
          </table:table-cell>
          <table:table-cell office:value-type="float" office:value="0.1653125" calcext:value-type="float">
            <text:p>0.1653125</text:p>
          </table:table-cell>
          <table:table-cell office:value-type="float" office:value="0.447925486875529" calcext:value-type="float">
            <text:p>0.447925486875529</text:p>
          </table:table-cell>
          <table:table-cell office:value-type="string" calcext:value-type="string">
            <text:p>Académie Julian (Q337480)</text:p>
          </table:table-cell>
          <table:table-cell office:value-type="float" office:value="0.0340625" calcext:value-type="float">
            <text:p>0.0340625</text:p>
          </table:table-cell>
          <table:table-cell office:value-type="float" office:value="0.0922946655376799" calcext:value-type="float">
            <text:p>0.09229466553768</text:p>
          </table:table-cell>
          <table:table-cell office:value-type="string" calcext:value-type="string">
            <text:p>École nationale supérieure des arts décoratifs (Q1135990)</text:p>
          </table:table-cell>
          <table:table-cell office:value-type="float" office:value="0.011875" calcext:value-type="float">
            <text:p>0.011875</text:p>
          </table:table-cell>
          <table:table-cell office:value-type="float" office:value="0.0321761219305673" calcext:value-type="float">
            <text:p>0.0321761219305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</text:p>
          </table:table-cell>
          <table:table-cell office:value-type="string" calcext:value-type="string">
            <text:p>Jean-Jacques Henner (Q665818)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30840400925212" calcext:value-type="float">
            <text:p>0.003084040092521</text:p>
          </table:table-cell>
          <table:table-cell office:value-type="string" calcext:value-type="string">
            <text:p>Paul Émile Chabas (Q964791)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30840400925212" calcext:value-type="float">
            <text:p>0.003084040092521</text:p>
          </table:table-cell>
          <table:table-cell office:value-type="string" calcext:value-type="string">
            <text:p>Maurice Chabas (Q2367230)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030840400925212" calcext:value-type="float">
            <text:p>0.0030840400925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of</text:p>
          </table:table-cell>
          <table:table-cell office:value-type="string" calcext:value-type="string">
            <text:p>Jean-Léon Gérôme (Q212499)</text:p>
          </table:table-cell>
          <table:table-cell office:value-type="float" office:value="0.0140625" calcext:value-type="float">
            <text:p>0.014062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Alexandre Cabanel (Q310437)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355555555555556" calcext:value-type="float">
            <text:p>0.035555555555556</text:p>
          </table:table-cell>
          <table:table-cell office:value-type="string" calcext:value-type="string">
            <text:p>William-Adolphe Bouguereau (Q483992)</text:p>
          </table:table-cell>
          <table:table-cell office:value-type="float" office:value="0.008125" calcext:value-type="float">
            <text:p>0.008125</text:p>
          </table:table-cell>
          <table:table-cell office:value-type="float" office:value="0.0231111111111111" calcext:value-type="float">
            <text:p>0.02311111111111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onsor</text:p>
          </table:table-cell>
          <table:table-cell office:value-type="string" calcext:value-type="string">
            <text:p>Louis Philippe I (Q7771)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470588235294118" calcext:value-type="float">
            <text:p>0.047058823529412</text:p>
          </table:table-cell>
          <table:table-cell office:value-type="string" calcext:value-type="string">
            <text:p>Philip the Good (Q239337)</text:p>
          </table:table-cell>
          <table:table-cell office:value-type="float" office:value="0.0009375" calcext:value-type="float">
            <text:p>0.0009375</text:p>
          </table:table-cell>
          <table:table-cell office:value-type="float" office:value="0.0352941176470588" calcext:value-type="float">
            <text:p>0.035294117647059</text:p>
          </table:table-cell>
          <table:table-cell office:value-type="string" calcext:value-type="string">
            <text:p>Charles the Bold (Q151120)</text:p>
          </table:table-cell>
          <table:table-cell office:value-type="float" office:value="0.0009375" calcext:value-type="float">
            <text:p>0.0009375</text:p>
          </table:table-cell>
          <table:table-cell office:value-type="float" office:value="0.0352941176470588" calcext:value-type="float">
            <text:p>0.03529411764705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rticipantof</text:p>
          </table:table-cell>
          <table:table-cell office:value-type="string" calcext:value-type="string">
            <text:p>documenta III (Q265533)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222222222222222" calcext:value-type="float">
            <text:p>0.222222222222222</text:p>
          </table:table-cell>
          <table:table-cell office:value-type="string" calcext:value-type="string">
            <text:p>Documenta II (Q265448)</text:p>
          </table:table-cell>
          <table:table-cell office:value-type="float" office:value="0.0090625" calcext:value-type="float">
            <text:p>0.0090625</text:p>
          </table:table-cell>
          <table:table-cell office:value-type="float" office:value="0.179012345679012" calcext:value-type="float">
            <text:p>0.179012345679012</text:p>
          </table:table-cell>
          <table:table-cell office:value-type="string" calcext:value-type="string">
            <text:p>documenta 1 (Q265378)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123456790123457" calcext:value-type="float">
            <text:p>0.12345679012345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fluencedby</text:p>
          </table:table-cell>
          <table:table-cell office:value-type="string" calcext:value-type="string">
            <text:p>Paul Cézanne (Q35548)</text:p>
          </table:table-cell>
          <table:table-cell office:value-type="float" office:value="0.0015625" calcext:value-type="float">
            <text:p>0.0015625</text:p>
          </table:table-cell>
          <table:table-cell office:value-type="float" office:value="0.0510204081632653" calcext:value-type="float">
            <text:p>0.051020408163265</text:p>
          </table:table-cell>
          <table:table-cell office:value-type="string" calcext:value-type="string">
            <text:p>Master of Boucicaut (Q894982)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408163265306122" calcext:value-type="float">
            <text:p>0.040816326530612</text:p>
          </table:table-cell>
          <table:table-cell office:value-type="string" calcext:value-type="string">
            <text:p>Gustave Courbet (Q34618)</text:p>
          </table:table-cell>
          <table:table-cell office:value-type="float" office:value="0.0009375" calcext:value-type="float">
            <text:p>0.0009375</text:p>
          </table:table-cell>
          <table:table-cell office:value-type="float" office:value="0.0306122448979592" calcext:value-type="float">
            <text:p>0.03061224489795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vement</text:p>
          </table:table-cell>
          <table:table-cell office:value-type="string" calcext:value-type="string">
            <text:p>academic art (Q189458)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100813008130081" calcext:value-type="float">
            <text:p>0.100813008130081</text:p>
          </table:table-cell>
          <table:table-cell office:value-type="string" calcext:value-type="string">
            <text:p>Impressionism (Q40415)</text:p>
          </table:table-cell>
          <table:table-cell office:value-type="float" office:value="0.013125" calcext:value-type="float">
            <text:p>0.013125</text:p>
          </table:table-cell>
          <table:table-cell office:value-type="float" office:value="0.0682926829268293" calcext:value-type="float">
            <text:p>0.068292682926829</text:p>
          </table:table-cell>
          <table:table-cell office:value-type="string" calcext:value-type="string">
            <text:p>neoclassicism (Q14378)</text:p>
          </table:table-cell>
          <table:table-cell office:value-type="float" office:value="0.01" calcext:value-type="float">
            <text:p>0.01</text:p>
          </table:table-cell>
          <table:table-cell office:value-type="float" office:value="0.0520325203252033" calcext:value-type="float">
            <text:p>0.05203252032520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re</text:p>
          </table:table-cell>
          <table:table-cell office:value-type="string" calcext:value-type="string">
            <text:p>portrait (Q134307)</text:p>
          </table:table-cell>
          <table:table-cell office:value-type="float" office:value="0.1434375" calcext:value-type="float">
            <text:p>0.1434375</text:p>
          </table:table-cell>
          <table:table-cell office:value-type="float" office:value="0.496216216216216" calcext:value-type="float">
            <text:p>0.496216216216216</text:p>
          </table:table-cell>
          <table:table-cell office:value-type="string" calcext:value-type="string">
            <text:p>history painting (Q742333)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162162162162162" calcext:value-type="float">
            <text:p>0.162162162162162</text:p>
          </table:table-cell>
          <table:table-cell office:value-type="string" calcext:value-type="string">
            <text:p>landscape art (Q191163)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951351351351351" calcext:value-type="float">
            <text:p>0.09513513513513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uster 11 (Eigenvalue: 0.01851076345755696) (Size: 1932)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ceofbirth</text:p>
          </table:table-cell>
          <table:table-cell office:value-type="string" calcext:value-type="string">
            <text:p>Amsterdam (Q727)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147357180993059" calcext:value-type="float">
            <text:p>0.147357180993059</text:p>
          </table:table-cell>
          <table:table-cell office:value-type="string" calcext:value-type="string">
            <text:p>Antwerp (Q12892)</text:p>
          </table:table-cell>
          <table:table-cell office:value-type="float" office:value="0.109213250517598" calcext:value-type="float">
            <text:p>0.109213250517598</text:p>
          </table:table-cell>
          <table:table-cell office:value-type="float" office:value="0.112653497063534" calcext:value-type="float">
            <text:p>0.112653497063534</text:p>
          </table:table-cell>
          <table:table-cell office:value-type="string" calcext:value-type="string">
            <text:p>The Hague (Q36600)</text:p>
          </table:table-cell>
          <table:table-cell office:value-type="float" office:value="0.067287784679089" calcext:value-type="float">
            <text:p>0.067287784679089</text:p>
          </table:table-cell>
          <table:table-cell office:value-type="float" office:value="0.0694073678590496" calcext:value-type="float">
            <text:p>0.0694073678590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0.362836438923395" calcext:value-type="float">
            <text:p>0.362836438923395</text:p>
          </table:table-cell>
          <table:table-cell office:value-type="float" office:value="0.364155844155844" calcext:value-type="float">
            <text:p>0.364155844155844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0.213250517598344" calcext:value-type="float">
            <text:p>0.213250517598344</text:p>
          </table:table-cell>
          <table:table-cell office:value-type="float" office:value="0.214025974025974" calcext:value-type="float">
            <text:p>0.214025974025974</text:p>
          </table:table-cell>
          <table:table-cell office:value-type="float" office:value="16" calcext:value-type="float">
            <text:p>16</text:p>
          </table:table-cell>
          <table:table-cell office:value-type="float" office:value="0.197204968944099" calcext:value-type="float">
            <text:p>0.197204968944099</text:p>
          </table:table-cell>
          <table:table-cell office:value-type="float" office:value="0.197922077922078" calcext:value-type="float">
            <text:p>0.19792207792207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untryofcitizenship</text:p>
          </table:table-cell>
          <table:table-cell table:style-name="ce6" office:value-type="string" calcext:value-type="string">
            <text:p>Kingdom of the Netherlands (Q29999)</text:p>
          </table:table-cell>
          <table:table-cell office:value-type="float" office:value="0.355590062111801" calcext:value-type="float">
            <text:p>0.355590062111801</text:p>
          </table:table-cell>
          <table:table-cell office:value-type="float" office:value="0.347672064777328" calcext:value-type="float">
            <text:p>0.347672064777328</text:p>
          </table:table-cell>
          <table:table-cell table:style-name="ce6" office:value-type="string" calcext:value-type="string">
            <text:p>Netherlands (Q55)</text:p>
          </table:table-cell>
          <table:table-cell office:value-type="float" office:value="0.276915113871636" calcext:value-type="float">
            <text:p>0.276915113871636</text:p>
          </table:table-cell>
          <table:table-cell office:value-type="float" office:value="0.270748987854251" calcext:value-type="float">
            <text:p>0.270748987854251</text:p>
          </table:table-cell>
          <table:table-cell office:value-type="string" calcext:value-type="string">
            <text:p>Belgium (Q31)</text:p>
          </table:table-cell>
          <table:table-cell office:value-type="float" office:value="0.199275362318841" calcext:value-type="float">
            <text:p>0.199275362318841</text:p>
          </table:table-cell>
          <table:table-cell office:value-type="float" office:value="0.194838056680162" calcext:value-type="float">
            <text:p>0.19483805668016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klocation</text:p>
          </table:table-cell>
          <table:table-cell office:value-type="string" calcext:value-type="string">
            <text:p>Amsterdam (Q727)</text:p>
          </table:table-cell>
          <table:table-cell office:value-type="float" office:value="0.190993788819876" calcext:value-type="float">
            <text:p>0.190993788819876</text:p>
          </table:table-cell>
          <table:table-cell office:value-type="float" office:value="0.136162361623616" calcext:value-type="float">
            <text:p>0.136162361623616</text:p>
          </table:table-cell>
          <table:table-cell office:value-type="string" calcext:value-type="string">
            <text:p>Antwerp (Q12892)</text:p>
          </table:table-cell>
          <table:table-cell office:value-type="float" office:value="0.134575569358178" calcext:value-type="float">
            <text:p>0.134575569358178</text:p>
          </table:table-cell>
          <table:table-cell office:value-type="float" office:value="0.0959409594095941" calcext:value-type="float">
            <text:p>0.095940959409594</text:p>
          </table:table-cell>
          <table:table-cell office:value-type="string" calcext:value-type="string">
            <text:p>The Hague (Q36600)</text:p>
          </table:table-cell>
          <table:table-cell office:value-type="float" office:value="0.100414078674948" calcext:value-type="float">
            <text:p>0.100414078674948</text:p>
          </table:table-cell>
          <table:table-cell office:value-type="float" office:value="0.0715867158671587" calcext:value-type="float">
            <text:p>0.07158671586715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ducatedat</text:p>
          </table:table-cell>
          <table:table-cell office:value-type="string" calcext:value-type="string">
            <text:p>Royal Academy of Fine Arts (Q2746779)</text:p>
          </table:table-cell>
          <table:table-cell office:value-type="float" office:value="0.0238095238095238" calcext:value-type="float">
            <text:p>0.023809523809524</text:p>
          </table:table-cell>
          <table:table-cell office:value-type="float" office:value="0.194092827004219" calcext:value-type="float">
            <text:p>0.194092827004219</text:p>
          </table:table-cell>
          <table:table-cell office:value-type="string" calcext:value-type="string">
            <text:p>Royal Academy of Art (Q511291)</text:p>
          </table:table-cell>
          <table:table-cell office:value-type="float" office:value="0.0139751552795031" calcext:value-type="float">
            <text:p>0.013975155279503</text:p>
          </table:table-cell>
          <table:table-cell office:value-type="float" office:value="0.113924050632911" calcext:value-type="float">
            <text:p>0.113924050632911</text:p>
          </table:table-cell>
          <table:table-cell office:value-type="string" calcext:value-type="string">
            <text:p>Académie Royale des Beaux-Arts (Q2822455)</text:p>
          </table:table-cell>
          <table:table-cell office:value-type="float" office:value="0.0134575569358178" calcext:value-type="float">
            <text:p>0.013457556935818</text:p>
          </table:table-cell>
          <table:table-cell office:value-type="float" office:value="0.109704641350211" calcext:value-type="float">
            <text:p>0.10970464135021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</text:p>
          </table:table-cell>
          <table:table-cell office:value-type="string" calcext:value-type="string">
            <text:p>Marie van Regteren Altena (Q2512446)</text:p>
          </table:table-cell>
          <table:table-cell office:value-type="float" office:value="0.0025879917184265" calcext:value-type="float">
            <text:p>0.002587991718427</text:p>
          </table:table-cell>
          <table:table-cell office:value-type="float" office:value="0.0103305785123967" calcext:value-type="float">
            <text:p>0.010330578512397</text:p>
          </table:table-cell>
          <table:table-cell office:value-type="string" calcext:value-type="string">
            <text:p>Coba Ritsema (Q2200295)</text:p>
          </table:table-cell>
          <table:table-cell office:value-type="float" office:value="0.0020703933747412" calcext:value-type="float">
            <text:p>0.002070393374741</text:p>
          </table:table-cell>
          <table:table-cell office:value-type="float" office:value="0.00826446280991736" calcext:value-type="float">
            <text:p>0.008264462809917</text:p>
          </table:table-cell>
          <table:table-cell office:value-type="string" calcext:value-type="string">
            <text:p>Barbara Elisabeth van Houten (Q19366834)</text:p>
          </table:table-cell>
          <table:table-cell office:value-type="float" office:value="0.0020703933747412" calcext:value-type="float">
            <text:p>0.002070393374741</text:p>
          </table:table-cell>
          <table:table-cell office:value-type="float" office:value="0.00826446280991736" calcext:value-type="float">
            <text:p>0.00826446280991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of</text:p>
          </table:table-cell>
          <table:table-cell office:value-type="string" calcext:value-type="string">
            <text:p>August Allebé (Q931340)</text:p>
          </table:table-cell>
          <table:table-cell office:value-type="float" office:value="0.0289855072463768" calcext:value-type="float">
            <text:p>0.028985507246377</text:p>
          </table:table-cell>
          <table:table-cell office:value-type="float" office:value="0.154269972451791" calcext:value-type="float">
            <text:p>0.154269972451791</text:p>
          </table:table-cell>
          <table:table-cell office:value-type="string" calcext:value-type="string">
            <text:p>Nicolaas van der Waay (Q1986221)</text:p>
          </table:table-cell>
          <table:table-cell office:value-type="float" office:value="0.0093167701863354" calcext:value-type="float">
            <text:p>0.009316770186335</text:p>
          </table:table-cell>
          <table:table-cell office:value-type="float" office:value="0.0495867768595041" calcext:value-type="float">
            <text:p>0.049586776859504</text:p>
          </table:table-cell>
          <table:table-cell office:value-type="string" calcext:value-type="string">
            <text:p>Rembrandt (Q5598)</text:p>
          </table:table-cell>
          <table:table-cell office:value-type="float" office:value="0.0077639751552795" calcext:value-type="float">
            <text:p>0.00776397515528</text:p>
          </table:table-cell>
          <table:table-cell office:value-type="float" office:value="0.0413223140495868" calcext:value-type="float">
            <text:p>0.04132231404958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onsor</text:p>
          </table:table-cell>
          <table:table-cell office:value-type="string" calcext:value-type="string">
            <text:p>Cosimo II de' Medici, Grand Duke of Tuscany (Q312297)</text:p>
          </table:table-cell>
          <table:table-cell office:value-type="float" office:value="0.0015527950310559" calcext:value-type="float">
            <text:p>0.001552795031056</text:p>
          </table:table-cell>
          <table:table-cell office:value-type="float" office:value="0.0857142857142857" calcext:value-type="float">
            <text:p>0.085714285714286</text:p>
          </table:table-cell>
          <table:table-cell office:value-type="string" calcext:value-type="string">
            <text:p>Philip the Good (Q239337)</text:p>
          </table:table-cell>
          <table:table-cell office:value-type="float" office:value="0.0010351966873706" calcext:value-type="float">
            <text:p>0.001035196687371</text:p>
          </table:table-cell>
          <table:table-cell office:value-type="float" office:value="0.0571428571428571" calcext:value-type="float">
            <text:p>0.057142857142857</text:p>
          </table:table-cell>
          <table:table-cell office:value-type="string" calcext:value-type="string">
            <text:p>John III, Duke of Bavaria (Q77252)</text:p>
          </table:table-cell>
          <table:table-cell office:value-type="float" office:value="0.0005175983436853" calcext:value-type="float">
            <text:p>0.000517598343685</text:p>
          </table:table-cell>
          <table:table-cell office:value-type="float" office:value="0.0285714285714286" calcext:value-type="float">
            <text:p>0.02857142857142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rticipantof</text:p>
          </table:table-cell>
          <table:table-cell office:value-type="string" calcext:value-type="string">
            <text:p>documenta III (Q265533)</text:p>
          </table:table-cell>
          <table:table-cell office:value-type="float" office:value="0.0098343685300207" calcext:value-type="float">
            <text:p>0.009834368530021</text:p>
          </table:table-cell>
          <table:table-cell office:value-type="float" office:value="0.180952380952381" calcext:value-type="float">
            <text:p>0.180952380952381</text:p>
          </table:table-cell>
          <table:table-cell office:value-type="string" calcext:value-type="string">
            <text:p>Documenta II (Q265448)</text:p>
          </table:table-cell>
          <table:table-cell office:value-type="float" office:value="0.0067287784679089" calcext:value-type="float">
            <text:p>0.006728778467909</text:p>
          </table:table-cell>
          <table:table-cell office:value-type="float" office:value="0.123809523809524" calcext:value-type="float">
            <text:p>0.123809523809524</text:p>
          </table:table-cell>
          <table:table-cell office:value-type="string" calcext:value-type="string">
            <text:p>4. documenta (Q231289)</text:p>
          </table:table-cell>
          <table:table-cell office:value-type="float" office:value="0.0056935817805383" calcext:value-type="float">
            <text:p>0.005693581780538</text:p>
          </table:table-cell>
          <table:table-cell office:value-type="float" office:value="0.104761904761905" calcext:value-type="float">
            <text:p>0.1047619047619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fluencedby</text:p>
          </table:table-cell>
          <table:table-cell office:value-type="string" calcext:value-type="string">
            <text:p>Peter Paul Rubens (Q5599)</text:p>
          </table:table-cell>
          <table:table-cell office:value-type="float" office:value="0.0020703933747412" calcext:value-type="float">
            <text:p>0.002070393374741</text:p>
          </table:table-cell>
          <table:table-cell office:value-type="float" office:value="0.0930232558139535" calcext:value-type="float">
            <text:p>0.093023255813954</text:p>
          </table:table-cell>
          <table:table-cell office:value-type="string" calcext:value-type="string">
            <text:p>Lieven van Lathem (Q2443658)</text:p>
          </table:table-cell>
          <table:table-cell office:value-type="float" office:value="0.0010351966873706" calcext:value-type="float">
            <text:p>0.001035196687371</text:p>
          </table:table-cell>
          <table:table-cell office:value-type="float" office:value="0.0465116279069767" calcext:value-type="float">
            <text:p>0.046511627906977</text:p>
          </table:table-cell>
          <table:table-cell office:value-type="string" calcext:value-type="string">
            <text:p>COBRA (Q212611)</text:p>
          </table:table-cell>
          <table:table-cell office:value-type="float" office:value="0.0010351966873706" calcext:value-type="float">
            <text:p>0.001035196687371</text:p>
          </table:table-cell>
          <table:table-cell office:value-type="float" office:value="0.0465116279069767" calcext:value-type="float">
            <text:p>0.04651162790697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vement</text:p>
          </table:table-cell>
          <table:table-cell office:value-type="string" calcext:value-type="string">
            <text:p>baroque (Q37853)</text:p>
          </table:table-cell>
          <table:table-cell office:value-type="float" office:value="0.0320910973084886" calcext:value-type="float">
            <text:p>0.032091097308489</text:p>
          </table:table-cell>
          <table:table-cell office:value-type="float" office:value="0.162303664921466" calcext:value-type="float">
            <text:p>0.162303664921466</text:p>
          </table:table-cell>
          <table:table-cell office:value-type="string" calcext:value-type="string">
            <text:p>abstract art (Q128115)</text:p>
          </table:table-cell>
          <table:table-cell office:value-type="float" office:value="0.0300207039337474" calcext:value-type="float">
            <text:p>0.030020703933747</text:p>
          </table:table-cell>
          <table:table-cell office:value-type="float" office:value="0.151832460732984" calcext:value-type="float">
            <text:p>0.151832460732984</text:p>
          </table:table-cell>
          <table:table-cell office:value-type="string" calcext:value-type="string">
            <text:p>Hague School (Q1232633)</text:p>
          </table:table-cell>
          <table:table-cell office:value-type="float" office:value="0.0222567287784679" calcext:value-type="float">
            <text:p>0.022256728778468</text:p>
          </table:table-cell>
          <table:table-cell office:value-type="float" office:value="0.112565445026178" calcext:value-type="float">
            <text:p>0.11256544502617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re</text:p>
          </table:table-cell>
          <table:table-cell office:value-type="string" calcext:value-type="string">
            <text:p>portrait (Q134307)</text:p>
          </table:table-cell>
          <table:table-cell office:value-type="float" office:value="0.0885093167701863" calcext:value-type="float">
            <text:p>0.088509316770186</text:p>
          </table:table-cell>
          <table:table-cell office:value-type="float" office:value="0.266770670826833" calcext:value-type="float">
            <text:p>0.266770670826833</text:p>
          </table:table-cell>
          <table:table-cell office:value-type="string" calcext:value-type="string">
            <text:p>landscape art (Q191163)</text:p>
          </table:table-cell>
          <table:table-cell office:value-type="float" office:value="0.0527950310559006" calcext:value-type="float">
            <text:p>0.052795031055901</text:p>
          </table:table-cell>
          <table:table-cell office:value-type="float" office:value="0.159126365054602" calcext:value-type="float">
            <text:p>0.159126365054602</text:p>
          </table:table-cell>
          <table:table-cell office:value-type="string" calcext:value-type="string">
            <text:p>still life (Q170571)</text:p>
          </table:table-cell>
          <table:table-cell office:value-type="float" office:value="0.0450310559006211" calcext:value-type="float">
            <text:p>0.045031055900621</text:p>
          </table:table-cell>
          <table:table-cell office:value-type="float" office:value="0.135725429017161" calcext:value-type="float">
            <text:p>0.1357254290171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uster 2 (Eigenvalue: 0.002401379310344834) (Size: 261)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laceofbirth</text:p>
          </table:table-cell>
          <table:table-cell table:style-name="ce6" office:value-type="string" calcext:value-type="string">
            <text:p>Buenos Aires (Q1486)</text:p>
          </table:table-cell>
          <table:table-cell office:value-type="float" office:value="0.363984674329502" calcext:value-type="float">
            <text:p>0.363984674329502</text:p>
          </table:table-cell>
          <table:table-cell office:value-type="float" office:value="0.369649805447471" calcext:value-type="float">
            <text:p>0.369649805447471</text:p>
          </table:table-cell>
          <table:table-cell table:style-name="ce6" office:value-type="string" calcext:value-type="string">
            <text:p>Lisbon (Q597)</text:p>
          </table:table-cell>
          <table:table-cell office:value-type="float" office:value="0.195402298850575" calcext:value-type="float">
            <text:p>0.195402298850575</text:p>
          </table:table-cell>
          <table:table-cell office:value-type="float" office:value="0.198443579766537" calcext:value-type="float">
            <text:p>0.198443579766537</text:p>
          </table:table-cell>
          <table:table-cell office:value-type="string" calcext:value-type="string">
            <text:p>Naples (Q2634)</text:p>
          </table:table-cell>
          <table:table-cell office:value-type="float" office:value="0.0842911877394636" calcext:value-type="float">
            <text:p>0.084291187739464</text:p>
          </table:table-cell>
          <table:table-cell office:value-type="float" office:value="0.0856031128404669" calcext:value-type="float">
            <text:p>0.08560311284046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0.601532567049808" calcext:value-type="float">
            <text:p>0.601532567049808</text:p>
          </table:table-cell>
          <table:table-cell office:value-type="float" office:value="0.606177606177606" calcext:value-type="float">
            <text:p>0.606177606177606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0.302681992337165" calcext:value-type="float">
            <text:p>0.302681992337165</text:p>
          </table:table-cell>
          <table:table-cell office:value-type="float" office:value="0.305019305019305" calcext:value-type="float">
            <text:p>0.305019305019305</text:p>
          </table:table-cell>
          <table:table-cell office:value-type="float" office:value="17" calcext:value-type="float">
            <text:p>17</text:p>
          </table:table-cell>
          <table:table-cell office:value-type="float" office:value="0.0498084291187739" calcext:value-type="float">
            <text:p>0.049808429118774</text:p>
          </table:table-cell>
          <table:table-cell office:value-type="float" office:value="0.0501930501930502" calcext:value-type="float">
            <text:p>0.0501930501930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untryofcitizenship</text:p>
          </table:table-cell>
          <table:table-cell table:style-name="ce6" office:value-type="string" calcext:value-type="string">
            <text:p>Argentina (Q414)</text:p>
          </table:table-cell>
          <table:table-cell office:value-type="float" office:value="0.486590038314176" calcext:value-type="float">
            <text:p>0.486590038314176</text:p>
          </table:table-cell>
          <table:table-cell office:value-type="float" office:value="0.461818181818182" calcext:value-type="float">
            <text:p>0.461818181818182</text:p>
          </table:table-cell>
          <table:table-cell office:value-type="string" calcext:value-type="string">
            <text:p>Portugal (Q45)</text:p>
          </table:table-cell>
          <table:table-cell office:value-type="float" office:value="0.363984674329502" calcext:value-type="float">
            <text:p>0.363984674329502</text:p>
          </table:table-cell>
          <table:table-cell office:value-type="float" office:value="0.345454545454545" calcext:value-type="float">
            <text:p>0.345454545454545</text:p>
          </table:table-cell>
          <table:table-cell office:value-type="string" calcext:value-type="string">
            <text:p>Italy (Q38)</text:p>
          </table:table-cell>
          <table:table-cell office:value-type="float" office:value="0.137931034482759" calcext:value-type="float">
            <text:p>0.137931034482759</text:p>
          </table:table-cell>
          <table:table-cell office:value-type="float" office:value="0.130909090909091" calcext:value-type="float">
            <text:p>0.13090909090909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klocation</text:p>
          </table:table-cell>
          <table:table-cell office:value-type="string" calcext:value-type="string">
            <text:p>Portugal (Q45)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290322580645161" calcext:value-type="float">
            <text:p>0.290322580645161</text:p>
          </table:table-cell>
          <table:table-cell office:value-type="string" calcext:value-type="string">
            <text:p>Lisbon (Q597)</text:p>
          </table:table-cell>
          <table:table-cell office:value-type="float" office:value="0.0191570881226054" calcext:value-type="float">
            <text:p>0.019157088122605</text:p>
          </table:table-cell>
          <table:table-cell office:value-type="float" office:value="0.161290322580645" calcext:value-type="float">
            <text:p>0.161290322580645</text:p>
          </table:table-cell>
          <table:table-cell office:value-type="string" calcext:value-type="string">
            <text:p>Paris (Q90)</text:p>
          </table:table-cell>
          <table:table-cell office:value-type="float" office:value="0.0114942528735632" calcext:value-type="float">
            <text:p>0.011494252873563</text:p>
          </table:table-cell>
          <table:table-cell office:value-type="float" office:value="0.0967741935483871" calcext:value-type="float">
            <text:p>0.09677419354838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ducatedat</text:p>
          </table:table-cell>
          <table:table-cell office:value-type="string" calcext:value-type="string">
            <text:p>University of Porto (Q1422903)</text:p>
          </table:table-cell>
          <table:table-cell office:value-type="float" office:value="0.0727969348659004" calcext:value-type="float">
            <text:p>0.0727969348659</text:p>
          </table:table-cell>
          <table:table-cell office:value-type="float" office:value="0.311475409836066" calcext:value-type="float">
            <text:p>0.311475409836066</text:p>
          </table:table-cell>
          <table:table-cell office:value-type="string" calcext:value-type="string">
            <text:p>University of Buenos Aires (Q194223)</text:p>
          </table:table-cell>
          <table:table-cell office:value-type="float" office:value="0.0306513409961686" calcext:value-type="float">
            <text:p>0.030651340996169</text:p>
          </table:table-cell>
          <table:table-cell office:value-type="float" office:value="0.131147540983607" calcext:value-type="float">
            <text:p>0.131147540983607</text:p>
          </table:table-cell>
          <table:table-cell office:value-type="string" calcext:value-type="string">
            <text:p>Colegio Nacional de Buenos Aires (Q5142861)</text:p>
          </table:table-cell>
          <table:table-cell office:value-type="float" office:value="0.0229885057471264" calcext:value-type="float">
            <text:p>0.022988505747127</text:p>
          </table:table-cell>
          <table:table-cell office:value-type="float" office:value="0.0983606557377049" calcext:value-type="float">
            <text:p>0.0983606557377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</text:p>
          </table:table-cell>
          <table:table-cell office:value-type="string" calcext:value-type="string">
            <text:p>Giuseppe Becchetti (Q48097246)</text:p>
          </table:table-cell>
          <table:table-cell office:value-type="float" office:value="0.00383141762452107" calcext:value-type="float">
            <text:p>0.00383141762452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José Antonio Muñoz (Q1051290)</text:p>
          </table:table-cell>
          <table:table-cell office:value-type="float" office:value="0.00383141762452107" calcext:value-type="float">
            <text:p>0.00383141762452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Horacio Saavedra (Q1055074)</text:p>
          </table:table-cell>
          <table:table-cell office:value-type="float" office:value="0.00383141762452107" calcext:value-type="float">
            <text:p>0.00383141762452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of</text:p>
          </table:table-cell>
          <table:table-cell office:value-type="string" calcext:value-type="string">
            <text:p>Nicola Salvi (Q1986231)</text:p>
          </table:table-cell>
          <table:table-cell office:value-type="float" office:value="0.00383141762452107" calcext:value-type="float">
            <text:p>0.00383141762452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André Lhote (Q463065)</text:p>
          </table:table-cell>
          <table:table-cell office:value-type="float" office:value="0.00383141762452107" calcext:value-type="float">
            <text:p>0.00383141762452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Q59243484 (Q59243484)</text:p>
          </table:table-cell>
          <table:table-cell office:value-type="float" office:value="0.00383141762452107" calcext:value-type="float">
            <text:p>0.00383141762452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ons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icipantof</text:p>
          </table:table-cell>
          <table:table-cell office:value-type="string" calcext:value-type="string">
            <text:p>Pinta Art Show (Q7196500)</text:p>
          </table:table-cell>
          <table:table-cell office:value-type="float" office:value="0.00766283524904215" calcext:value-type="float">
            <text:p>0.00766283524904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ocumenta 7 (Q769536)</text:p>
          </table:table-cell>
          <table:table-cell office:value-type="float" office:value="0.00766283524904215" calcext:value-type="float">
            <text:p>0.00766283524904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ocumenta IX (Q1234006)</text:p>
          </table:table-cell>
          <table:table-cell office:value-type="float" office:value="0.00383141762452107" calcext:value-type="float">
            <text:p>0.003831417624521</text:p>
          </table:table-cell>
          <table:table-cell office:value-type="float" office:value="0.125" calcext:value-type="float">
            <text:p>0.1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fluencedby</text:p>
          </table:table-cell>
          <table:table-cell office:value-type="string" calcext:value-type="string">
            <text:p>Pierre Francastel (Q2446531)</text:p>
          </table:table-cell>
          <table:table-cell office:value-type="float" office:value="0.00383141762452107" calcext:value-type="float">
            <text:p>0.00383141762452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ovement</text:p>
          </table:table-cell>
          <table:table-cell table:style-name="ce6" office:value-type="string" calcext:value-type="string">
            <text:p>Expressionism (Q80113)</text:p>
          </table:table-cell>
          <table:table-cell office:value-type="float" office:value="0.0114942528735632" calcext:value-type="float">
            <text:p>0.011494252873563</text:p>
          </table:table-cell>
          <table:table-cell office:value-type="float" office:value="0.142857142857143" calcext:value-type="float">
            <text:p>0.142857142857143</text:p>
          </table:table-cell>
          <table:table-cell table:style-name="ce6" office:value-type="string" calcext:value-type="string">
            <text:p>futurism (Q131221)</text:p>
          </table:table-cell>
          <table:table-cell office:value-type="float" office:value="0.00766283524904215" calcext:value-type="float">
            <text:p>0.007662835249042</text:p>
          </table:table-cell>
          <table:table-cell office:value-type="float" office:value="0.0952380952380952" calcext:value-type="float">
            <text:p>0.095238095238095</text:p>
          </table:table-cell>
          <table:table-cell table:style-name="ce6" office:value-type="string" calcext:value-type="string">
            <text:p>modernism (Q878985)</text:p>
          </table:table-cell>
          <table:table-cell office:value-type="float" office:value="0.00766283524904215" calcext:value-type="float">
            <text:p>0.007662835249042</text:p>
          </table:table-cell>
          <table:table-cell office:value-type="float" office:value="0.0952380952380952" calcext:value-type="float">
            <text:p>0.09523809523809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re</text:p>
          </table:table-cell>
          <table:table-cell office:value-type="string" calcext:value-type="string">
            <text:p>portrait (Q134307)</text:p>
          </table:table-cell>
          <table:table-cell office:value-type="float" office:value="0.0613026819923372" calcext:value-type="float">
            <text:p>0.061302681992337</text:p>
          </table:table-cell>
          <table:table-cell office:value-type="float" office:value="0.615384615384615" calcext:value-type="float">
            <text:p>0.615384615384615</text:p>
          </table:table-cell>
          <table:table-cell office:value-type="string" calcext:value-type="string">
            <text:p>poetry (Q482)</text:p>
          </table:table-cell>
          <table:table-cell office:value-type="float" office:value="0.0114942528735632" calcext:value-type="float">
            <text:p>0.011494252873563</text:p>
          </table:table-cell>
          <table:table-cell office:value-type="float" office:value="0.115384615384615" calcext:value-type="float">
            <text:p>0.115384615384615</text:p>
          </table:table-cell>
          <table:table-cell office:value-type="string" calcext:value-type="string">
            <text:p>history painting (Q742333)</text:p>
          </table:table-cell>
          <table:table-cell office:value-type="float" office:value="0.00383141762452107" calcext:value-type="float">
            <text:p>0.003831417624521</text:p>
          </table:table-cell>
          <table:table-cell office:value-type="float" office:value="0.0384615384615385" calcext:value-type="float">
            <text:p>0.03846153846153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uster 19 (Eigenvalue: 0.019373429783950607) (Size: 1296)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ceofbirth</text:p>
          </table:table-cell>
          <table:table-cell office:value-type="string" calcext:value-type="string">
            <text:p>London (Q84)</text:p>
          </table:table-cell>
          <table:table-cell office:value-type="float" office:value="0.22608024691358" calcext:value-type="float">
            <text:p>0.2260802469135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Edinburgh (Q23436)</text:p>
          </table:table-cell>
          <table:table-cell office:value-type="float" office:value="0.0324074074074074" calcext:value-type="float">
            <text:p>0.032407407407408</text:p>
          </table:table-cell>
          <table:table-cell office:value-type="float" office:value="0.0358361774744027" calcext:value-type="float">
            <text:p>0.035836177474403</text:p>
          </table:table-cell>
          <table:table-cell office:value-type="string" calcext:value-type="string">
            <text:p>Dublin (Q1761)</text:p>
          </table:table-cell>
          <table:table-cell office:value-type="float" office:value="0.0285493827160494" calcext:value-type="float">
            <text:p>0.028549382716049</text:p>
          </table:table-cell>
          <table:table-cell office:value-type="float" office:value="0.0315699658703072" calcext:value-type="float">
            <text:p>0.03156996587030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0.496141975308642" calcext:value-type="float">
            <text:p>0.496141975308642</text:p>
          </table:table-cell>
          <table:table-cell office:value-type="float" office:value="0.497293116782676" calcext:value-type="float">
            <text:p>0.497293116782676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0.253086419753086" calcext:value-type="float">
            <text:p>0.253086419753086</text:p>
          </table:table-cell>
          <table:table-cell office:value-type="float" office:value="0.253673627223511" calcext:value-type="float">
            <text:p>0.253673627223511</text:p>
          </table:table-cell>
          <table:table-cell office:value-type="float" office:value="19" calcext:value-type="float">
            <text:p>19</text:p>
          </table:table-cell>
          <table:table-cell office:value-type="float" office:value="0.203703703703704" calcext:value-type="float">
            <text:p>0.203703703703704</text:p>
          </table:table-cell>
          <table:table-cell office:value-type="float" office:value="0.204176334106728" calcext:value-type="float">
            <text:p>0.20417633410672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untryofcitizenship</text:p>
          </table:table-cell>
          <table:table-cell table:style-name="ce6" office:value-type="string" calcext:value-type="string">
            <text:p>United Kingdom of Great Britain and Ireland (Q174193)</text:p>
          </table:table-cell>
          <table:table-cell office:value-type="float" office:value="0.548611111111111" calcext:value-type="float">
            <text:p>0.548611111111111</text:p>
          </table:table-cell>
          <table:table-cell office:value-type="float" office:value="0.433801098230629" calcext:value-type="float">
            <text:p>0.433801098230629</text:p>
          </table:table-cell>
          <table:table-cell office:value-type="string" calcext:value-type="string">
            <text:p>United Kingdom (Q145)</text:p>
          </table:table-cell>
          <table:table-cell office:value-type="float" office:value="0.39891975308642" calcext:value-type="float">
            <text:p>0.39891975308642</text:p>
          </table:table-cell>
          <table:table-cell office:value-type="float" office:value="0.315436241610738" calcext:value-type="float">
            <text:p>0.315436241610738</text:p>
          </table:table-cell>
          <table:table-cell office:value-type="string" calcext:value-type="string">
            <text:p>Kingdom of Great Britain (Q161885)</text:p>
          </table:table-cell>
          <table:table-cell office:value-type="float" office:value="0.165895061728395" calcext:value-type="float">
            <text:p>0.165895061728395</text:p>
          </table:table-cell>
          <table:table-cell office:value-type="float" office:value="0.13117754728493" calcext:value-type="float">
            <text:p>0.1311775472849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worklocation</text:p>
          </table:table-cell>
          <table:table-cell table:style-name="ce6" office:value-type="string" calcext:value-type="string">
            <text:p>London (Q84)</text:p>
          </table:table-cell>
          <table:table-cell office:value-type="float" office:value="0.197530864197531" calcext:value-type="float">
            <text:p>0.197530864197531</text:p>
          </table:table-cell>
          <table:table-cell office:value-type="float" office:value="0.370477568740955" calcext:value-type="float">
            <text:p>0.370477568740955</text:p>
          </table:table-cell>
          <table:table-cell office:value-type="string" calcext:value-type="string">
            <text:p>Netherlands (Q55)</text:p>
          </table:table-cell>
          <table:table-cell office:value-type="float" office:value="0.0300925925925926" calcext:value-type="float">
            <text:p>0.030092592592593</text:p>
          </table:table-cell>
          <table:table-cell office:value-type="float" office:value="0.0564399421128799" calcext:value-type="float">
            <text:p>0.05643994211288</text:p>
          </table:table-cell>
          <table:table-cell office:value-type="string" calcext:value-type="string">
            <text:p>Rome (Q220)</text:p>
          </table:table-cell>
          <table:table-cell office:value-type="float" office:value="0.0277777777777778" calcext:value-type="float">
            <text:p>0.027777777777778</text:p>
          </table:table-cell>
          <table:table-cell office:value-type="float" office:value="0.0520984081041968" calcext:value-type="float">
            <text:p>0.05209840810419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ducatedat</text:p>
          </table:table-cell>
          <table:table-cell office:value-type="string" calcext:value-type="string">
            <text:p>Slade School of Fine Art (Q1399299)</text:p>
          </table:table-cell>
          <table:table-cell office:value-type="float" office:value="0.058641975308642" calcext:value-type="float">
            <text:p>0.058641975308642</text:p>
          </table:table-cell>
          <table:table-cell office:value-type="float" office:value="0.116743471582181" calcext:value-type="float">
            <text:p>0.116743471582181</text:p>
          </table:table-cell>
          <table:table-cell office:value-type="string" calcext:value-type="string">
            <text:p>Royal Academy of Arts (Q270920)</text:p>
          </table:table-cell>
          <table:table-cell office:value-type="float" office:value="0.0378086419753086" calcext:value-type="float">
            <text:p>0.037808641975309</text:p>
          </table:table-cell>
          <table:table-cell office:value-type="float" office:value="0.0752688172043011" calcext:value-type="float">
            <text:p>0.075268817204301</text:p>
          </table:table-cell>
          <table:table-cell office:value-type="string" calcext:value-type="string">
            <text:p>Edinburgh College of Art (Q5338172)</text:p>
          </table:table-cell>
          <table:table-cell office:value-type="float" office:value="0.0270061728395062" calcext:value-type="float">
            <text:p>0.027006172839506</text:p>
          </table:table-cell>
          <table:table-cell office:value-type="float" office:value="0.0537634408602151" calcext:value-type="float">
            <text:p>0.05376344086021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</text:p>
          </table:table-cell>
          <table:table-cell office:value-type="string" calcext:value-type="string">
            <text:p>Samuel William Reynolds (Q3471270)</text:p>
          </table:table-cell>
          <table:table-cell office:value-type="float" office:value="0.00154320987654321" calcext:value-type="float">
            <text:p>0.001543209876543</text:p>
          </table:table-cell>
          <table:table-cell office:value-type="float" office:value="0.0263157894736842" calcext:value-type="float">
            <text:p>0.026315789473684</text:p>
          </table:table-cell>
          <table:table-cell office:value-type="string" calcext:value-type="string">
            <text:p>George Fennell Robson (Q16858302)</text:p>
          </table:table-cell>
          <table:table-cell office:value-type="float" office:value="0.00154320987654321" calcext:value-type="float">
            <text:p>0.001543209876543</text:p>
          </table:table-cell>
          <table:table-cell office:value-type="float" office:value="0.0263157894736842" calcext:value-type="float">
            <text:p>0.026315789473684</text:p>
          </table:table-cell>
          <table:table-cell office:value-type="string" calcext:value-type="string">
            <text:p>Robert Freebairn (Q7344524)</text:p>
          </table:table-cell>
          <table:table-cell office:value-type="float" office:value="0.00154320987654321" calcext:value-type="float">
            <text:p>0.001543209876543</text:p>
          </table:table-cell>
          <table:table-cell office:value-type="float" office:value="0.0263157894736842" calcext:value-type="float">
            <text:p>0.02631578947368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of</text:p>
          </table:table-cell>
          <table:table-cell office:value-type="string" calcext:value-type="string">
            <text:p>Jean-Léon Gérôme (Q212499)</text:p>
          </table:table-cell>
          <table:table-cell office:value-type="float" office:value="0.00231481481481481" calcext:value-type="float">
            <text:p>0.002314814814815</text:p>
          </table:table-cell>
          <table:table-cell office:value-type="float" office:value="0.0441176470588235" calcext:value-type="float">
            <text:p>0.044117647058824</text:p>
          </table:table-cell>
          <table:table-cell office:value-type="string" calcext:value-type="string">
            <text:p>Thomas Malton (Q4301086)</text:p>
          </table:table-cell>
          <table:table-cell office:value-type="float" office:value="0.00154320987654321" calcext:value-type="float">
            <text:p>0.001543209876543</text:p>
          </table:table-cell>
          <table:table-cell office:value-type="float" office:value="0.0294117647058824" calcext:value-type="float">
            <text:p>0.029411764705882</text:p>
          </table:table-cell>
          <table:table-cell office:value-type="string" calcext:value-type="string">
            <text:p>John Raphael Smith (Q2470482)</text:p>
          </table:table-cell>
          <table:table-cell office:value-type="float" office:value="0.00154320987654321" calcext:value-type="float">
            <text:p>0.001543209876543</text:p>
          </table:table-cell>
          <table:table-cell office:value-type="float" office:value="0.0294117647058824" calcext:value-type="float">
            <text:p>0.02941176470588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onsor</text:p>
          </table:table-cell>
          <table:table-cell office:value-type="string" calcext:value-type="string">
            <text:p>Edward VII (Q20875)</text:p>
          </table:table-cell>
          <table:table-cell office:value-type="float" office:value="0.000771604938271605" calcext:value-type="float">
            <text:p>0.000771604938272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string" calcext:value-type="string">
            <text:p>John Ruskin (Q179126)</text:p>
          </table:table-cell>
          <table:table-cell office:value-type="float" office:value="0.000771604938271605" calcext:value-type="float">
            <text:p>0.000771604938272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string" calcext:value-type="string">
            <text:p>Thomas Dodd (Q7789004)</text:p>
          </table:table-cell>
          <table:table-cell office:value-type="float" office:value="0.000771604938271605" calcext:value-type="float">
            <text:p>0.000771604938272</text:p>
          </table:table-cell>
          <table:table-cell office:value-type="float" office:value="0.0588235294117647" calcext:value-type="float">
            <text:p>0.05882352941176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rticipantof</text:p>
          </table:table-cell>
          <table:table-cell office:value-type="string" calcext:value-type="string">
            <text:p>documenta III (Q265533)</text:p>
          </table:table-cell>
          <table:table-cell office:value-type="float" office:value="0.00540123456790123" calcext:value-type="float">
            <text:p>0.005401234567901</text:p>
          </table:table-cell>
          <table:table-cell office:value-type="float" office:value="0.0933333333333334" calcext:value-type="float">
            <text:p>0.093333333333333</text:p>
          </table:table-cell>
          <table:table-cell office:value-type="string" calcext:value-type="string">
            <text:p>1948 Summer Olympics (Q8403)</text:p>
          </table:table-cell>
          <table:table-cell office:value-type="float" office:value="0.00540123456790123" calcext:value-type="float">
            <text:p>0.005401234567901</text:p>
          </table:table-cell>
          <table:table-cell office:value-type="float" office:value="0.0933333333333334" calcext:value-type="float">
            <text:p>0.093333333333333</text:p>
          </table:table-cell>
          <table:table-cell office:value-type="string" calcext:value-type="string">
            <text:p>1928 Summer Olympics (Q8138)</text:p>
          </table:table-cell>
          <table:table-cell office:value-type="float" office:value="0.00462962962962963" calcext:value-type="float">
            <text:p>0.00462962962963</text:p>
          </table:table-cell>
          <table:table-cell office:value-type="float" office:value="0.08" calcext:value-type="float">
            <text:p>0.0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fluencedby</text:p>
          </table:table-cell>
          <table:table-cell office:value-type="string" calcext:value-type="string">
            <text:p>William Blake (Q41513)</text:p>
          </table:table-cell>
          <table:table-cell office:value-type="float" office:value="0.00154320987654321" calcext:value-type="float">
            <text:p>0.001543209876543</text:p>
          </table:table-cell>
          <table:table-cell office:value-type="float" office:value="0.0540540540540541" calcext:value-type="float">
            <text:p>0.054054054054054</text:p>
          </table:table-cell>
          <table:table-cell office:value-type="string" calcext:value-type="string">
            <text:p>George Minne (Q559281)</text:p>
          </table:table-cell>
          <table:table-cell office:value-type="float" office:value="0.000771604938271605" calcext:value-type="float">
            <text:p>0.000771604938272</text:p>
          </table:table-cell>
          <table:table-cell office:value-type="float" office:value="0.027027027027027" calcext:value-type="float">
            <text:p>0.027027027027027</text:p>
          </table:table-cell>
          <table:table-cell office:value-type="string" calcext:value-type="string">
            <text:p>Randolph Caldecott (Q1364488)</text:p>
          </table:table-cell>
          <table:table-cell office:value-type="float" office:value="0.000771604938271605" calcext:value-type="float">
            <text:p>0.000771604938272</text:p>
          </table:table-cell>
          <table:table-cell office:value-type="float" office:value="0.027027027027027" calcext:value-type="float">
            <text:p>0.02702702702702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vement</text:p>
          </table:table-cell>
          <table:table-cell office:value-type="string" calcext:value-type="string">
            <text:p>contemporary art (Q186030)</text:p>
          </table:table-cell>
          <table:table-cell office:value-type="float" office:value="0.0347222222222222" calcext:value-type="float">
            <text:p>0.034722222222222</text:p>
          </table:table-cell>
          <table:table-cell office:value-type="float" office:value="0.271084337349398" calcext:value-type="float">
            <text:p>0.271084337349398</text:p>
          </table:table-cell>
          <table:table-cell office:value-type="string" calcext:value-type="string">
            <text:p>Pre-Raphaelite Brotherhood (Q184814)</text:p>
          </table:table-cell>
          <table:table-cell office:value-type="float" office:value="0.0270061728395062" calcext:value-type="float">
            <text:p>0.027006172839506</text:p>
          </table:table-cell>
          <table:table-cell office:value-type="float" office:value="0.210843373493976" calcext:value-type="float">
            <text:p>0.210843373493976</text:p>
          </table:table-cell>
          <table:table-cell office:value-type="string" calcext:value-type="string">
            <text:p>Bloomsbury Group (Q603529)</text:p>
          </table:table-cell>
          <table:table-cell office:value-type="float" office:value="0.00925925925925926" calcext:value-type="float">
            <text:p>0.009259259259259</text:p>
          </table:table-cell>
          <table:table-cell office:value-type="float" office:value="0.072289156626506" calcext:value-type="float">
            <text:p>0.07228915662650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re</text:p>
          </table:table-cell>
          <table:table-cell office:value-type="string" calcext:value-type="string">
            <text:p>portrait (Q134307)</text:p>
          </table:table-cell>
          <table:table-cell office:value-type="float" office:value="0.174382716049383" calcext:value-type="float">
            <text:p>0.174382716049383</text:p>
          </table:table-cell>
          <table:table-cell office:value-type="float" office:value="0.401420959147425" calcext:value-type="float">
            <text:p>0.401420959147425</text:p>
          </table:table-cell>
          <table:table-cell office:value-type="string" calcext:value-type="string">
            <text:p>landscape art (Q191163)</text:p>
          </table:table-cell>
          <table:table-cell office:value-type="float" office:value="0.0300925925925926" calcext:value-type="float">
            <text:p>0.030092592592593</text:p>
          </table:table-cell>
          <table:table-cell office:value-type="float" office:value="0.0692717584369449" calcext:value-type="float">
            <text:p>0.069271758436945</text:p>
          </table:table-cell>
          <table:table-cell office:value-type="string" calcext:value-type="string">
            <text:p>history painting (Q742333)</text:p>
          </table:table-cell>
          <table:table-cell office:value-type="float" office:value="0.0285493827160494" calcext:value-type="float">
            <text:p>0.028549382716049</text:p>
          </table:table-cell>
          <table:table-cell office:value-type="float" office:value="0.0657193605683837" calcext:value-type="float">
            <text:p>0.06571936056838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uster 4 (Eigenvalue: 0.013058919750519735) (Size: 2405)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ceofbirth</text:p>
          </table:table-cell>
          <table:table-cell office:value-type="string" calcext:value-type="string">
            <text:p>Berlin (Q64)</text:p>
          </table:table-cell>
          <table:table-cell office:value-type="float" office:value="0.0694386694386694" calcext:value-type="float">
            <text:p>0.06943866943867</text:p>
          </table:table-cell>
          <table:table-cell office:value-type="float" office:value="0.0710336027222459" calcext:value-type="float">
            <text:p>0.071033602722246</text:p>
          </table:table-cell>
          <table:table-cell office:value-type="string" calcext:value-type="string">
            <text:p>Munich (Q1726)</text:p>
          </table:table-cell>
          <table:table-cell office:value-type="float" office:value="0.0365904365904366" calcext:value-type="float">
            <text:p>0.036590436590437</text:p>
          </table:table-cell>
          <table:table-cell office:value-type="float" office:value="0.037430880476393" calcext:value-type="float">
            <text:p>0.037430880476393</text:p>
          </table:table-cell>
          <table:table-cell office:value-type="string" calcext:value-type="string">
            <text:p>Hamburg (Q1055)</text:p>
          </table:table-cell>
          <table:table-cell office:value-type="float" office:value="0.0353430353430353" calcext:value-type="float">
            <text:p>0.035343035343035</text:p>
          </table:table-cell>
          <table:table-cell office:value-type="float" office:value="0.0361548277328796" calcext:value-type="float">
            <text:p>0.0361548277328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0.456964656964657" calcext:value-type="float">
            <text:p>0.456964656964657</text:p>
          </table:table-cell>
          <table:table-cell office:value-type="float" office:value="0.457725947521866" calcext:value-type="float">
            <text:p>0.457725947521866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0.278170478170478" calcext:value-type="float">
            <text:p>0.278170478170478</text:p>
          </table:table-cell>
          <table:table-cell office:value-type="float" office:value="0.278633902540608" calcext:value-type="float">
            <text:p>0.278633902540608</text:p>
          </table:table-cell>
          <table:table-cell office:value-type="float" office:value="17" calcext:value-type="float">
            <text:p>17</text:p>
          </table:table-cell>
          <table:table-cell office:value-type="float" office:value="0.164656964656965" calcext:value-type="float">
            <text:p>0.164656964656965</text:p>
          </table:table-cell>
          <table:table-cell office:value-type="float" office:value="0.164931278633903" calcext:value-type="float">
            <text:p>0.16493127863390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untryofcitizenship</text:p>
          </table:table-cell>
          <table:table-cell table:style-name="ce6" office:value-type="string" calcext:value-type="string">
            <text:p>Germany (Q183)</text:p>
          </table:table-cell>
          <table:table-cell office:value-type="float" office:value="0.751767151767152" calcext:value-type="float">
            <text:p>0.751767151767152</text:p>
          </table:table-cell>
          <table:table-cell office:value-type="float" office:value="0.724939855653569" calcext:value-type="float">
            <text:p>0.724939855653569</text:p>
          </table:table-cell>
          <table:table-cell office:value-type="string" calcext:value-type="string">
            <text:p>Switzerland (Q39)</text:p>
          </table:table-cell>
          <table:table-cell office:value-type="float" office:value="0.102702702702703" calcext:value-type="float">
            <text:p>0.102702702702703</text:p>
          </table:table-cell>
          <table:table-cell office:value-type="float" office:value="0.0990376904570971" calcext:value-type="float">
            <text:p>0.099037690457097</text:p>
          </table:table-cell>
          <table:table-cell office:value-type="string" calcext:value-type="string">
            <text:p>German Democratic Republic (Q16957)</text:p>
          </table:table-cell>
          <table:table-cell office:value-type="float" office:value="0.0228690228690229" calcext:value-type="float">
            <text:p>0.022869022869023</text:p>
          </table:table-cell>
          <table:table-cell office:value-type="float" office:value="0.0220529270248597" calcext:value-type="float">
            <text:p>0.0220529270248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klocation</text:p>
          </table:table-cell>
          <table:table-cell office:value-type="string" calcext:value-type="string">
            <text:p>Berlin (Q64)</text:p>
          </table:table-cell>
          <table:table-cell office:value-type="float" office:value="0.0611226611226611" calcext:value-type="float">
            <text:p>0.061122661122661</text:p>
          </table:table-cell>
          <table:table-cell office:value-type="float" office:value="0.113513513513514" calcext:value-type="float">
            <text:p>0.113513513513514</text:p>
          </table:table-cell>
          <table:table-cell office:value-type="string" calcext:value-type="string">
            <text:p>Munich (Q1726)</text:p>
          </table:table-cell>
          <table:table-cell office:value-type="float" office:value="0.0532224532224532" calcext:value-type="float">
            <text:p>0.053222453222453</text:p>
          </table:table-cell>
          <table:table-cell office:value-type="float" office:value="0.0988416988416988" calcext:value-type="float">
            <text:p>0.098841698841699</text:p>
          </table:table-cell>
          <table:table-cell office:value-type="string" calcext:value-type="string">
            <text:p>Düsseldorf (Q1718)</text:p>
          </table:table-cell>
          <table:table-cell office:value-type="float" office:value="0.0328482328482328" calcext:value-type="float">
            <text:p>0.032848232848233</text:p>
          </table:table-cell>
          <table:table-cell office:value-type="float" office:value="0.061003861003861" calcext:value-type="float">
            <text:p>0.06100386100386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ducatedat</text:p>
          </table:table-cell>
          <table:table-cell table:style-name="ce6" office:value-type="string" calcext:value-type="string">
            <text:p>Academy of Fine Arts, Munich (Q414052)</text:p>
          </table:table-cell>
          <table:table-cell office:value-type="float" office:value="0.0449064449064449" calcext:value-type="float">
            <text:p>0.044906444906445</text:p>
          </table:table-cell>
          <table:table-cell office:value-type="float" office:value="0.225469728601253" calcext:value-type="float">
            <text:p>0.225469728601253</text:p>
          </table:table-cell>
          <table:table-cell office:value-type="string" calcext:value-type="string">
            <text:p>Kunstakademie Düsseldorf (Q662355)</text:p>
          </table:table-cell>
          <table:table-cell office:value-type="float" office:value="0.0336798336798337" calcext:value-type="float">
            <text:p>0.033679833679834</text:p>
          </table:table-cell>
          <table:table-cell office:value-type="float" office:value="0.169102296450939" calcext:value-type="float">
            <text:p>0.169102296450939</text:p>
          </table:table-cell>
          <table:table-cell office:value-type="string" calcext:value-type="string">
            <text:p>Prussian Academy of Arts (Q514802)</text:p>
          </table:table-cell>
          <table:table-cell office:value-type="float" office:value="0.0108108108108108" calcext:value-type="float">
            <text:p>0.010810810810811</text:p>
          </table:table-cell>
          <table:table-cell office:value-type="float" office:value="0.0542797494780793" calcext:value-type="float">
            <text:p>0.05427974947807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</text:p>
          </table:table-cell>
          <table:table-cell office:value-type="string" calcext:value-type="string">
            <text:p>Jean Alexandru Steriadi (Q368968)</text:p>
          </table:table-cell>
          <table:table-cell office:value-type="float" office:value="0.00166320166320166" calcext:value-type="float">
            <text:p>0.001663201663202</text:p>
          </table:table-cell>
          <table:table-cell office:value-type="float" office:value="0.0112359550561798" calcext:value-type="float">
            <text:p>0.01123595505618</text:p>
          </table:table-cell>
          <table:table-cell office:value-type="string" calcext:value-type="string">
            <text:p>Constantin Hölscher (Q23011507)</text:p>
          </table:table-cell>
          <table:table-cell office:value-type="float" office:value="0.00166320166320166" calcext:value-type="float">
            <text:p>0.001663201663202</text:p>
          </table:table-cell>
          <table:table-cell office:value-type="float" office:value="0.0112359550561798" calcext:value-type="float">
            <text:p>0.01123595505618</text:p>
          </table:table-cell>
          <table:table-cell office:value-type="string" calcext:value-type="string">
            <text:p>Eilif Peterssen (Q739176)</text:p>
          </table:table-cell>
          <table:table-cell office:value-type="float" office:value="0.00166320166320166" calcext:value-type="float">
            <text:p>0.001663201663202</text:p>
          </table:table-cell>
          <table:table-cell office:value-type="float" office:value="0.0112359550561798" calcext:value-type="float">
            <text:p>0.0112359550561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of</text:p>
          </table:table-cell>
          <table:table-cell office:value-type="string" calcext:value-type="string">
            <text:p>Friedrich Wilhelm Schadow (Q550815)</text:p>
          </table:table-cell>
          <table:table-cell office:value-type="float" office:value="0.00291060291060291" calcext:value-type="float">
            <text:p>0.002910602910603</text:p>
          </table:table-cell>
          <table:table-cell office:value-type="float" office:value="0.0260223048327138" calcext:value-type="float">
            <text:p>0.026022304832714</text:p>
          </table:table-cell>
          <table:table-cell office:value-type="string" calcext:value-type="string">
            <text:p>Peter von Cornelius (Q58833)</text:p>
          </table:table-cell>
          <table:table-cell office:value-type="float" office:value="0.00207900207900208" calcext:value-type="float">
            <text:p>0.002079002079002</text:p>
          </table:table-cell>
          <table:table-cell office:value-type="float" office:value="0.0185873605947955" calcext:value-type="float">
            <text:p>0.018587360594796</text:p>
          </table:table-cell>
          <table:table-cell office:value-type="string" calcext:value-type="string">
            <text:p>Karl von Piloty (Q505758)</text:p>
          </table:table-cell>
          <table:table-cell office:value-type="float" office:value="0.00207900207900208" calcext:value-type="float">
            <text:p>0.002079002079002</text:p>
          </table:table-cell>
          <table:table-cell office:value-type="float" office:value="0.0185873605947955" calcext:value-type="float">
            <text:p>0.01858736059479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onsor</text:p>
          </table:table-cell>
          <table:table-cell office:value-type="string" calcext:value-type="string">
            <text:p>Rudolf II, Holy Roman Emperor (Q150586)</text:p>
          </table:table-cell>
          <table:table-cell office:value-type="float" office:value="0.000831600831600832" calcext:value-type="float">
            <text:p>0.000831600831601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string" calcext:value-type="string">
            <text:p>Maximilian I, Holy Roman Emperor (Q150726)</text:p>
          </table:table-cell>
          <table:table-cell office:value-type="float" office:value="0.000415800415800416" calcext:value-type="float">
            <text:p>0.0004158004158</text:p>
          </table:table-cell>
          <table:table-cell office:value-type="float" office:value="0.0416666666666667" calcext:value-type="float">
            <text:p>0.041666666666667</text:p>
          </table:table-cell>
          <table:table-cell office:value-type="string" calcext:value-type="string">
            <text:p>Husayn Bayqarah (Q537570)</text:p>
          </table:table-cell>
          <table:table-cell office:value-type="float" office:value="0.000415800415800416" calcext:value-type="float">
            <text:p>0.0004158004158</text:p>
          </table:table-cell>
          <table:table-cell office:value-type="float" office:value="0.0416666666666667" calcext:value-type="float">
            <text:p>0.0416666666666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rticipantof</text:p>
          </table:table-cell>
          <table:table-cell office:value-type="string" calcext:value-type="string">
            <text:p>documenta III (Q265533)</text:p>
          </table:table-cell>
          <table:table-cell office:value-type="float" office:value="0.0191268191268191" calcext:value-type="float">
            <text:p>0.019126819126819</text:p>
          </table:table-cell>
          <table:table-cell office:value-type="float" office:value="0.222222222222222" calcext:value-type="float">
            <text:p>0.222222222222222</text:p>
          </table:table-cell>
          <table:table-cell office:value-type="string" calcext:value-type="string">
            <text:p>documenta 1 (Q265378)</text:p>
          </table:table-cell>
          <table:table-cell office:value-type="float" office:value="0.0166320166320166" calcext:value-type="float">
            <text:p>0.016632016632017</text:p>
          </table:table-cell>
          <table:table-cell office:value-type="float" office:value="0.193236714975845" calcext:value-type="float">
            <text:p>0.193236714975845</text:p>
          </table:table-cell>
          <table:table-cell office:value-type="string" calcext:value-type="string">
            <text:p>Documenta II (Q265448)</text:p>
          </table:table-cell>
          <table:table-cell office:value-type="float" office:value="0.0120582120582121" calcext:value-type="float">
            <text:p>0.012058212058212</text:p>
          </table:table-cell>
          <table:table-cell office:value-type="float" office:value="0.140096618357488" calcext:value-type="float">
            <text:p>0.14009661835748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fluencedby</text:p>
          </table:table-cell>
          <table:table-cell office:value-type="string" calcext:value-type="string">
            <text:p>Alexander von Humboldt (Q6694)</text:p>
          </table:table-cell>
          <table:table-cell office:value-type="float" office:value="0.00166320166320166" calcext:value-type="float">
            <text:p>0.001663201663202</text:p>
          </table:table-cell>
          <table:table-cell office:value-type="float" office:value="0.108108108108108" calcext:value-type="float">
            <text:p>0.108108108108108</text:p>
          </table:table-cell>
          <table:table-cell office:value-type="string" calcext:value-type="string">
            <text:p>James Ensor (Q158840)</text:p>
          </table:table-cell>
          <table:table-cell office:value-type="float" office:value="0.000831600831600832" calcext:value-type="float">
            <text:p>0.000831600831601</text:p>
          </table:table-cell>
          <table:table-cell office:value-type="float" office:value="0.0540540540540541" calcext:value-type="float">
            <text:p>0.054054054054054</text:p>
          </table:table-cell>
          <table:table-cell office:value-type="string" calcext:value-type="string">
            <text:p>Meister Eckhart (Q76548)</text:p>
          </table:table-cell>
          <table:table-cell office:value-type="float" office:value="0.000415800415800416" calcext:value-type="float">
            <text:p>0.0004158004158</text:p>
          </table:table-cell>
          <table:table-cell office:value-type="float" office:value="0.027027027027027" calcext:value-type="float">
            <text:p>0.02702702702702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vement</text:p>
          </table:table-cell>
          <table:table-cell office:value-type="string" calcext:value-type="string">
            <text:p>Expressionism (Q80113)</text:p>
          </table:table-cell>
          <table:table-cell office:value-type="float" office:value="0.0390852390852391" calcext:value-type="float">
            <text:p>0.039085239085239</text:p>
          </table:table-cell>
          <table:table-cell office:value-type="float" office:value="0.410480349344978" calcext:value-type="float">
            <text:p>0.410480349344978</text:p>
          </table:table-cell>
          <table:table-cell office:value-type="string" calcext:value-type="string">
            <text:p>German Renaissance (Q2455000)</text:p>
          </table:table-cell>
          <table:table-cell office:value-type="float" office:value="0.00623700623700624" calcext:value-type="float">
            <text:p>0.006237006237006</text:p>
          </table:table-cell>
          <table:table-cell office:value-type="float" office:value="0.0655021834061136" calcext:value-type="float">
            <text:p>0.065502183406114</text:p>
          </table:table-cell>
          <table:table-cell office:value-type="string" calcext:value-type="string">
            <text:p>baroque (Q37853)</text:p>
          </table:table-cell>
          <table:table-cell office:value-type="float" office:value="0.00374220374220374" calcext:value-type="float">
            <text:p>0.003742203742204</text:p>
          </table:table-cell>
          <table:table-cell office:value-type="float" office:value="0.0393013100436681" calcext:value-type="float">
            <text:p>0.03930131004366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re</text:p>
          </table:table-cell>
          <table:table-cell office:value-type="string" calcext:value-type="string">
            <text:p>portrait (Q134307)</text:p>
          </table:table-cell>
          <table:table-cell office:value-type="float" office:value="0.138045738045738" calcext:value-type="float">
            <text:p>0.138045738045738</text:p>
          </table:table-cell>
          <table:table-cell office:value-type="float" office:value="0.603636363636364" calcext:value-type="float">
            <text:p>0.603636363636364</text:p>
          </table:table-cell>
          <table:table-cell office:value-type="string" calcext:value-type="string">
            <text:p>landscape art (Q191163)</text:p>
          </table:table-cell>
          <table:table-cell office:value-type="float" office:value="0.027027027027027" calcext:value-type="float">
            <text:p>0.027027027027027</text:p>
          </table:table-cell>
          <table:table-cell office:value-type="float" office:value="0.118181818181818" calcext:value-type="float">
            <text:p>0.118181818181818</text:p>
          </table:table-cell>
          <table:table-cell office:value-type="string" calcext:value-type="string">
            <text:p>history painting (Q742333)</text:p>
          </table:table-cell>
          <table:table-cell office:value-type="float" office:value="0.0153846153846154" calcext:value-type="float">
            <text:p>0.015384615384615</text:p>
          </table:table-cell>
          <table:table-cell office:value-type="float" office:value="0.0672727272727273" calcext:value-type="float">
            <text:p>0.06727272727272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uster 21 (Eigenvalue: 0.009260429971988806) (Size: 714)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ceofbirth</text:p>
          </table:table-cell>
          <table:table-cell office:value-type="string" calcext:value-type="string">
            <text:p>Vienna (Q1741)</text:p>
          </table:table-cell>
          <table:table-cell office:value-type="float" office:value="0.30952380952381" calcext:value-type="float">
            <text:p>0.30952380952381</text:p>
          </table:table-cell>
          <table:table-cell office:value-type="float" office:value="0.318443804034582" calcext:value-type="float">
            <text:p>0.318443804034582</text:p>
          </table:table-cell>
          <table:table-cell office:value-type="string" calcext:value-type="string">
            <text:p>Ljubljana (Q437)</text:p>
          </table:table-cell>
          <table:table-cell office:value-type="float" office:value="0.0420168067226891" calcext:value-type="float">
            <text:p>0.042016806722689</text:p>
          </table:table-cell>
          <table:table-cell office:value-type="float" office:value="0.0432276657060519" calcext:value-type="float">
            <text:p>0.043227665706052</text:p>
          </table:table-cell>
          <table:table-cell office:value-type="string" calcext:value-type="string">
            <text:p>Graz (Q13298)</text:p>
          </table:table-cell>
          <table:table-cell office:value-type="float" office:value="0.0238095238095238" calcext:value-type="float">
            <text:p>0.023809523809524</text:p>
          </table:table-cell>
          <table:table-cell office:value-type="float" office:value="0.0244956772334294" calcext:value-type="float">
            <text:p>0.02449567723342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office:value-type="float" office:value="0.572829131652661" calcext:value-type="float">
            <text:p>0.572829131652661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 office:value-type="float" office:value="0.302521008403361" calcext:value-type="float">
            <text:p>0.30252100840336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952380952380952" calcext:value-type="float">
            <text:p>0.09523809523809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untryofcitizenship</text:p>
          </table:table-cell>
          <table:table-cell table:style-name="ce6" office:value-type="string" calcext:value-type="string">
            <text:p>Austria (Q40)</text:p>
          </table:table-cell>
          <table:table-cell office:value-type="float" office:value="0.603641456582633" calcext:value-type="float">
            <text:p>0.603641456582633</text:p>
          </table:table-cell>
          <table:table-cell office:value-type="float" office:value="0.436234817813765" calcext:value-type="float">
            <text:p>0.436234817813765</text:p>
          </table:table-cell>
          <table:table-cell table:style-name="ce6" office:value-type="string" calcext:value-type="string">
            <text:p>Austria-Hungary (Q28513)</text:p>
          </table:table-cell>
          <table:table-cell office:value-type="float" office:value="0.19187675070028" calcext:value-type="float">
            <text:p>0.19187675070028</text:p>
          </table:table-cell>
          <table:table-cell office:value-type="float" office:value="0.138663967611336" calcext:value-type="float">
            <text:p>0.138663967611336</text:p>
          </table:table-cell>
          <table:table-cell office:value-type="string" calcext:value-type="string">
            <text:p>Socialist Federal Republic of Yugoslavia (Q83286)</text:p>
          </table:table-cell>
          <table:table-cell office:value-type="float" office:value="0.127450980392157" calcext:value-type="float">
            <text:p>0.127450980392157</text:p>
          </table:table-cell>
          <table:table-cell office:value-type="float" office:value="0.0921052631578947" calcext:value-type="float">
            <text:p>0.09210526315789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klocation</text:p>
          </table:table-cell>
          <table:table-cell office:value-type="string" calcext:value-type="string">
            <text:p>Vienna (Q1741)</text:p>
          </table:table-cell>
          <table:table-cell office:value-type="float" office:value="0.177871148459384" calcext:value-type="float">
            <text:p>0.177871148459384</text:p>
          </table:table-cell>
          <table:table-cell office:value-type="float" office:value="0.365994236311239" calcext:value-type="float">
            <text:p>0.365994236311239</text:p>
          </table:table-cell>
          <table:table-cell office:value-type="string" calcext:value-type="string">
            <text:p>Munich (Q1726)</text:p>
          </table:table-cell>
          <table:table-cell office:value-type="float" office:value="0.0364145658263305" calcext:value-type="float">
            <text:p>0.036414565826331</text:p>
          </table:table-cell>
          <table:table-cell office:value-type="float" office:value="0.0749279538904899" calcext:value-type="float">
            <text:p>0.07492795389049</text:p>
          </table:table-cell>
          <table:table-cell office:value-type="string" calcext:value-type="string">
            <text:p>Paris (Q90)</text:p>
          </table:table-cell>
          <table:table-cell office:value-type="float" office:value="0.0294117647058824" calcext:value-type="float">
            <text:p>0.029411764705882</text:p>
          </table:table-cell>
          <table:table-cell office:value-type="float" office:value="0.0605187319884726" calcext:value-type="float">
            <text:p>0.06051873198847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ducatedat</text:p>
          </table:table-cell>
          <table:table-cell table:style-name="ce6" office:value-type="string" calcext:value-type="string">
            <text:p>Academy of Fine Arts Vienna (Q414219)</text:p>
          </table:table-cell>
          <table:table-cell office:value-type="float" office:value="0.205882352941176" calcext:value-type="float">
            <text:p>0.205882352941176</text:p>
          </table:table-cell>
          <table:table-cell office:value-type="float" office:value="0.595141700404858" calcext:value-type="float">
            <text:p>0.595141700404858</text:p>
          </table:table-cell>
          <table:table-cell office:value-type="string" calcext:value-type="string">
            <text:p>Academy of Fine Arts, Munich (Q414052)</text:p>
          </table:table-cell>
          <table:table-cell office:value-type="float" office:value="0.0336134453781513" calcext:value-type="float">
            <text:p>0.033613445378151</text:p>
          </table:table-cell>
          <table:table-cell office:value-type="float" office:value="0.097165991902834" calcext:value-type="float">
            <text:p>0.097165991902834</text:p>
          </table:table-cell>
          <table:table-cell office:value-type="string" calcext:value-type="string">
            <text:p>University of Ljubljana (Q1377)</text:p>
          </table:table-cell>
          <table:table-cell office:value-type="float" office:value="0.0182072829131653" calcext:value-type="float">
            <text:p>0.018207282913165</text:p>
          </table:table-cell>
          <table:table-cell office:value-type="float" office:value="0.0526315789473684" calcext:value-type="float">
            <text:p>0.05263157894736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</text:p>
          </table:table-cell>
          <table:table-cell office:value-type="string" calcext:value-type="string">
            <text:p>Egon Schiele (Q44032)</text:p>
          </table:table-cell>
          <table:table-cell office:value-type="float" office:value="0.00280112044817927" calcext:value-type="float">
            <text:p>0.002801120448179</text:p>
          </table:table-cell>
          <table:table-cell office:value-type="float" office:value="0.0227272727272727" calcext:value-type="float">
            <text:p>0.022727272727273</text:p>
          </table:table-cell>
          <table:table-cell office:value-type="string" calcext:value-type="string">
            <text:p>Mihály Munkácsy (Q551652)</text:p>
          </table:table-cell>
          <table:table-cell office:value-type="float" office:value="0.00280112044817927" calcext:value-type="float">
            <text:p>0.002801120448179</text:p>
          </table:table-cell>
          <table:table-cell office:value-type="float" office:value="0.0227272727272727" calcext:value-type="float">
            <text:p>0.022727272727273</text:p>
          </table:table-cell>
          <table:table-cell office:value-type="string" calcext:value-type="string">
            <text:p>Jože Ciuha (Q3187532)</text:p>
          </table:table-cell>
          <table:table-cell office:value-type="float" office:value="0.00280112044817927" calcext:value-type="float">
            <text:p>0.002801120448179</text:p>
          </table:table-cell>
          <table:table-cell office:value-type="float" office:value="0.0227272727272727" calcext:value-type="float">
            <text:p>0.02272727272727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of</text:p>
          </table:table-cell>
          <table:table-cell office:value-type="string" calcext:value-type="string">
            <text:p>Leopold Kupelwieser (Q670611)</text:p>
          </table:table-cell>
          <table:table-cell office:value-type="float" office:value="0.00560224089635854" calcext:value-type="float">
            <text:p>0.005602240896359</text:p>
          </table:table-cell>
          <table:table-cell office:value-type="float" office:value="0.0645161290322581" calcext:value-type="float">
            <text:p>0.064516129032258</text:p>
          </table:table-cell>
          <table:table-cell office:value-type="string" calcext:value-type="string">
            <text:p>Christian Griepenkerl (Q872469)</text:p>
          </table:table-cell>
          <table:table-cell office:value-type="float" office:value="0.00420168067226891" calcext:value-type="float">
            <text:p>0.004201680672269</text:p>
          </table:table-cell>
          <table:table-cell office:value-type="float" office:value="0.0483870967741936" calcext:value-type="float">
            <text:p>0.048387096774194</text:p>
          </table:table-cell>
          <table:table-cell office:value-type="string" calcext:value-type="string">
            <text:p>Adam Friedrich Oeser (Q215129)</text:p>
          </table:table-cell>
          <table:table-cell office:value-type="float" office:value="0.00280112044817927" calcext:value-type="float">
            <text:p>0.002801120448179</text:p>
          </table:table-cell>
          <table:table-cell office:value-type="float" office:value="0.032258064516129" calcext:value-type="float">
            <text:p>0.03225806451612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onsor</text:p>
          </table:table-cell>
          <table:table-cell office:value-type="string" calcext:value-type="string">
            <text:p>Franz Joseph I of Austria (Q51056)</text:p>
          </table:table-cell>
          <table:table-cell office:value-type="float" office:value="0.00140056022408964" calcext:value-type="float">
            <text:p>0.0014005602240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House of Farnese (Q859466)</text:p>
          </table:table-cell>
          <table:table-cell office:value-type="float" office:value="0.00140056022408964" calcext:value-type="float">
            <text:p>0.00140056022409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rticipantof</text:p>
          </table:table-cell>
          <table:table-cell office:value-type="string" calcext:value-type="string">
            <text:p>documenta III (Q265533)</text:p>
          </table:table-cell>
          <table:table-cell office:value-type="float" office:value="0.00560224089635854" calcext:value-type="float">
            <text:p>0.005602240896359</text:p>
          </table:table-cell>
          <table:table-cell office:value-type="float" office:value="0.166666666666667" calcext:value-type="float">
            <text:p>0.166666666666667</text:p>
          </table:table-cell>
          <table:table-cell office:value-type="string" calcext:value-type="string">
            <text:p>Documenta II (Q265448)</text:p>
          </table:table-cell>
          <table:table-cell office:value-type="float" office:value="0.00420168067226891" calcext:value-type="float">
            <text:p>0.004201680672269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1948 Summer Olympics (Q8403)</text:p>
          </table:table-cell>
          <table:table-cell office:value-type="float" office:value="0.00420168067226891" calcext:value-type="float">
            <text:p>0.004201680672269</text:p>
          </table:table-cell>
          <table:table-cell office:value-type="float" office:value="0.125" calcext:value-type="float">
            <text:p>0.1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fluencedby</text:p>
          </table:table-cell>
          <table:table-cell office:value-type="string" calcext:value-type="string">
            <text:p>Émile Zola (Q504)</text:p>
          </table:table-cell>
          <table:table-cell office:value-type="float" office:value="0.00280112044817927" calcext:value-type="float">
            <text:p>0.002801120448179</text:p>
          </table:table-cell>
          <table:table-cell office:value-type="float" office:value="0.133333333333333" calcext:value-type="float">
            <text:p>0.133333333333333</text:p>
          </table:table-cell>
          <table:table-cell office:value-type="string" calcext:value-type="string">
            <text:p>George Minne (Q559281)</text:p>
          </table:table-cell>
          <table:table-cell office:value-type="float" office:value="0.00280112044817927" calcext:value-type="float">
            <text:p>0.002801120448179</text:p>
          </table:table-cell>
          <table:table-cell office:value-type="float" office:value="0.133333333333333" calcext:value-type="float">
            <text:p>0.133333333333333</text:p>
          </table:table-cell>
          <table:table-cell office:value-type="string" calcext:value-type="string">
            <text:p>Josef Matyáš Trenkwald (Q4462409)</text:p>
          </table:table-cell>
          <table:table-cell office:value-type="float" office:value="0.00280112044817927" calcext:value-type="float">
            <text:p>0.002801120448179</text:p>
          </table:table-cell>
          <table:table-cell office:value-type="float" office:value="0.133333333333333" calcext:value-type="float">
            <text:p>0.13333333333333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vement</text:p>
          </table:table-cell>
          <table:table-cell office:value-type="string" calcext:value-type="string">
            <text:p>Expressionism (Q80113)</text:p>
          </table:table-cell>
          <table:table-cell office:value-type="float" office:value="0.0140056022408964" calcext:value-type="float">
            <text:p>0.014005602240896</text:p>
          </table:table-cell>
          <table:table-cell office:value-type="float" office:value="0.24390243902439" calcext:value-type="float">
            <text:p>0.24390243902439</text:p>
          </table:table-cell>
          <table:table-cell office:value-type="string" calcext:value-type="string">
            <text:p>baroque (Q37853)</text:p>
          </table:table-cell>
          <table:table-cell office:value-type="float" office:value="0.00560224089635854" calcext:value-type="float">
            <text:p>0.005602240896359</text:p>
          </table:table-cell>
          <table:table-cell office:value-type="float" office:value="0.0975609756097561" calcext:value-type="float">
            <text:p>0.097560975609756</text:p>
          </table:table-cell>
          <table:table-cell office:value-type="string" calcext:value-type="string">
            <text:p>Impressionism (Q40415)</text:p>
          </table:table-cell>
          <table:table-cell office:value-type="float" office:value="0.00560224089635854" calcext:value-type="float">
            <text:p>0.005602240896359</text:p>
          </table:table-cell>
          <table:table-cell office:value-type="float" office:value="0.0975609756097561" calcext:value-type="float">
            <text:p>0.09756097560975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re</text:p>
          </table:table-cell>
          <table:table-cell office:value-type="string" calcext:value-type="string">
            <text:p>portrait (Q134307)</text:p>
          </table:table-cell>
          <table:table-cell office:value-type="float" office:value="0.144257703081232" calcext:value-type="float">
            <text:p>0.144257703081232</text:p>
          </table:table-cell>
          <table:table-cell office:value-type="float" office:value="0.700680272108844" calcext:value-type="float">
            <text:p>0.700680272108844</text:p>
          </table:table-cell>
          <table:table-cell office:value-type="string" calcext:value-type="string">
            <text:p>landscape art (Q191163)</text:p>
          </table:table-cell>
          <table:table-cell office:value-type="float" office:value="0.0112044817927171" calcext:value-type="float">
            <text:p>0.011204481792717</text:p>
          </table:table-cell>
          <table:table-cell office:value-type="float" office:value="0.054421768707483" calcext:value-type="float">
            <text:p>0.054421768707483</text:p>
          </table:table-cell>
          <table:table-cell office:value-type="string" calcext:value-type="string">
            <text:p>history painting (Q742333)</text:p>
          </table:table-cell>
          <table:table-cell office:value-type="float" office:value="0.00980392156862745" calcext:value-type="float">
            <text:p>0.009803921568627</text:p>
          </table:table-cell>
          <table:table-cell office:value-type="float" office:value="0.0476190476190476" calcext:value-type="float">
            <text:p>0.04761904761904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uster 31 (Eigenvalue: 0.004648524807056221) (Size: 907)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ceofbirth</text:p>
          </table:table-cell>
          <table:table-cell office:value-type="string" calcext:value-type="string">
            <text:p>Barcelona (Q1492)</text:p>
          </table:table-cell>
          <table:table-cell office:value-type="float" office:value="0.170893054024256" calcext:value-type="float">
            <text:p>0.170893054024256</text:p>
          </table:table-cell>
          <table:table-cell office:value-type="float" office:value="0.177142857142857" calcext:value-type="float">
            <text:p>0.177142857142857</text:p>
          </table:table-cell>
          <table:table-cell office:value-type="string" calcext:value-type="string">
            <text:p>Madrid (Q2807)</text:p>
          </table:table-cell>
          <table:table-cell office:value-type="float" office:value="0.128996692392503" calcext:value-type="float">
            <text:p>0.128996692392503</text:p>
          </table:table-cell>
          <table:table-cell office:value-type="float" office:value="0.133714285714286" calcext:value-type="float">
            <text:p>0.133714285714286</text:p>
          </table:table-cell>
          <table:table-cell office:value-type="string" calcext:value-type="string">
            <text:p>Valencia (Q8818)</text:p>
          </table:table-cell>
          <table:table-cell office:value-type="float" office:value="0.0650496141124587" calcext:value-type="float">
            <text:p>0.065049614112459</text:p>
          </table:table-cell>
          <table:table-cell office:value-type="float" office:value="0.0674285714285714" calcext:value-type="float">
            <text:p>0.06742857142857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0.514884233737596" calcext:value-type="float">
            <text:p>0.514884233737596</text:p>
          </table:table-cell>
          <table:table-cell office:value-type="float" office:value="0.518312985571587" calcext:value-type="float">
            <text:p>0.518312985571587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0.296582138919515" calcext:value-type="float">
            <text:p>0.296582138919515</text:p>
          </table:table-cell>
          <table:table-cell office:value-type="float" office:value="0.298557158712542" calcext:value-type="float">
            <text:p>0.298557158712542</text:p>
          </table:table-cell>
          <table:table-cell office:value-type="float" office:value="16" calcext:value-type="float">
            <text:p>16</text:p>
          </table:table-cell>
          <table:table-cell office:value-type="float" office:value="0.0606394707828004" calcext:value-type="float">
            <text:p>0.060639470782801</text:p>
          </table:table-cell>
          <table:table-cell office:value-type="float" office:value="0.0610432852386238" calcext:value-type="float">
            <text:p>0.06104328523862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untryofcitizenship</text:p>
          </table:table-cell>
          <table:table-cell table:style-name="ce6" office:value-type="string" calcext:value-type="string">
            <text:p>Spain (Q29)</text:p>
          </table:table-cell>
          <table:table-cell office:value-type="float" office:value="0.97574421168688" calcext:value-type="float">
            <text:p>0.97574421168688</text:p>
          </table:table-cell>
          <table:table-cell office:value-type="float" office:value="0.952637244348762" calcext:value-type="float">
            <text:p>0.952637244348762</text:p>
          </table:table-cell>
          <table:table-cell office:value-type="string" calcext:value-type="string">
            <text:p>Argentina (Q414)</text:p>
          </table:table-cell>
          <table:table-cell office:value-type="float" office:value="0.0121278941565601" calcext:value-type="float">
            <text:p>0.01212789415656</text:p>
          </table:table-cell>
          <table:table-cell office:value-type="float" office:value="0.0118406889128095" calcext:value-type="float">
            <text:p>0.01184068891281</text:p>
          </table:table-cell>
          <table:table-cell office:value-type="string" calcext:value-type="string">
            <text:p>Venezuela (Q717)</text:p>
          </table:table-cell>
          <table:table-cell office:value-type="float" office:value="0.00441014332965821" calcext:value-type="float">
            <text:p>0.004410143329658</text:p>
          </table:table-cell>
          <table:table-cell office:value-type="float" office:value="0.00430570505920344" calcext:value-type="float">
            <text:p>0.00430570505920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klocation</text:p>
          </table:table-cell>
          <table:table-cell office:value-type="string" calcext:value-type="string">
            <text:p>Madrid (Q2807)</text:p>
          </table:table-cell>
          <table:table-cell office:value-type="float" office:value="0.0661521499448732" calcext:value-type="float">
            <text:p>0.066152149944873</text:p>
          </table:table-cell>
          <table:table-cell office:value-type="float" office:value="0.246913580246914" calcext:value-type="float">
            <text:p>0.246913580246914</text:p>
          </table:table-cell>
          <table:table-cell office:value-type="string" calcext:value-type="string">
            <text:p>Barcelona (Q1492)</text:p>
          </table:table-cell>
          <table:table-cell office:value-type="float" office:value="0.0242557883131202" calcext:value-type="float">
            <text:p>0.02425578831312</text:p>
          </table:table-cell>
          <table:table-cell office:value-type="float" office:value="0.0905349794238683" calcext:value-type="float">
            <text:p>0.090534979423868</text:p>
          </table:table-cell>
          <table:table-cell office:value-type="string" calcext:value-type="string">
            <text:p>Paris (Q90)</text:p>
          </table:table-cell>
          <table:table-cell office:value-type="float" office:value="0.019845644983462" calcext:value-type="float">
            <text:p>0.019845644983462</text:p>
          </table:table-cell>
          <table:table-cell office:value-type="float" office:value="0.0740740740740741" calcext:value-type="float">
            <text:p>0.07407407407407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ducatedat</text:p>
          </table:table-cell>
          <table:table-cell table:style-name="ce6" office:value-type="string" calcext:value-type="string">
            <text:p>Real Academia de Bellas Artes de San Fernando (Q1322403)</text:p>
          </table:table-cell>
          <table:table-cell office:value-type="float" office:value="0.128996692392503" calcext:value-type="float">
            <text:p>0.128996692392503</text:p>
          </table:table-cell>
          <table:table-cell office:value-type="float" office:value="0.446564885496183" calcext:value-type="float">
            <text:p>0.446564885496183</text:p>
          </table:table-cell>
          <table:table-cell office:value-type="string" calcext:value-type="string">
            <text:p>Royal Academy of Fine Arts of Saint Isabel of Hungary (Q670077)</text:p>
          </table:table-cell>
          <table:table-cell office:value-type="float" office:value="0.0264608599779493" calcext:value-type="float">
            <text:p>0.026460859977949</text:p>
          </table:table-cell>
          <table:table-cell office:value-type="float" office:value="0.0916030534351145" calcext:value-type="float">
            <text:p>0.091603053435115</text:p>
          </table:table-cell>
          <table:table-cell office:value-type="string" calcext:value-type="string">
            <text:p>Real Academia de Bellas Artes de San Carlos de Valencia (Q1470761)</text:p>
          </table:table-cell>
          <table:table-cell office:value-type="float" office:value="0.0132304299889746" calcext:value-type="float">
            <text:p>0.013230429988975</text:p>
          </table:table-cell>
          <table:table-cell office:value-type="float" office:value="0.0458015267175573" calcext:value-type="float">
            <text:p>0.04580152671755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</text:p>
          </table:table-cell>
          <table:table-cell office:value-type="string" calcext:value-type="string">
            <text:p>Nicanor Piñole (Q4891703)</text:p>
          </table:table-cell>
          <table:table-cell office:value-type="float" office:value="0.00441014332965821" calcext:value-type="float">
            <text:p>0.004410143329658</text:p>
          </table:table-cell>
          <table:table-cell office:value-type="float" office:value="0.0344827586206897" calcext:value-type="float">
            <text:p>0.03448275862069</text:p>
          </table:table-cell>
          <table:table-cell office:value-type="string" calcext:value-type="string">
            <text:p>Pedro Nuñez de Villavicencio (Q3374104)</text:p>
          </table:table-cell>
          <table:table-cell office:value-type="float" office:value="0.00220507166482911" calcext:value-type="float">
            <text:p>0.002205071664829</text:p>
          </table:table-cell>
          <table:table-cell office:value-type="float" office:value="0.0172413793103448" calcext:value-type="float">
            <text:p>0.017241379310345</text:p>
          </table:table-cell>
          <table:table-cell office:value-type="string" calcext:value-type="string">
            <text:p>Luis Menéndez Pidal (Q5196453)</text:p>
          </table:table-cell>
          <table:table-cell office:value-type="float" office:value="0.00220507166482911" calcext:value-type="float">
            <text:p>0.002205071664829</text:p>
          </table:table-cell>
          <table:table-cell office:value-type="float" office:value="0.0172413793103448" calcext:value-type="float">
            <text:p>0.01724137931034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of</text:p>
          </table:table-cell>
          <table:table-cell office:value-type="string" calcext:value-type="string">
            <text:p>Eduardo Cano (Q8772252)</text:p>
          </table:table-cell>
          <table:table-cell office:value-type="float" office:value="0.00992282249173098" calcext:value-type="float">
            <text:p>0.009922822491731</text:p>
          </table:table-cell>
          <table:table-cell office:value-type="float" office:value="0.105882352941176" calcext:value-type="float">
            <text:p>0.105882352941176</text:p>
          </table:table-cell>
          <table:table-cell office:value-type="string" calcext:value-type="string">
            <text:p>Carlos de Haes (Q1043318)</text:p>
          </table:table-cell>
          <table:table-cell office:value-type="float" office:value="0.00441014332965821" calcext:value-type="float">
            <text:p>0.004410143329658</text:p>
          </table:table-cell>
          <table:table-cell office:value-type="float" office:value="0.0470588235294118" calcext:value-type="float">
            <text:p>0.047058823529412</text:p>
          </table:table-cell>
          <table:table-cell office:value-type="string" calcext:value-type="string">
            <text:p>Francisco Pacheco (Q365989)</text:p>
          </table:table-cell>
          <table:table-cell office:value-type="float" office:value="0.00330760749724366" calcext:value-type="float">
            <text:p>0.003307607497244</text:p>
          </table:table-cell>
          <table:table-cell office:value-type="float" office:value="0.0352941176470588" calcext:value-type="float">
            <text:p>0.03529411764705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onsor</text:p>
          </table:table-cell>
          <table:table-cell office:value-type="string" calcext:value-type="string">
            <text:p>Philip IV of Spain (Q691402)</text:p>
          </table:table-cell>
          <table:table-cell office:value-type="float" office:value="0.00110253583241455" calcext:value-type="float">
            <text:p>0.0011025358324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Olivier Sainsère (Q3351352)</text:p>
          </table:table-cell>
          <table:table-cell office:value-type="float" office:value="0.00110253583241455" calcext:value-type="float">
            <text:p>0.0011025358324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aniel-Henry Kahnweiler (Q67762)</text:p>
          </table:table-cell>
          <table:table-cell office:value-type="float" office:value="0.00110253583241455" calcext:value-type="float">
            <text:p>0.001102535832415</text:p>
          </table:table-cell>
          <table:table-cell office:value-type="float" office:value="0.2" calcext:value-type="float">
            <text:p>0.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rticipantof</text:p>
          </table:table-cell>
          <table:table-cell office:value-type="string" calcext:value-type="string">
            <text:p>Documenta II (Q265448)</text:p>
          </table:table-cell>
          <table:table-cell office:value-type="float" office:value="0.00771775082690187" calcext:value-type="float">
            <text:p>0.007717750826902</text:p>
          </table:table-cell>
          <table:table-cell office:value-type="float" office:value="0.291666666666667" calcext:value-type="float">
            <text:p>0.291666666666667</text:p>
          </table:table-cell>
          <table:table-cell office:value-type="string" calcext:value-type="string">
            <text:p>documenta III (Q265533)</text:p>
          </table:table-cell>
          <table:table-cell office:value-type="float" office:value="0.00771775082690187" calcext:value-type="float">
            <text:p>0.007717750826902</text:p>
          </table:table-cell>
          <table:table-cell office:value-type="float" office:value="0.291666666666667" calcext:value-type="float">
            <text:p>0.291666666666667</text:p>
          </table:table-cell>
          <table:table-cell office:value-type="string" calcext:value-type="string">
            <text:p>documenta 1 (Q265378)</text:p>
          </table:table-cell>
          <table:table-cell office:value-type="float" office:value="0.00441014332965821" calcext:value-type="float">
            <text:p>0.004410143329658</text:p>
          </table:table-cell>
          <table:table-cell office:value-type="float" office:value="0.166666666666667" calcext:value-type="float">
            <text:p>0.1666666666666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fluencedby</text:p>
          </table:table-cell>
          <table:table-cell office:value-type="string" calcext:value-type="string">
            <text:p>Pablo Picasso (Q5593)</text:p>
          </table:table-cell>
          <table:table-cell office:value-type="float" office:value="0.00220507166482911" calcext:value-type="float">
            <text:p>0.002205071664829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Modest Urgell (Q1625926)</text:p>
          </table:table-cell>
          <table:table-cell office:value-type="float" office:value="0.00110253583241455" calcext:value-type="float">
            <text:p>0.001102535832415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Henri Rousseau (Q156386)</text:p>
          </table:table-cell>
          <table:table-cell office:value-type="float" office:value="0.00110253583241455" calcext:value-type="float">
            <text:p>0.001102535832415</text:p>
          </table:table-cell>
          <table:table-cell office:value-type="float" office:value="0.0625" calcext:value-type="float">
            <text:p>0.06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vement</text:p>
          </table:table-cell>
          <table:table-cell office:value-type="string" calcext:value-type="string">
            <text:p>baroque (Q37853)</text:p>
          </table:table-cell>
          <table:table-cell office:value-type="float" office:value="0.019845644983462" calcext:value-type="float">
            <text:p>0.019845644983462</text:p>
          </table:table-cell>
          <table:table-cell office:value-type="float" office:value="0.174757281553398" calcext:value-type="float">
            <text:p>0.174757281553398</text:p>
          </table:table-cell>
          <table:table-cell office:value-type="string" calcext:value-type="string">
            <text:p>Modernisme (Q1122677)</text:p>
          </table:table-cell>
          <table:table-cell office:value-type="float" office:value="0.0110253583241455" calcext:value-type="float">
            <text:p>0.011025358324146</text:p>
          </table:table-cell>
          <table:table-cell office:value-type="float" office:value="0.0970873786407767" calcext:value-type="float">
            <text:p>0.097087378640777</text:p>
          </table:table-cell>
          <table:table-cell office:value-type="string" calcext:value-type="string">
            <text:p>Surrealism (Q39427)</text:p>
          </table:table-cell>
          <table:table-cell office:value-type="float" office:value="0.00882028665931643" calcext:value-type="float">
            <text:p>0.008820286659316</text:p>
          </table:table-cell>
          <table:table-cell office:value-type="float" office:value="0.0776699029126214" calcext:value-type="float">
            <text:p>0.0776699029126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re</text:p>
          </table:table-cell>
          <table:table-cell office:value-type="string" calcext:value-type="string">
            <text:p>portrait (Q134307)</text:p>
          </table:table-cell>
          <table:table-cell office:value-type="float" office:value="0.0804851157662624" calcext:value-type="float">
            <text:p>0.080485115766262</text:p>
          </table:table-cell>
          <table:table-cell office:value-type="float" office:value="0.467948717948718" calcext:value-type="float">
            <text:p>0.467948717948718</text:p>
          </table:table-cell>
          <table:table-cell office:value-type="string" calcext:value-type="string">
            <text:p>poetry (Q482)</text:p>
          </table:table-cell>
          <table:table-cell office:value-type="float" office:value="0.0209481808158765" calcext:value-type="float">
            <text:p>0.020948180815877</text:p>
          </table:table-cell>
          <table:table-cell office:value-type="float" office:value="0.121794871794872" calcext:value-type="float">
            <text:p>0.121794871794872</text:p>
          </table:table-cell>
          <table:table-cell office:value-type="string" calcext:value-type="string">
            <text:p>still life (Q170571)</text:p>
          </table:table-cell>
          <table:table-cell office:value-type="float" office:value="0.0132304299889746" calcext:value-type="float">
            <text:p>0.013230429988975</text:p>
          </table:table-cell>
          <table:table-cell office:value-type="float" office:value="0.0769230769230769" calcext:value-type="float">
            <text:p>0.07692307692307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uster 17 (Eigenvalue: 0.014188473180076627) (Size: 522)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ceofbirth</text:p>
          </table:table-cell>
          <table:table-cell office:value-type="string" calcext:value-type="string">
            <text:p>Copenhagen (Q1748)</text:p>
          </table:table-cell>
          <table:table-cell office:value-type="float" office:value="0.306513409961686" calcext:value-type="float">
            <text:p>0.306513409961686</text:p>
          </table:table-cell>
          <table:table-cell office:value-type="float" office:value="0.321285140562249" calcext:value-type="float">
            <text:p>0.321285140562249</text:p>
          </table:table-cell>
          <table:table-cell office:value-type="string" calcext:value-type="string">
            <text:p>Christiania (Q21711493)</text:p>
          </table:table-cell>
          <table:table-cell office:value-type="float" office:value="0.0613026819923372" calcext:value-type="float">
            <text:p>0.061302681992337</text:p>
          </table:table-cell>
          <table:table-cell office:value-type="float" office:value="0.0642570281124498" calcext:value-type="float">
            <text:p>0.06425702811245</text:p>
          </table:table-cell>
          <table:table-cell office:value-type="string" calcext:value-type="string">
            <text:p>Frederiksberg (Q30096)</text:p>
          </table:table-cell>
          <table:table-cell office:value-type="float" office:value="0.0268199233716475" calcext:value-type="float">
            <text:p>0.026819923371648</text:p>
          </table:table-cell>
          <table:table-cell office:value-type="float" office:value="0.0281124497991968" calcext:value-type="float">
            <text:p>0.02811244979919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office:value-type="float" office:value="0.779693486590038" calcext:value-type="float">
            <text:p>0.77969348659003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130268199233716" calcext:value-type="float">
            <text:p>0.1302681992337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727969348659004" calcext:value-type="float">
            <text:p>0.072796934865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untryofcitizenship</text:p>
          </table:table-cell>
          <table:table-cell table:style-name="ce6" office:value-type="string" calcext:value-type="string">
            <text:p>Denmark (Q35)</text:p>
          </table:table-cell>
          <table:table-cell office:value-type="float" office:value="0.699233716475096" calcext:value-type="float">
            <text:p>0.699233716475096</text:p>
          </table:table-cell>
          <table:table-cell office:value-type="float" office:value="0.688679245283019" calcext:value-type="float">
            <text:p>0.688679245283019</text:p>
          </table:table-cell>
          <table:table-cell table:style-name="ce6" office:value-type="string" calcext:value-type="string">
            <text:p>Norway (Q20)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0.273584905660377" calcext:value-type="float">
            <text:p>0.273584905660377</text:p>
          </table:table-cell>
          <table:table-cell office:value-type="string" calcext:value-type="string">
            <text:p>Russian Empire (Q34266)</text:p>
          </table:table-cell>
          <table:table-cell office:value-type="float" office:value="0.00957854406130268" calcext:value-type="float">
            <text:p>0.009578544061303</text:p>
          </table:table-cell>
          <table:table-cell office:value-type="float" office:value="0.00943396226415094" calcext:value-type="float">
            <text:p>0.00943396226415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worklocation</text:p>
          </table:table-cell>
          <table:table-cell table:style-name="ce6" office:value-type="string" calcext:value-type="string">
            <text:p>Copenhagen (Q1748)</text:p>
          </table:table-cell>
          <table:table-cell office:value-type="float" office:value="0.254789272030651" calcext:value-type="float">
            <text:p>0.254789272030651</text:p>
          </table:table-cell>
          <table:table-cell office:value-type="float" office:value="0.47841726618705" calcext:value-type="float">
            <text:p>0.47841726618705</text:p>
          </table:table-cell>
          <table:table-cell office:value-type="string" calcext:value-type="string">
            <text:p>Oslo (Q585)</text:p>
          </table:table-cell>
          <table:table-cell office:value-type="float" office:value="0.0325670498084291" calcext:value-type="float">
            <text:p>0.032567049808429</text:p>
          </table:table-cell>
          <table:table-cell office:value-type="float" office:value="0.0611510791366907" calcext:value-type="float">
            <text:p>0.061151079136691</text:p>
          </table:table-cell>
          <table:table-cell office:value-type="string" calcext:value-type="string">
            <text:p>Denmark (Q35)</text:p>
          </table:table-cell>
          <table:table-cell office:value-type="float" office:value="0.028735632183908" calcext:value-type="float">
            <text:p>0.028735632183908</text:p>
          </table:table-cell>
          <table:table-cell office:value-type="float" office:value="0.0539568345323741" calcext:value-type="float">
            <text:p>0.05395683453237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ducatedat</text:p>
          </table:table-cell>
          <table:table-cell table:style-name="ce6" office:value-type="string" calcext:value-type="string">
            <text:p>Royal Danish Academy of Fine Arts (Q1641001)</text:p>
          </table:table-cell>
          <table:table-cell office:value-type="float" office:value="0.331417624521073" calcext:value-type="float">
            <text:p>0.331417624521073</text:p>
          </table:table-cell>
          <table:table-cell office:value-type="float" office:value="0.67843137254902" calcext:value-type="float">
            <text:p>0.67843137254902</text:p>
          </table:table-cell>
          <table:table-cell office:value-type="string" calcext:value-type="string">
            <text:p>Oslo National Academy of the Arts (Q1291884)</text:p>
          </table:table-cell>
          <table:table-cell office:value-type="float" office:value="0.0402298850574713" calcext:value-type="float">
            <text:p>0.040229885057471</text:p>
          </table:table-cell>
          <table:table-cell office:value-type="float" office:value="0.0823529411764706" calcext:value-type="float">
            <text:p>0.082352941176471</text:p>
          </table:table-cell>
          <table:table-cell office:value-type="string" calcext:value-type="string">
            <text:p>Kunstnernes Frie Studieskoler (Q6445050)</text:p>
          </table:table-cell>
          <table:table-cell office:value-type="float" office:value="0.0153256704980843" calcext:value-type="float">
            <text:p>0.015325670498084</text:p>
          </table:table-cell>
          <table:table-cell office:value-type="float" office:value="0.0313725490196078" calcext:value-type="float">
            <text:p>0.03137254901960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</text:p>
          </table:table-cell>
          <table:table-cell office:value-type="string" calcext:value-type="string">
            <text:p>Vilhelm Hammershøi (Q380706)</text:p>
          </table:table-cell>
          <table:table-cell office:value-type="float" office:value="0.0114942528735632" calcext:value-type="float">
            <text:p>0.011494252873563</text:p>
          </table:table-cell>
          <table:table-cell office:value-type="float" office:value="0.0113636363636364" calcext:value-type="float">
            <text:p>0.011363636363636</text:p>
          </table:table-cell>
          <table:table-cell office:value-type="string" calcext:value-type="string">
            <text:p>Kristian Zahrtmann (Q2361850)</text:p>
          </table:table-cell>
          <table:table-cell office:value-type="float" office:value="0.00957854406130268" calcext:value-type="float">
            <text:p>0.009578544061303</text:p>
          </table:table-cell>
          <table:table-cell office:value-type="float" office:value="0.00946969696969697" calcext:value-type="float">
            <text:p>0.009469696969697</text:p>
          </table:table-cell>
          <table:table-cell office:value-type="string" calcext:value-type="string">
            <text:p>Louise of Hesse-Kassel (Q166028)</text:p>
          </table:table-cell>
          <table:table-cell office:value-type="float" office:value="0.00957854406130268" calcext:value-type="float">
            <text:p>0.009578544061303</text:p>
          </table:table-cell>
          <table:table-cell office:value-type="float" office:value="0.00946969696969697" calcext:value-type="float">
            <text:p>0.00946969696969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of</text:p>
          </table:table-cell>
          <table:table-cell office:value-type="string" calcext:value-type="string">
            <text:p>Christoffer Wilhelm Eckersberg (Q363823)</text:p>
          </table:table-cell>
          <table:table-cell office:value-type="float" office:value="0.0632183908045977" calcext:value-type="float">
            <text:p>0.063218390804598</text:p>
          </table:table-cell>
          <table:table-cell office:value-type="float" office:value="0.0589285714285714" calcext:value-type="float">
            <text:p>0.058928571428572</text:p>
          </table:table-cell>
          <table:table-cell office:value-type="string" calcext:value-type="string">
            <text:p>Johan Ludwig Lund (Q3365727)</text:p>
          </table:table-cell>
          <table:table-cell office:value-type="float" office:value="0.0478927203065134" calcext:value-type="float">
            <text:p>0.047892720306514</text:p>
          </table:table-cell>
          <table:table-cell office:value-type="float" office:value="0.0446428571428571" calcext:value-type="float">
            <text:p>0.044642857142857</text:p>
          </table:table-cell>
          <table:table-cell office:value-type="string" calcext:value-type="string">
            <text:p>Vilhelm Kyhn (Q1781575)</text:p>
          </table:table-cell>
          <table:table-cell office:value-type="float" office:value="0.0459770114942529" calcext:value-type="float">
            <text:p>0.045977011494253</text:p>
          </table:table-cell>
          <table:table-cell office:value-type="float" office:value="0.0428571428571429" calcext:value-type="float">
            <text:p>0.04285714285714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onsor</text:p>
          </table:table-cell>
          <table:table-cell office:value-type="string" calcext:value-type="string">
            <text:p>Paul Cézanne (Q35548)</text:p>
          </table:table-cell>
          <table:table-cell office:value-type="float" office:value="0.00191570881226054" calcext:value-type="float">
            <text:p>0.00191570881226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ticipantof</text:p>
          </table:table-cell>
          <table:table-cell office:value-type="string" calcext:value-type="string">
            <text:p>Denmark Expedition (Q11964714)</text:p>
          </table:table-cell>
          <table:table-cell office:value-type="float" office:value="0.00383141762452107" calcext:value-type="float">
            <text:p>0.00383141762452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documenta III (Q265533)</text:p>
          </table:table-cell>
          <table:table-cell office:value-type="float" office:value="0.00191570881226054" calcext:value-type="float">
            <text:p>0.00191570881226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932 Summer Olympics (Q8143)</text:p>
          </table:table-cell>
          <table:table-cell office:value-type="float" office:value="0.00191570881226054" calcext:value-type="float">
            <text:p>0.001915708812261</text:p>
          </table:table-cell>
          <table:table-cell office:value-type="float" office:value="0.2" calcext:value-type="float">
            <text:p>0.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fluencedby</text:p>
          </table:table-cell>
          <table:table-cell office:value-type="string" calcext:value-type="string">
            <text:p>Hans Gude (Q701669)</text:p>
          </table:table-cell>
          <table:table-cell office:value-type="float" office:value="0.00191570881226054" calcext:value-type="float">
            <text:p>0.00191570881226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Joachim Frich (Q4568470)</text:p>
          </table:table-cell>
          <table:table-cell office:value-type="float" office:value="0.00191570881226054" calcext:value-type="float">
            <text:p>0.001915708812261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vement</text:p>
          </table:table-cell>
          <table:table-cell office:value-type="string" calcext:value-type="string">
            <text:p>Pont-Aven School (Q382056)</text:p>
          </table:table-cell>
          <table:table-cell office:value-type="float" office:value="0.00574712643678161" calcext:value-type="float">
            <text:p>0.00574712643678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mpressionism (Q40415)</text:p>
          </table:table-cell>
          <table:table-cell office:value-type="float" office:value="0.00191570881226054" calcext:value-type="float">
            <text:p>0.001915708812261</text:p>
          </table:table-cell>
          <table:table-cell office:value-type="float" office:value="0.0666666666666667" calcext:value-type="float">
            <text:p>0.066666666666667</text:p>
          </table:table-cell>
          <table:table-cell office:value-type="string" calcext:value-type="string">
            <text:p>COBRA (Q212611)</text:p>
          </table:table-cell>
          <table:table-cell office:value-type="float" office:value="0.00191570881226054" calcext:value-type="float">
            <text:p>0.001915708812261</text:p>
          </table:table-cell>
          <table:table-cell office:value-type="float" office:value="0.0666666666666667" calcext:value-type="float">
            <text:p>0.0666666666666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re</text:p>
          </table:table-cell>
          <table:table-cell office:value-type="string" calcext:value-type="string">
            <text:p>portrait (Q134307)</text:p>
          </table:table-cell>
          <table:table-cell office:value-type="float" office:value="0.160919540229885" calcext:value-type="float">
            <text:p>0.160919540229885</text:p>
          </table:table-cell>
          <table:table-cell office:value-type="float" office:value="0.563758389261745" calcext:value-type="float">
            <text:p>0.563758389261745</text:p>
          </table:table-cell>
          <table:table-cell office:value-type="string" calcext:value-type="string">
            <text:p>landscape art (Q191163)</text:p>
          </table:table-cell>
          <table:table-cell office:value-type="float" office:value="0.0440613026819923" calcext:value-type="float">
            <text:p>0.044061302681992</text:p>
          </table:table-cell>
          <table:table-cell office:value-type="float" office:value="0.154362416107383" calcext:value-type="float">
            <text:p>0.154362416107383</text:p>
          </table:table-cell>
          <table:table-cell office:value-type="string" calcext:value-type="string">
            <text:p>history painting (Q742333)</text:p>
          </table:table-cell>
          <table:table-cell office:value-type="float" office:value="0.0191570881226054" calcext:value-type="float">
            <text:p>0.019157088122605</text:p>
          </table:table-cell>
          <table:table-cell office:value-type="float" office:value="0.0671140939597315" calcext:value-type="float">
            <text:p>0.06711409395973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uster 20 (Eigenvalue: 0.010735926229508188) (Size: 488)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ceofbirth</text:p>
          </table:table-cell>
          <table:table-cell office:value-type="string" calcext:value-type="string">
            <text:p>Stockholm (Q1754)</text:p>
          </table:table-cell>
          <table:table-cell office:value-type="float" office:value="0.247950819672131" calcext:value-type="float">
            <text:p>0.247950819672131</text:p>
          </table:table-cell>
          <table:table-cell office:value-type="float" office:value="0.259656652360515" calcext:value-type="float">
            <text:p>0.259656652360515</text:p>
          </table:table-cell>
          <table:table-cell office:value-type="string" calcext:value-type="string">
            <text:p>Stockholm city (Q10680648)</text:p>
          </table:table-cell>
          <table:table-cell office:value-type="float" office:value="0.0368852459016393" calcext:value-type="float">
            <text:p>0.036885245901639</text:p>
          </table:table-cell>
          <table:table-cell office:value-type="float" office:value="0.0386266094420601" calcext:value-type="float">
            <text:p>0.03862660944206</text:p>
          </table:table-cell>
          <table:table-cell office:value-type="string" calcext:value-type="string">
            <text:p>Gothenburg (Q25287)</text:p>
          </table:table-cell>
          <table:table-cell office:value-type="float" office:value="0.0348360655737705" calcext:value-type="float">
            <text:p>0.034836065573771</text:p>
          </table:table-cell>
          <table:table-cell office:value-type="float" office:value="0.036480686695279" calcext:value-type="float">
            <text:p>0.03648068669527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office:value-type="float" office:value="0.764344262295082" calcext:value-type="float">
            <text:p>0.76434426229508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120901639344262" calcext:value-type="float">
            <text:p>0.12090163934426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717213114754098" calcext:value-type="float">
            <text:p>0.0717213114754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untryofcitizenship</text:p>
          </table:table-cell>
          <table:table-cell table:style-name="ce6" office:value-type="string" calcext:value-type="string">
            <text:p>Sweden (Q34)</text:p>
          </table:table-cell>
          <table:table-cell office:value-type="float" office:value="0.967213114754098" calcext:value-type="float">
            <text:p>0.967213114754098</text:p>
          </table:table-cell>
          <table:table-cell office:value-type="float" office:value="0.929133858267717" calcext:value-type="float">
            <text:p>0.929133858267717</text:p>
          </table:table-cell>
          <table:table-cell office:value-type="string" calcext:value-type="string">
            <text:p>Finland (Q33)</text:p>
          </table:table-cell>
          <table:table-cell office:value-type="float" office:value="0.0327868852459016" calcext:value-type="float">
            <text:p>0.032786885245902</text:p>
          </table:table-cell>
          <table:table-cell office:value-type="float" office:value="0.031496062992126" calcext:value-type="float">
            <text:p>0.031496062992126</text:p>
          </table:table-cell>
          <table:table-cell office:value-type="string" calcext:value-type="string">
            <text:p>Norway (Q20)</text:p>
          </table:table-cell>
          <table:table-cell office:value-type="float" office:value="0.0204918032786885" calcext:value-type="float">
            <text:p>0.020491803278689</text:p>
          </table:table-cell>
          <table:table-cell office:value-type="float" office:value="0.0196850393700787" calcext:value-type="float">
            <text:p>0.01968503937007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klocation</text:p>
          </table:table-cell>
          <table:table-cell office:value-type="string" calcext:value-type="string">
            <text:p>Stockholm (Q1754)</text:p>
          </table:table-cell>
          <table:table-cell office:value-type="float" office:value="0.149590163934426" calcext:value-type="float">
            <text:p>0.149590163934426</text:p>
          </table:table-cell>
          <table:table-cell office:value-type="float" office:value="0.359605911330049" calcext:value-type="float">
            <text:p>0.359605911330049</text:p>
          </table:table-cell>
          <table:table-cell office:value-type="string" calcext:value-type="string">
            <text:p>Paris (Q90)</text:p>
          </table:table-cell>
          <table:table-cell office:value-type="float" office:value="0.0409836065573771" calcext:value-type="float">
            <text:p>0.040983606557377</text:p>
          </table:table-cell>
          <table:table-cell office:value-type="float" office:value="0.0985221674876847" calcext:value-type="float">
            <text:p>0.098522167487685</text:p>
          </table:table-cell>
          <table:table-cell office:value-type="string" calcext:value-type="string">
            <text:p>Netherlands (Q55)</text:p>
          </table:table-cell>
          <table:table-cell office:value-type="float" office:value="0.0266393442622951" calcext:value-type="float">
            <text:p>0.026639344262295</text:p>
          </table:table-cell>
          <table:table-cell office:value-type="float" office:value="0.0640394088669951" calcext:value-type="float">
            <text:p>0.06403940886699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ducatedat</text:p>
          </table:table-cell>
          <table:table-cell table:style-name="ce6" office:value-type="string" calcext:value-type="string">
            <text:p>Royal Swedish Academy of Fine Arts (Q167920)</text:p>
          </table:table-cell>
          <table:table-cell office:value-type="float" office:value="0.245901639344262" calcext:value-type="float">
            <text:p>0.245901639344262</text:p>
          </table:table-cell>
          <table:table-cell office:value-type="float" office:value="0.352941176470588" calcext:value-type="float">
            <text:p>0.352941176470588</text:p>
          </table:table-cell>
          <table:table-cell office:value-type="string" calcext:value-type="string">
            <text:p>Konstfack (Q1782926)</text:p>
          </table:table-cell>
          <table:table-cell office:value-type="float" office:value="0.102459016393443" calcext:value-type="float">
            <text:p>0.102459016393443</text:p>
          </table:table-cell>
          <table:table-cell office:value-type="float" office:value="0.147058823529412" calcext:value-type="float">
            <text:p>0.147058823529412</text:p>
          </table:table-cell>
          <table:table-cell office:value-type="string" calcext:value-type="string">
            <text:p>Académie Colarossi (Q337454)</text:p>
          </table:table-cell>
          <table:table-cell office:value-type="float" office:value="0.0389344262295082" calcext:value-type="float">
            <text:p>0.038934426229508</text:p>
          </table:table-cell>
          <table:table-cell office:value-type="float" office:value="0.0558823529411765" calcext:value-type="float">
            <text:p>0.05588235294117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</text:p>
          </table:table-cell>
          <table:table-cell office:value-type="string" calcext:value-type="string">
            <text:p>Q45047643 (Q45047643)</text:p>
          </table:table-cell>
          <table:table-cell office:value-type="float" office:value="0.00819672131147541" calcext:value-type="float">
            <text:p>0.008196721311475</text:p>
          </table:table-cell>
          <table:table-cell office:value-type="float" office:value="0.0119047619047619" calcext:value-type="float">
            <text:p>0.011904761904762</text:p>
          </table:table-cell>
          <table:table-cell office:value-type="string" calcext:value-type="string">
            <text:p>Frida Stéenhoff (Q4980157)</text:p>
          </table:table-cell>
          <table:table-cell office:value-type="float" office:value="0.00819672131147541" calcext:value-type="float">
            <text:p>0.008196721311475</text:p>
          </table:table-cell>
          <table:table-cell office:value-type="float" office:value="0.0119047619047619" calcext:value-type="float">
            <text:p>0.011904761904762</text:p>
          </table:table-cell>
          <table:table-cell office:value-type="string" calcext:value-type="string">
            <text:p>Astrid Wahlstedt (Q50357300)</text:p>
          </table:table-cell>
          <table:table-cell office:value-type="float" office:value="0.00819672131147541" calcext:value-type="float">
            <text:p>0.008196721311475</text:p>
          </table:table-cell>
          <table:table-cell office:value-type="float" office:value="0.0119047619047619" calcext:value-type="float">
            <text:p>0.01190476190476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of</text:p>
          </table:table-cell>
          <table:table-cell office:value-type="string" calcext:value-type="string">
            <text:p>Axel Tallberg (Q6203382)</text:p>
          </table:table-cell>
          <table:table-cell office:value-type="float" office:value="0.0389344262295082" calcext:value-type="float">
            <text:p>0.038934426229508</text:p>
          </table:table-cell>
          <table:table-cell office:value-type="float" office:value="0.0875576036866359" calcext:value-type="float">
            <text:p>0.087557603686636</text:p>
          </table:table-cell>
          <table:table-cell office:value-type="string" calcext:value-type="string">
            <text:p>Edvard Perséus (Q6160753)</text:p>
          </table:table-cell>
          <table:table-cell office:value-type="float" office:value="0.0122950819672131" calcext:value-type="float">
            <text:p>0.012295081967213</text:p>
          </table:table-cell>
          <table:table-cell office:value-type="float" office:value="0.0276497695852535" calcext:value-type="float">
            <text:p>0.027649769585254</text:p>
          </table:table-cell>
          <table:table-cell office:value-type="string" calcext:value-type="string">
            <text:p>Thomas Couture (Q326434)</text:p>
          </table:table-cell>
          <table:table-cell office:value-type="float" office:value="0.0102459016393443" calcext:value-type="float">
            <text:p>0.010245901639344</text:p>
          </table:table-cell>
          <table:table-cell office:value-type="float" office:value="0.0230414746543779" calcext:value-type="float">
            <text:p>0.02304147465437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onsor</text:p>
          </table:table-cell>
          <table:table-cell office:value-type="string" calcext:value-type="string">
            <text:p>Carl Gustaf Tessin (Q1038496)</text:p>
          </table:table-cell>
          <table:table-cell office:value-type="float" office:value="0.00204918032786885" calcext:value-type="float">
            <text:p>0.00204918032786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arie Antoinette (Q47365)</text:p>
          </table:table-cell>
          <table:table-cell office:value-type="float" office:value="0.00204918032786885" calcext:value-type="float">
            <text:p>0.00204918032786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Herman Mannheimer (Q5975074)</text:p>
          </table:table-cell>
          <table:table-cell office:value-type="float" office:value="0.00204918032786885" calcext:value-type="float">
            <text:p>0.002049180327869</text:p>
          </table:table-cell>
          <table:table-cell office:value-type="float" office:value="0.2" calcext:value-type="float">
            <text:p>0.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rticipantof</text:p>
          </table:table-cell>
          <table:table-cell office:value-type="string" calcext:value-type="string">
            <text:p>1932 Summer Olympics (Q8143)</text:p>
          </table:table-cell>
          <table:table-cell office:value-type="float" office:value="0.014344262295082" calcext:value-type="float">
            <text:p>0.01434426229508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912 Summer Olympics (Q8118)</text:p>
          </table:table-cell>
          <table:table-cell office:value-type="float" office:value="0.00409836065573771" calcext:value-type="float">
            <text:p>0.004098360655738</text:p>
          </table:table-cell>
          <table:table-cell office:value-type="float" office:value="0.142857142857143" calcext:value-type="float">
            <text:p>0.142857142857143</text:p>
          </table:table-cell>
          <table:table-cell office:value-type="string" calcext:value-type="string">
            <text:p>1948 Summer Olympics (Q8403)</text:p>
          </table:table-cell>
          <table:table-cell office:value-type="float" office:value="0.00204918032786885" calcext:value-type="float">
            <text:p>0.002049180327869</text:p>
          </table:table-cell>
          <table:table-cell office:value-type="float" office:value="0.0714285714285714" calcext:value-type="float">
            <text:p>0.07142857142857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fluencedby</text:p>
          </table:table-cell>
          <table:table-cell office:value-type="string" calcext:value-type="string">
            <text:p>E. T. A. Hoffmann (Q150471)</text:p>
          </table:table-cell>
          <table:table-cell office:value-type="float" office:value="0.00204918032786885" calcext:value-type="float">
            <text:p>0.002049180327869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Emmanuel Swedenborg (Q185832)</text:p>
          </table:table-cell>
          <table:table-cell office:value-type="float" office:value="0.00204918032786885" calcext:value-type="float">
            <text:p>0.002049180327869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Georg Brandes (Q316045)</text:p>
          </table:table-cell>
          <table:table-cell office:value-type="float" office:value="0.00204918032786885" calcext:value-type="float">
            <text:p>0.002049180327869</text:p>
          </table:table-cell>
          <table:table-cell office:value-type="float" office:value="0.0625" calcext:value-type="float">
            <text:p>0.06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vement</text:p>
          </table:table-cell>
          <table:table-cell office:value-type="string" calcext:value-type="string">
            <text:p>rococo (Q122960)</text:p>
          </table:table-cell>
          <table:table-cell office:value-type="float" office:value="0.00614754098360656" calcext:value-type="float">
            <text:p>0.006147540983607</text:p>
          </table:table-cell>
          <table:table-cell office:value-type="float" office:value="0.176470588235294" calcext:value-type="float">
            <text:p>0.176470588235294</text:p>
          </table:table-cell>
          <table:table-cell office:value-type="string" calcext:value-type="string">
            <text:p>Expressionism (Q80113)</text:p>
          </table:table-cell>
          <table:table-cell office:value-type="float" office:value="0.00409836065573771" calcext:value-type="float">
            <text:p>0.004098360655738</text:p>
          </table:table-cell>
          <table:table-cell office:value-type="float" office:value="0.117647058823529" calcext:value-type="float">
            <text:p>0.117647058823529</text:p>
          </table:table-cell>
          <table:table-cell office:value-type="string" calcext:value-type="string">
            <text:p>Realism (Q2642826)</text:p>
          </table:table-cell>
          <table:table-cell office:value-type="float" office:value="0.00409836065573771" calcext:value-type="float">
            <text:p>0.004098360655738</text:p>
          </table:table-cell>
          <table:table-cell office:value-type="float" office:value="0.117647058823529" calcext:value-type="float">
            <text:p>0.11764705882352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re</text:p>
          </table:table-cell>
          <table:table-cell office:value-type="string" calcext:value-type="string">
            <text:p>portrait (Q134307)</text:p>
          </table:table-cell>
          <table:table-cell office:value-type="float" office:value="0.145491803278689" calcext:value-type="float">
            <text:p>0.145491803278689</text:p>
          </table:table-cell>
          <table:table-cell office:value-type="float" office:value="0.417647058823529" calcext:value-type="float">
            <text:p>0.417647058823529</text:p>
          </table:table-cell>
          <table:table-cell office:value-type="string" calcext:value-type="string">
            <text:p>landscape art (Q191163)</text:p>
          </table:table-cell>
          <table:table-cell office:value-type="float" office:value="0.0635245901639344" calcext:value-type="float">
            <text:p>0.063524590163935</text:p>
          </table:table-cell>
          <table:table-cell office:value-type="float" office:value="0.182352941176471" calcext:value-type="float">
            <text:p>0.182352941176471</text:p>
          </table:table-cell>
          <table:table-cell office:value-type="string" calcext:value-type="string">
            <text:p>genre painting (Q214127)</text:p>
          </table:table-cell>
          <table:table-cell office:value-type="float" office:value="0.0327868852459016" calcext:value-type="float">
            <text:p>0.032786885245902</text:p>
          </table:table-cell>
          <table:table-cell office:value-type="float" office:value="0.0941176470588235" calcext:value-type="float">
            <text:p>0.09411764705882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uster 22 (Eigenvalue: 0.009730368161925608) (Size: 1828)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ceofbirth</text:p>
          </table:table-cell>
          <table:table-cell office:value-type="string" calcext:value-type="string">
            <text:p>New York City (Q60)</text:p>
          </table:table-cell>
          <table:table-cell office:value-type="float" office:value="0.0716630196936543" calcext:value-type="float">
            <text:p>0.071663019693654</text:p>
          </table:table-cell>
          <table:table-cell office:value-type="float" office:value="0.0805658056580566" calcext:value-type="float">
            <text:p>0.080565805658057</text:p>
          </table:table-cell>
          <table:table-cell office:value-type="string" calcext:value-type="string">
            <text:p>Philadelphia (Q1345)</text:p>
          </table:table-cell>
          <table:table-cell office:value-type="float" office:value="0.0382932166301969" calcext:value-type="float">
            <text:p>0.038293216630197</text:p>
          </table:table-cell>
          <table:table-cell office:value-type="float" office:value="0.043050430504305" calcext:value-type="float">
            <text:p>0.043050430504305</text:p>
          </table:table-cell>
          <table:table-cell office:value-type="string" calcext:value-type="string">
            <text:p>Boston (Q100)</text:p>
          </table:table-cell>
          <table:table-cell office:value-type="float" office:value="0.0262582056892779" calcext:value-type="float">
            <text:p>0.026258205689278</text:p>
          </table:table-cell>
          <table:table-cell office:value-type="float" office:value="0.029520295202952" calcext:value-type="float">
            <text:p>0.02952029520295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ate</text:p>
          </table:table-cell>
          <table:table-cell office:value-type="float" office:value="18" calcext:value-type="float">
            <text:p>18</text:p>
          </table:table-cell>
          <table:table-cell office:value-type="float" office:value="0.478665207877462" calcext:value-type="float">
            <text:p>0.478665207877462</text:p>
          </table:table-cell>
          <table:table-cell office:value-type="float" office:value="0.483425414364641" calcext:value-type="float">
            <text:p>0.483425414364641</text:p>
          </table:table-cell>
          <table:table-cell office:value-type="float" office:value="19" calcext:value-type="float">
            <text:p>19</text:p>
          </table:table-cell>
          <table:table-cell office:value-type="float" office:value="0.438730853391685" calcext:value-type="float">
            <text:p>0.438730853391685</text:p>
          </table:table-cell>
          <table:table-cell office:value-type="float" office:value="0.443093922651934" calcext:value-type="float">
            <text:p>0.443093922651934</text:p>
          </table:table-cell>
          <table:table-cell office:value-type="float" office:value="17" calcext:value-type="float">
            <text:p>17</text:p>
          </table:table-cell>
          <table:table-cell office:value-type="float" office:value="0.0661925601750547" calcext:value-type="float">
            <text:p>0.066192560175055</text:p>
          </table:table-cell>
          <table:table-cell office:value-type="float" office:value="0.0668508287292818" calcext:value-type="float">
            <text:p>0.06685082872928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untryofcitizenship</text:p>
          </table:table-cell>
          <table:table-cell office:value-type="string" calcext:value-type="string">
            <text:p>United States of America (Q30)</text:p>
          </table:table-cell>
          <table:table-cell office:value-type="float" office:value="0.842450765864333" calcext:value-type="float">
            <text:p>0.842450765864333</text:p>
          </table:table-cell>
          <table:table-cell office:value-type="float" office:value="0.843835616438356" calcext:value-type="float">
            <text:p>0.843835616438356</text:p>
          </table:table-cell>
          <table:table-cell office:value-type="string" calcext:value-type="string">
            <text:p>Romania (Q218)</text:p>
          </table:table-cell>
          <table:table-cell office:value-type="float" office:value="0.0366520787746171" calcext:value-type="float">
            <text:p>0.036652078774617</text:p>
          </table:table-cell>
          <table:table-cell office:value-type="float" office:value="0.0367123287671233" calcext:value-type="float">
            <text:p>0.036712328767123</text:p>
          </table:table-cell>
          <table:table-cell office:value-type="string" calcext:value-type="string">
            <text:p>Cuba (Q241)</text:p>
          </table:table-cell>
          <table:table-cell office:value-type="float" office:value="0.0114879649890591" calcext:value-type="float">
            <text:p>0.011487964989059</text:p>
          </table:table-cell>
          <table:table-cell office:value-type="float" office:value="0.0115068493150685" calcext:value-type="float">
            <text:p>0.01150684931506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klocation</text:p>
          </table:table-cell>
          <table:table-cell office:value-type="string" calcext:value-type="string">
            <text:p>New York City (Q60)</text:p>
          </table:table-cell>
          <table:table-cell office:value-type="float" office:value="0.0454048140043764" calcext:value-type="float">
            <text:p>0.045404814004376</text:p>
          </table:table-cell>
          <table:table-cell office:value-type="float" office:value="0.226775956284153" calcext:value-type="float">
            <text:p>0.226775956284153</text:p>
          </table:table-cell>
          <table:table-cell office:value-type="string" calcext:value-type="string">
            <text:p>United States of America (Q30)</text:p>
          </table:table-cell>
          <table:table-cell office:value-type="float" office:value="0.0185995623632385" calcext:value-type="float">
            <text:p>0.018599562363239</text:p>
          </table:table-cell>
          <table:table-cell office:value-type="float" office:value="0.092896174863388" calcext:value-type="float">
            <text:p>0.092896174863388</text:p>
          </table:table-cell>
          <table:table-cell office:value-type="string" calcext:value-type="string">
            <text:p>Paris (Q90)</text:p>
          </table:table-cell>
          <table:table-cell office:value-type="float" office:value="0.0158643326039387" calcext:value-type="float">
            <text:p>0.015864332603939</text:p>
          </table:table-cell>
          <table:table-cell office:value-type="float" office:value="0.0792349726775956" calcext:value-type="float">
            <text:p>0.07923497267759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ducatedat</text:p>
          </table:table-cell>
          <table:table-cell office:value-type="string" calcext:value-type="string">
            <text:p>Académie Julian (Q337480)</text:p>
          </table:table-cell>
          <table:table-cell office:value-type="float" office:value="0.0694748358862145" calcext:value-type="float">
            <text:p>0.069474835886215</text:p>
          </table:table-cell>
          <table:table-cell office:value-type="float" office:value="0.088317107093185" calcext:value-type="float">
            <text:p>0.088317107093185</text:p>
          </table:table-cell>
          <table:table-cell office:value-type="string" calcext:value-type="string">
            <text:p>Art Students League of New York (Q705737)</text:p>
          </table:table-cell>
          <table:table-cell office:value-type="float" office:value="0.0672866520787746" calcext:value-type="float">
            <text:p>0.067286652078775</text:p>
          </table:table-cell>
          <table:table-cell office:value-type="float" office:value="0.0855354659248957" calcext:value-type="float">
            <text:p>0.085535465924896</text:p>
          </table:table-cell>
          <table:table-cell office:value-type="string" calcext:value-type="string">
            <text:p>Pennsylvania Academy of the Fine Arts (Q1952033)</text:p>
          </table:table-cell>
          <table:table-cell office:value-type="float" office:value="0.0328227571115974" calcext:value-type="float">
            <text:p>0.032822757111597</text:p>
          </table:table-cell>
          <table:table-cell office:value-type="float" office:value="0.0417246175243394" calcext:value-type="float">
            <text:p>0.04172461752433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</text:p>
          </table:table-cell>
          <table:table-cell office:value-type="string" calcext:value-type="string">
            <text:p>Reginald Marsh (Q7308806)</text:p>
          </table:table-cell>
          <table:table-cell office:value-type="float" office:value="0.00164113785557987" calcext:value-type="float">
            <text:p>0.00164113785558</text:p>
          </table:table-cell>
          <table:table-cell office:value-type="float" office:value="0.0163934426229508" calcext:value-type="float">
            <text:p>0.016393442622951</text:p>
          </table:table-cell>
          <table:table-cell office:value-type="string" calcext:value-type="string">
            <text:p>Valeriu Pantazi (Q12743069)</text:p>
          </table:table-cell>
          <table:table-cell office:value-type="float" office:value="0.00164113785557987" calcext:value-type="float">
            <text:p>0.00164113785558</text:p>
          </table:table-cell>
          <table:table-cell office:value-type="float" office:value="0.0163934426229508" calcext:value-type="float">
            <text:p>0.016393442622951</text:p>
          </table:table-cell>
          <table:table-cell office:value-type="string" calcext:value-type="string">
            <text:p>Robert Henri (Q724860)</text:p>
          </table:table-cell>
          <table:table-cell office:value-type="float" office:value="0.00164113785557987" calcext:value-type="float">
            <text:p>0.00164113785558</text:p>
          </table:table-cell>
          <table:table-cell office:value-type="float" office:value="0.0163934426229508" calcext:value-type="float">
            <text:p>0.01639344262295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of</text:p>
          </table:table-cell>
          <table:table-cell office:value-type="string" calcext:value-type="string">
            <text:p>Jean-Léon Gérôme (Q212499)</text:p>
          </table:table-cell>
          <table:table-cell office:value-type="float" office:value="0.00765864332603939" calcext:value-type="float">
            <text:p>0.007658643326039</text:p>
          </table:table-cell>
          <table:table-cell office:value-type="float" office:value="0.0608695652173913" calcext:value-type="float">
            <text:p>0.060869565217391</text:p>
          </table:table-cell>
          <table:table-cell office:value-type="string" calcext:value-type="string">
            <text:p>Jean-Paul Laurens (Q708568)</text:p>
          </table:table-cell>
          <table:table-cell office:value-type="float" office:value="0.00492341356673961" calcext:value-type="float">
            <text:p>0.00492341356674</text:p>
          </table:table-cell>
          <table:table-cell office:value-type="float" office:value="0.0391304347826087" calcext:value-type="float">
            <text:p>0.039130434782609</text:p>
          </table:table-cell>
          <table:table-cell office:value-type="string" calcext:value-type="string">
            <text:p>Robert Henri (Q724860)</text:p>
          </table:table-cell>
          <table:table-cell office:value-type="float" office:value="0.00437636761487965" calcext:value-type="float">
            <text:p>0.00437636761488</text:p>
          </table:table-cell>
          <table:table-cell office:value-type="float" office:value="0.0347826086956522" calcext:value-type="float">
            <text:p>0.03478260869565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onsor</text:p>
          </table:table-cell>
          <table:table-cell office:value-type="string" calcext:value-type="string">
            <text:p>Andy Warhol (Q5603)</text:p>
          </table:table-cell>
          <table:table-cell office:value-type="float" office:value="0.000547045951859956" calcext:value-type="float">
            <text:p>0.00054704595186</text:p>
          </table:table-cell>
          <table:table-cell office:value-type="float" office:value="0.111111111111111" calcext:value-type="float">
            <text:p>0.111111111111111</text:p>
          </table:table-cell>
          <table:table-cell office:value-type="string" calcext:value-type="string">
            <text:p>Christopher Isherwood (Q310111)</text:p>
          </table:table-cell>
          <table:table-cell office:value-type="float" office:value="0.000547045951859956" calcext:value-type="float">
            <text:p>0.00054704595186</text:p>
          </table:table-cell>
          <table:table-cell office:value-type="float" office:value="0.111111111111111" calcext:value-type="float">
            <text:p>0.111111111111111</text:p>
          </table:table-cell>
          <table:table-cell office:value-type="string" calcext:value-type="string">
            <text:p>Alexandru Bogdan-Pitești (Q2834278)</text:p>
          </table:table-cell>
          <table:table-cell office:value-type="float" office:value="0.000547045951859956" calcext:value-type="float">
            <text:p>0.00054704595186</text:p>
          </table:table-cell>
          <table:table-cell office:value-type="float" office:value="0.111111111111111" calcext:value-type="float">
            <text:p>0.11111111111111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rticipantof</text:p>
          </table:table-cell>
          <table:table-cell office:value-type="string" calcext:value-type="string">
            <text:p>documenta 7 (Q769536)</text:p>
          </table:table-cell>
          <table:table-cell office:value-type="float" office:value="0.012582056892779" calcext:value-type="float">
            <text:p>0.012582056892779</text:p>
          </table:table-cell>
          <table:table-cell office:value-type="float" office:value="0.154362416107383" calcext:value-type="float">
            <text:p>0.154362416107383</text:p>
          </table:table-cell>
          <table:table-cell office:value-type="string" calcext:value-type="string">
            <text:p>1932 Summer Olympics (Q8143)</text:p>
          </table:table-cell>
          <table:table-cell office:value-type="float" office:value="0.0109409190371991" calcext:value-type="float">
            <text:p>0.010940919037199</text:p>
          </table:table-cell>
          <table:table-cell office:value-type="float" office:value="0.134228187919463" calcext:value-type="float">
            <text:p>0.134228187919463</text:p>
          </table:table-cell>
          <table:table-cell office:value-type="string" calcext:value-type="string">
            <text:p>4. documenta (Q231289)</text:p>
          </table:table-cell>
          <table:table-cell office:value-type="float" office:value="0.00929978118161926" calcext:value-type="float">
            <text:p>0.009299781181619</text:p>
          </table:table-cell>
          <table:table-cell office:value-type="float" office:value="0.114093959731544" calcext:value-type="float">
            <text:p>0.11409395973154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fluencedby</text:p>
          </table:table-cell>
          <table:table-cell office:value-type="string" calcext:value-type="string">
            <text:p>Nicolae Grigorescu (Q454321)</text:p>
          </table:table-cell>
          <table:table-cell office:value-type="float" office:value="0.00164113785557987" calcext:value-type="float">
            <text:p>0.00164113785558</text:p>
          </table:table-cell>
          <table:table-cell office:value-type="float" office:value="0.0428571428571429" calcext:value-type="float">
            <text:p>0.042857142857143</text:p>
          </table:table-cell>
          <table:table-cell office:value-type="string" calcext:value-type="string">
            <text:p>Jean-Paul Sartre (Q9364)</text:p>
          </table:table-cell>
          <table:table-cell office:value-type="float" office:value="0.00109409190371991" calcext:value-type="float">
            <text:p>0.00109409190372</text:p>
          </table:table-cell>
          <table:table-cell office:value-type="float" office:value="0.0285714285714286" calcext:value-type="float">
            <text:p>0.028571428571429</text:p>
          </table:table-cell>
          <table:table-cell office:value-type="string" calcext:value-type="string">
            <text:p>Robert Henri (Q724860)</text:p>
          </table:table-cell>
          <table:table-cell office:value-type="float" office:value="0.00109409190371991" calcext:value-type="float">
            <text:p>0.00109409190372</text:p>
          </table:table-cell>
          <table:table-cell office:value-type="float" office:value="0.0285714285714286" calcext:value-type="float">
            <text:p>0.02857142857142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vement</text:p>
          </table:table-cell>
          <table:table-cell office:value-type="string" calcext:value-type="string">
            <text:p>abstract expressionism (Q177725)</text:p>
          </table:table-cell>
          <table:table-cell office:value-type="float" office:value="0.0169584245076586" calcext:value-type="float">
            <text:p>0.016958424507659</text:p>
          </table:table-cell>
          <table:table-cell office:value-type="float" office:value="0.0984126984126984" calcext:value-type="float">
            <text:p>0.098412698412698</text:p>
          </table:table-cell>
          <table:table-cell office:value-type="string" calcext:value-type="string">
            <text:p>Impressionism (Q40415)</text:p>
          </table:table-cell>
          <table:table-cell office:value-type="float" office:value="0.0158643326039387" calcext:value-type="float">
            <text:p>0.015864332603939</text:p>
          </table:table-cell>
          <table:table-cell office:value-type="float" office:value="0.0920634920634921" calcext:value-type="float">
            <text:p>0.092063492063492</text:p>
          </table:table-cell>
          <table:table-cell office:value-type="string" calcext:value-type="string">
            <text:p>pop art (Q134147)</text:p>
          </table:table-cell>
          <table:table-cell office:value-type="float" office:value="0.0136761487964989" calcext:value-type="float">
            <text:p>0.013676148796499</text:p>
          </table:table-cell>
          <table:table-cell office:value-type="float" office:value="0.0793650793650794" calcext:value-type="float">
            <text:p>0.07936507936507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re</text:p>
          </table:table-cell>
          <table:table-cell office:value-type="string" calcext:value-type="string">
            <text:p>portrait (Q134307)</text:p>
          </table:table-cell>
          <table:table-cell office:value-type="float" office:value="0.135667396061269" calcext:value-type="float">
            <text:p>0.135667396061269</text:p>
          </table:table-cell>
          <table:table-cell office:value-type="float" office:value="0.401294498381877" calcext:value-type="float">
            <text:p>0.401294498381877</text:p>
          </table:table-cell>
          <table:table-cell office:value-type="string" calcext:value-type="string">
            <text:p>landscape art (Q191163)</text:p>
          </table:table-cell>
          <table:table-cell office:value-type="float" office:value="0.0667396061269147" calcext:value-type="float">
            <text:p>0.066739606126915</text:p>
          </table:table-cell>
          <table:table-cell office:value-type="float" office:value="0.197411003236246" calcext:value-type="float">
            <text:p>0.197411003236246</text:p>
          </table:table-cell>
          <table:table-cell office:value-type="string" calcext:value-type="string">
            <text:p>marine art (Q158607)</text:p>
          </table:table-cell>
          <table:table-cell office:value-type="float" office:value="0.0114879649890591" calcext:value-type="float">
            <text:p>0.011487964989059</text:p>
          </table:table-cell>
          <table:table-cell office:value-type="float" office:value="0.0339805825242718" calcext:value-type="float">
            <text:p>0.03398058252427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uster 5 (Eigenvalue: 0.001864912386706951) (Size: 331)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laceofbirth</text:p>
          </table:table-cell>
          <table:table-cell table:style-name="ce6" office:value-type="string" calcext:value-type="string">
            <text:p>Prague (Q1085)</text:p>
          </table:table-cell>
          <table:table-cell office:value-type="float" office:value="0.404833836858006" calcext:value-type="float">
            <text:p>0.404833836858006</text:p>
          </table:table-cell>
          <table:table-cell office:value-type="float" office:value="0.407294832826748" calcext:value-type="float">
            <text:p>0.407294832826748</text:p>
          </table:table-cell>
          <table:table-cell office:value-type="string" calcext:value-type="string">
            <text:p>Plzeň (Q43453)</text:p>
          </table:table-cell>
          <table:table-cell office:value-type="float" office:value="0.0453172205438066" calcext:value-type="float">
            <text:p>0.045317220543807</text:p>
          </table:table-cell>
          <table:table-cell office:value-type="float" office:value="0.0455927051671732" calcext:value-type="float">
            <text:p>0.045592705167173</text:p>
          </table:table-cell>
          <table:table-cell office:value-type="string" calcext:value-type="string">
            <text:p>Brno (Q14960)</text:p>
          </table:table-cell>
          <table:table-cell office:value-type="float" office:value="0.0241691842900302" calcext:value-type="float">
            <text:p>0.02416918429003</text:p>
          </table:table-cell>
          <table:table-cell office:value-type="float" office:value="0.0243161094224924" calcext:value-type="float">
            <text:p>0.02431610942249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 office:value-type="float" office:value="0.525679758308157" calcext:value-type="float">
            <text:p>0.525679758308157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office:value-type="float" office:value="0.444108761329305" calcext:value-type="float">
            <text:p>0.44410876132930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181268882175227" calcext:value-type="float">
            <text:p>0.01812688821752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untryofcitizenship</text:p>
          </table:table-cell>
          <table:table-cell table:style-name="ce6" office:value-type="string" calcext:value-type="string">
            <text:p>Czech Republic (Q213)</text:p>
          </table:table-cell>
          <table:table-cell office:value-type="float" office:value="0.688821752265861" calcext:value-type="float">
            <text:p>0.688821752265861</text:p>
          </table:table-cell>
          <table:table-cell office:value-type="float" office:value="0.504424778761062" calcext:value-type="float">
            <text:p>0.504424778761062</text:p>
          </table:table-cell>
          <table:table-cell table:style-name="ce6" office:value-type="string" calcext:value-type="string">
            <text:p>Czechoslovakia (Q33946)</text:p>
          </table:table-cell>
          <table:table-cell office:value-type="float" office:value="0.389728096676737" calcext:value-type="float">
            <text:p>0.389728096676737</text:p>
          </table:table-cell>
          <table:table-cell office:value-type="float" office:value="0.285398230088496" calcext:value-type="float">
            <text:p>0.285398230088496</text:p>
          </table:table-cell>
          <table:table-cell office:value-type="string" calcext:value-type="string">
            <text:p>Austria-Hungary (Q28513)</text:p>
          </table:table-cell>
          <table:table-cell office:value-type="float" office:value="0.217522658610272" calcext:value-type="float">
            <text:p>0.217522658610272</text:p>
          </table:table-cell>
          <table:table-cell office:value-type="float" office:value="0.15929203539823" calcext:value-type="float">
            <text:p>0.1592920353982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klocation</text:p>
          </table:table-cell>
          <table:table-cell office:value-type="string" calcext:value-type="string">
            <text:p>Prague (Q1085)</text:p>
          </table:table-cell>
          <table:table-cell office:value-type="float" office:value="0.0845921450151057" calcext:value-type="float">
            <text:p>0.084592145015106</text:p>
          </table:table-cell>
          <table:table-cell office:value-type="float" office:value="0.571428571428571" calcext:value-type="float">
            <text:p>0.571428571428571</text:p>
          </table:table-cell>
          <table:table-cell office:value-type="string" calcext:value-type="string">
            <text:p>Paris (Q90)</text:p>
          </table:table-cell>
          <table:table-cell office:value-type="float" office:value="0.0241691842900302" calcext:value-type="float">
            <text:p>0.02416918429003</text:p>
          </table:table-cell>
          <table:table-cell office:value-type="float" office:value="0.163265306122449" calcext:value-type="float">
            <text:p>0.163265306122449</text:p>
          </table:table-cell>
          <table:table-cell office:value-type="string" calcext:value-type="string">
            <text:p>Munich (Q1726)</text:p>
          </table:table-cell>
          <table:table-cell office:value-type="float" office:value="0.00906344410876133" calcext:value-type="float">
            <text:p>0.009063444108761</text:p>
          </table:table-cell>
          <table:table-cell office:value-type="float" office:value="0.0612244897959184" calcext:value-type="float">
            <text:p>0.06122448979591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ducatedat</text:p>
          </table:table-cell>
          <table:table-cell table:style-name="ce6" office:value-type="string" calcext:value-type="string">
            <text:p>Academy of Fine Arts, Prague (Q414009)</text:p>
          </table:table-cell>
          <table:table-cell office:value-type="float" office:value="0.211480362537764" calcext:value-type="float">
            <text:p>0.211480362537764</text:p>
          </table:table-cell>
          <table:table-cell office:value-type="float" office:value="0.564516129032258" calcext:value-type="float">
            <text:p>0.564516129032258</text:p>
          </table:table-cell>
          <table:table-cell office:value-type="string" calcext:value-type="string">
            <text:p>Academy of Arts, Architecture and Design in Prague (Q414309)</text:p>
          </table:table-cell>
          <table:table-cell office:value-type="float" office:value="0.0453172205438066" calcext:value-type="float">
            <text:p>0.045317220543807</text:p>
          </table:table-cell>
          <table:table-cell office:value-type="float" office:value="0.120967741935484" calcext:value-type="float">
            <text:p>0.120967741935484</text:p>
          </table:table-cell>
          <table:table-cell office:value-type="string" calcext:value-type="string">
            <text:p>Charles University (Q31519)</text:p>
          </table:table-cell>
          <table:table-cell office:value-type="float" office:value="0.0241691842900302" calcext:value-type="float">
            <text:p>0.02416918429003</text:p>
          </table:table-cell>
          <table:table-cell office:value-type="float" office:value="0.0645161290322581" calcext:value-type="float">
            <text:p>0.0645161290322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</text:p>
          </table:table-cell>
          <table:table-cell office:value-type="string" calcext:value-type="string">
            <text:p>Vojtěch Bartoněk (Q6351760)</text:p>
          </table:table-cell>
          <table:table-cell office:value-type="float" office:value="0.00906344410876133" calcext:value-type="float">
            <text:p>0.00906344410876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Ilse Voigt (Q51551379)</text:p>
          </table:table-cell>
          <table:table-cell office:value-type="float" office:value="0.00302114803625378" calcext:value-type="float">
            <text:p>0.003021148036254</text:p>
          </table:table-cell>
          <table:table-cell office:value-type="float" office:value="0.111111111111111" calcext:value-type="float">
            <text:p>0.111111111111111</text:p>
          </table:table-cell>
          <table:table-cell office:value-type="string" calcext:value-type="string">
            <text:p>Alois Kalvoda (Q4734234)</text:p>
          </table:table-cell>
          <table:table-cell office:value-type="float" office:value="0.00302114803625378" calcext:value-type="float">
            <text:p>0.003021148036254</text:p>
          </table:table-cell>
          <table:table-cell office:value-type="float" office:value="0.111111111111111" calcext:value-type="float">
            <text:p>0.11111111111111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of</text:p>
          </table:table-cell>
          <table:table-cell office:value-type="string" calcext:value-type="string">
            <text:p>Kanō Tomonobu (Q11571455)</text:p>
          </table:table-cell>
          <table:table-cell office:value-type="float" office:value="0.00302114803625378" calcext:value-type="float">
            <text:p>0.003021148036254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Julius Mařák (Q531210)</text:p>
          </table:table-cell>
          <table:table-cell office:value-type="float" office:value="0.00302114803625378" calcext:value-type="float">
            <text:p>0.003021148036254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Jan Swerts (Q325285)</text:p>
          </table:table-cell>
          <table:table-cell office:value-type="float" office:value="0.00302114803625378" calcext:value-type="float">
            <text:p>0.003021148036254</text:p>
          </table:table-cell>
          <table:table-cell office:value-type="float" office:value="0.125" calcext:value-type="float">
            <text:p>0.1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ons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icipantof</text:p>
          </table:table-cell>
          <table:table-cell office:value-type="string" calcext:value-type="string">
            <text:p>documenta 1 (Q265378)</text:p>
          </table:table-cell>
          <table:table-cell office:value-type="float" office:value="0.00302114803625378" calcext:value-type="float">
            <text:p>0.003021148036254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4. documenta (Q231289)</text:p>
          </table:table-cell>
          <table:table-cell office:value-type="float" office:value="0.00302114803625378" calcext:value-type="float">
            <text:p>0.003021148036254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Eurovision Song Contest 1968 (Q204010)</text:p>
          </table:table-cell>
          <table:table-cell office:value-type="float" office:value="0.00302114803625378" calcext:value-type="float">
            <text:p>0.003021148036254</text:p>
          </table:table-cell>
          <table:table-cell office:value-type="float" office:value="0.125" calcext:value-type="float">
            <text:p>0.1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fluencedby</text:p>
          </table:table-cell>
          <table:table-cell office:value-type="string" calcext:value-type="string">
            <text:p>Julius Mařák (Q531210)</text:p>
          </table:table-cell>
          <table:table-cell office:value-type="float" office:value="0.00302114803625378" calcext:value-type="float">
            <text:p>0.0030211480362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Vojtech Klimkovič (Q18511597)</text:p>
          </table:table-cell>
          <table:table-cell office:value-type="float" office:value="0.00302114803625378" calcext:value-type="float">
            <text:p>0.0030211480362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ntonín Chittussi (Q608308)</text:p>
          </table:table-cell>
          <table:table-cell office:value-type="float" office:value="0.00302114803625378" calcext:value-type="float">
            <text:p>0.003021148036254</text:p>
          </table:table-cell>
          <table:table-cell office:value-type="float" office:value="0.2" calcext:value-type="float">
            <text:p>0.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movement</text:p>
          </table:table-cell>
          <table:table-cell table:style-name="ce6" office:value-type="string" calcext:value-type="string">
            <text:p>Expressionism (Q80113)</text:p>
          </table:table-cell>
          <table:table-cell office:value-type="float" office:value="0.0181268882175227" calcext:value-type="float">
            <text:p>0.018126888217523</text:p>
          </table:table-cell>
          <table:table-cell office:value-type="float" office:value="0.352941176470588" calcext:value-type="float">
            <text:p>0.352941176470588</text:p>
          </table:table-cell>
          <table:table-cell table:style-name="ce6" office:value-type="string" calcext:value-type="string">
            <text:p>Impressionism (Q40415)</text:p>
          </table:table-cell>
          <table:table-cell office:value-type="float" office:value="0.00604229607250755" calcext:value-type="float">
            <text:p>0.006042296072508</text:p>
          </table:table-cell>
          <table:table-cell office:value-type="float" office:value="0.117647058823529" calcext:value-type="float">
            <text:p>0.117647058823529</text:p>
          </table:table-cell>
          <table:table-cell office:value-type="string" calcext:value-type="string">
            <text:p>Orphism (Q519443)</text:p>
          </table:table-cell>
          <table:table-cell office:value-type="float" office:value="0.00302114803625378" calcext:value-type="float">
            <text:p>0.003021148036254</text:p>
          </table:table-cell>
          <table:table-cell office:value-type="float" office:value="0.0588235294117647" calcext:value-type="float">
            <text:p>0.05882352941176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re</text:p>
          </table:table-cell>
          <table:table-cell office:value-type="string" calcext:value-type="string">
            <text:p>portrait (Q134307)</text:p>
          </table:table-cell>
          <table:table-cell office:value-type="float" office:value="0.0181268882175227" calcext:value-type="float">
            <text:p>0.01812688821752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history painting (Q742333)</text:p>
          </table:table-cell>
          <table:table-cell office:value-type="float" office:value="0.0120845921450151" calcext:value-type="float">
            <text:p>0.012084592145015</text:p>
          </table:table-cell>
          <table:table-cell office:value-type="float" office:value="0.133333333333333" calcext:value-type="float">
            <text:p>0.133333333333333</text:p>
          </table:table-cell>
          <table:table-cell office:value-type="string" calcext:value-type="string">
            <text:p>landscape art (Q191163)</text:p>
          </table:table-cell>
          <table:table-cell office:value-type="float" office:value="0.00906344410876133" calcext:value-type="float">
            <text:p>0.009063444108761</text:p>
          </table:table-cell>
          <table:table-cell office:value-type="float" office:value="0.1" calcext:value-type="float">
            <text:p>0.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uster 24 (Eigenvalue: 0.0004309124423963131) (Size: 217)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ceofbirth</text:p>
          </table:table-cell>
          <table:table-cell office:value-type="string" calcext:value-type="string">
            <text:p>Santiago (Q2887)</text:p>
          </table:table-cell>
          <table:table-cell office:value-type="float" office:value="0.193548387096774" calcext:value-type="float">
            <text:p>0.193548387096774</text:p>
          </table:table-cell>
          <table:table-cell office:value-type="float" office:value="0.203883495145631" calcext:value-type="float">
            <text:p>0.203883495145631</text:p>
          </table:table-cell>
          <table:table-cell office:value-type="string" calcext:value-type="string">
            <text:p>Tehran (Q3616)</text:p>
          </table:table-cell>
          <table:table-cell office:value-type="float" office:value="0.105990783410138" calcext:value-type="float">
            <text:p>0.105990783410138</text:p>
          </table:table-cell>
          <table:table-cell office:value-type="float" office:value="0.111650485436893" calcext:value-type="float">
            <text:p>0.111650485436893</text:p>
          </table:table-cell>
          <table:table-cell office:value-type="string" calcext:value-type="string">
            <text:p>Melbourne (Q3141)</text:p>
          </table:table-cell>
          <table:table-cell office:value-type="float" office:value="0.0783410138248848" calcext:value-type="float">
            <text:p>0.078341013824885</text:p>
          </table:table-cell>
          <table:table-cell office:value-type="float" office:value="0.0825242718446602" calcext:value-type="float">
            <text:p>0.0825242718446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0.695852534562212" calcext:value-type="float">
            <text:p>0.695852534562212</text:p>
          </table:table-cell>
          <table:table-cell office:value-type="float" office:value="0.708920187793427" calcext:value-type="float">
            <text:p>0.708920187793427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0.271889400921659" calcext:value-type="float">
            <text:p>0.271889400921659</text:p>
          </table:table-cell>
          <table:table-cell office:value-type="float" office:value="0.276995305164319" calcext:value-type="float">
            <text:p>0.276995305164319</text:p>
          </table:table-cell>
          <table:table-cell office:value-type="float" office:value="16" calcext:value-type="float">
            <text:p>16</text:p>
          </table:table-cell>
          <table:table-cell office:value-type="float" office:value="0.00460829493087558" calcext:value-type="float">
            <text:p>0.004608294930876</text:p>
          </table:table-cell>
          <table:table-cell office:value-type="float" office:value="0.00469483568075118" calcext:value-type="float">
            <text:p>0.00469483568075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untryofcitizenship</text:p>
          </table:table-cell>
          <table:table-cell table:style-name="ce6" office:value-type="string" calcext:value-type="string">
            <text:p>Chile (Q298)</text:p>
          </table:table-cell>
          <table:table-cell office:value-type="float" office:value="0.327188940092166" calcext:value-type="float">
            <text:p>0.327188940092166</text:p>
          </table:table-cell>
          <table:table-cell office:value-type="float" office:value="0.314159292035398" calcext:value-type="float">
            <text:p>0.314159292035398</text:p>
          </table:table-cell>
          <table:table-cell table:style-name="ce6" office:value-type="string" calcext:value-type="string">
            <text:p>Australia (Q408)</text:p>
          </table:table-cell>
          <table:table-cell office:value-type="float" office:value="0.313364055299539" calcext:value-type="float">
            <text:p>0.313364055299539</text:p>
          </table:table-cell>
          <table:table-cell office:value-type="float" office:value="0.300884955752212" calcext:value-type="float">
            <text:p>0.300884955752212</text:p>
          </table:table-cell>
          <table:table-cell office:value-type="string" calcext:value-type="string">
            <text:p>Iran (Q794)</text:p>
          </table:table-cell>
          <table:table-cell office:value-type="float" office:value="0.253456221198157" calcext:value-type="float">
            <text:p>0.253456221198157</text:p>
          </table:table-cell>
          <table:table-cell office:value-type="float" office:value="0.243362831858407" calcext:value-type="float">
            <text:p>0.24336283185840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klocation</text:p>
          </table:table-cell>
          <table:table-cell office:value-type="string" calcext:value-type="string">
            <text:p>Chile (Q298)</text:p>
          </table:table-cell>
          <table:table-cell office:value-type="float" office:value="0.0552995391705069" calcext:value-type="float">
            <text:p>0.055299539170507</text:p>
          </table:table-cell>
          <table:table-cell office:value-type="float" office:value="0.387096774193548" calcext:value-type="float">
            <text:p>0.387096774193548</text:p>
          </table:table-cell>
          <table:table-cell office:value-type="string" calcext:value-type="string">
            <text:p>Melbourne (Q3141)</text:p>
          </table:table-cell>
          <table:table-cell office:value-type="float" office:value="0.0230414746543779" calcext:value-type="float">
            <text:p>0.023041474654378</text:p>
          </table:table-cell>
          <table:table-cell office:value-type="float" office:value="0.161290322580645" calcext:value-type="float">
            <text:p>0.161290322580645</text:p>
          </table:table-cell>
          <table:table-cell office:value-type="string" calcext:value-type="string">
            <text:p>Sydney (Q3130)</text:p>
          </table:table-cell>
          <table:table-cell office:value-type="float" office:value="0.0138248847926267" calcext:value-type="float">
            <text:p>0.013824884792627</text:p>
          </table:table-cell>
          <table:table-cell office:value-type="float" office:value="0.0967741935483871" calcext:value-type="float">
            <text:p>0.09677419354838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ducatedat</text:p>
          </table:table-cell>
          <table:table-cell office:value-type="string" calcext:value-type="string">
            <text:p>University of Tehran (Q737835)</text:p>
          </table:table-cell>
          <table:table-cell office:value-type="float" office:value="0.0645161290322581" calcext:value-type="float">
            <text:p>0.064516129032258</text:p>
          </table:table-cell>
          <table:table-cell office:value-type="float" office:value="0.134615384615385" calcext:value-type="float">
            <text:p>0.134615384615385</text:p>
          </table:table-cell>
          <table:table-cell office:value-type="string" calcext:value-type="string">
            <text:p>University of Chile (Q232141)</text:p>
          </table:table-cell>
          <table:table-cell office:value-type="float" office:value="0.0645161290322581" calcext:value-type="float">
            <text:p>0.064516129032258</text:p>
          </table:table-cell>
          <table:table-cell office:value-type="float" office:value="0.134615384615385" calcext:value-type="float">
            <text:p>0.134615384615385</text:p>
          </table:table-cell>
          <table:table-cell office:value-type="string" calcext:value-type="string">
            <text:p>National Art School (Q6970484)</text:p>
          </table:table-cell>
          <table:table-cell office:value-type="float" office:value="0.0276497695852535" calcext:value-type="float">
            <text:p>0.027649769585254</text:p>
          </table:table-cell>
          <table:table-cell office:value-type="float" office:value="0.0576923076923077" calcext:value-type="float">
            <text:p>0.05769230769230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</text:p>
          </table:table-cell>
          <table:table-cell office:value-type="string" calcext:value-type="string">
            <text:p>Manuel Ortiz de Zárate (Q3286900)</text:p>
          </table:table-cell>
          <table:table-cell office:value-type="float" office:value="0.00460829493087558" calcext:value-type="float">
            <text:p>0.004608294930876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Julio Ortiz de Zárate (Q3189819)</text:p>
          </table:table-cell>
          <table:table-cell office:value-type="float" office:value="0.00460829493087558" calcext:value-type="float">
            <text:p>0.004608294930876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Ana Cortés (Q8198011)</text:p>
          </table:table-cell>
          <table:table-cell office:value-type="float" office:value="0.00460829493087558" calcext:value-type="float">
            <text:p>0.004608294930876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of</text:p>
          </table:table-cell>
          <table:table-cell office:value-type="string" calcext:value-type="string">
            <text:p>E. Phillips Fox (Q2379882)</text:p>
          </table:table-cell>
          <table:table-cell office:value-type="float" office:value="0.00460829493087558" calcext:value-type="float">
            <text:p>0.004608294930876</text:p>
          </table:table-cell>
          <table:table-cell office:value-type="float" office:value="0.142857142857143" calcext:value-type="float">
            <text:p>0.142857142857143</text:p>
          </table:table-cell>
          <table:table-cell office:value-type="string" calcext:value-type="string">
            <text:p>André Lhote (Q463065)</text:p>
          </table:table-cell>
          <table:table-cell office:value-type="float" office:value="0.00460829493087558" calcext:value-type="float">
            <text:p>0.004608294930876</text:p>
          </table:table-cell>
          <table:table-cell office:value-type="float" office:value="0.142857142857143" calcext:value-type="float">
            <text:p>0.142857142857143</text:p>
          </table:table-cell>
          <table:table-cell office:value-type="string" calcext:value-type="string">
            <text:p>Juan Francisco Gonzáles (Q1710469)</text:p>
          </table:table-cell>
          <table:table-cell office:value-type="float" office:value="0.00460829493087558" calcext:value-type="float">
            <text:p>0.004608294930876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ons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icipantof</text:p>
          </table:table-cell>
          <table:table-cell office:value-type="string" calcext:value-type="string">
            <text:p>Documenta II (Q265448)</text:p>
          </table:table-cell>
          <table:table-cell office:value-type="float" office:value="0.00460829493087558" calcext:value-type="float">
            <text:p>0.004608294930876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ocumenta III (Q265533)</text:p>
          </table:table-cell>
          <table:table-cell office:value-type="float" office:value="0.00460829493087558" calcext:value-type="float">
            <text:p>0.004608294930876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ocumenta 6 (Q1233993)</text:p>
          </table:table-cell>
          <table:table-cell office:value-type="float" office:value="0.00460829493087558" calcext:value-type="float">
            <text:p>0.004608294930876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fluencedby</text:p>
          </table:table-cell>
          <table:table-cell office:value-type="string" calcext:value-type="string">
            <text:p>COBRA (Q212611)</text:p>
          </table:table-cell>
          <table:table-cell office:value-type="float" office:value="0.00460829493087558" calcext:value-type="float">
            <text:p>0.00460829493087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vement</text:p>
          </table:table-cell>
          <table:table-cell office:value-type="string" calcext:value-type="string">
            <text:p>Heidelberg School (Q3032335)</text:p>
          </table:table-cell>
          <table:table-cell office:value-type="float" office:value="0.0138248847926267" calcext:value-type="float">
            <text:p>0.01382488479262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Angry Penguins (Q4763941)</text:p>
          </table:table-cell>
          <table:table-cell office:value-type="float" office:value="0.00921658986175115" calcext:value-type="float">
            <text:p>0.009216589861751</text:p>
          </table:table-cell>
          <table:table-cell office:value-type="float" office:value="0.222222222222222" calcext:value-type="float">
            <text:p>0.222222222222222</text:p>
          </table:table-cell>
          <table:table-cell office:value-type="string" calcext:value-type="string">
            <text:p>Expressionism (Q80113)</text:p>
          </table:table-cell>
          <table:table-cell office:value-type="float" office:value="0.00921658986175115" calcext:value-type="float">
            <text:p>0.009216589861751</text:p>
          </table:table-cell>
          <table:table-cell office:value-type="float" office:value="0.222222222222222" calcext:value-type="float">
            <text:p>0.22222222222222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re</text:p>
          </table:table-cell>
          <table:table-cell office:value-type="string" calcext:value-type="string">
            <text:p>portrait (Q134307)</text:p>
          </table:table-cell>
          <table:table-cell office:value-type="float" office:value="0.0691244239631337" calcext:value-type="float">
            <text:p>0.069124423963134</text:p>
          </table:table-cell>
          <table:table-cell office:value-type="float" office:value="0.483870967741936" calcext:value-type="float">
            <text:p>0.483870967741936</text:p>
          </table:table-cell>
          <table:table-cell office:value-type="string" calcext:value-type="string">
            <text:p>landscape art (Q191163)</text:p>
          </table:table-cell>
          <table:table-cell office:value-type="float" office:value="0.0460829493087558" calcext:value-type="float">
            <text:p>0.046082949308756</text:p>
          </table:table-cell>
          <table:table-cell office:value-type="float" office:value="0.32258064516129" calcext:value-type="float">
            <text:p>0.32258064516129</text:p>
          </table:table-cell>
          <table:table-cell office:value-type="string" calcext:value-type="string">
            <text:p>floral painting (Q12303833)</text:p>
          </table:table-cell>
          <table:table-cell office:value-type="float" office:value="0.00921658986175115" calcext:value-type="float">
            <text:p>0.009216589861751</text:p>
          </table:table-cell>
          <table:table-cell office:value-type="float" office:value="0.0645161290322581" calcext:value-type="float">
            <text:p>0.06451612903225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uster 8 (Eigenvalue: 0.000706643835616439) (Size: 73)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ceofbirth</text:p>
          </table:table-cell>
          <table:table-cell office:value-type="string" calcext:value-type="string">
            <text:p>Sofia (Q472)</text:p>
          </table:table-cell>
          <table:table-cell office:value-type="float" office:value="0.219178082191781" calcext:value-type="float">
            <text:p>0.219178082191781</text:p>
          </table:table-cell>
          <table:table-cell office:value-type="float" office:value="0.225352112676056" calcext:value-type="float">
            <text:p>0.225352112676056</text:p>
          </table:table-cell>
          <table:table-cell office:value-type="string" calcext:value-type="string">
            <text:p>Boulogne-Billancourt (Q172455)</text:p>
          </table:table-cell>
          <table:table-cell office:value-type="float" office:value="0.136986301369863" calcext:value-type="float">
            <text:p>0.136986301369863</text:p>
          </table:table-cell>
          <table:table-cell office:value-type="float" office:value="0.140845070422535" calcext:value-type="float">
            <text:p>0.140845070422535</text:p>
          </table:table-cell>
          <table:table-cell office:value-type="string" calcext:value-type="string">
            <text:p>Burgas (Q6509)</text:p>
          </table:table-cell>
          <table:table-cell office:value-type="float" office:value="0.0684931506849315" calcext:value-type="float">
            <text:p>0.068493150684932</text:p>
          </table:table-cell>
          <table:table-cell office:value-type="float" office:value="0.0704225352112676" calcext:value-type="float">
            <text:p>0.07042253521126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0.698630136986301" calcext:value-type="float">
            <text:p>0.698630136986301</text:p>
          </table:table-cell>
          <table:table-cell office:value-type="float" office:value="0.71830985915493" calcext:value-type="float">
            <text:p>0.7183098591549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0.273972602739726" calcext:value-type="float">
            <text:p>0.273972602739726</text:p>
          </table:table-cell>
          <table:table-cell office:value-type="float" office:value="0.28169014084507" calcext:value-type="float">
            <text:p>0.2816901408450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ountryofcitizenship</text:p>
          </table:table-cell>
          <table:table-cell table:style-name="ce6" office:value-type="string" calcext:value-type="string">
            <text:p>Bulgaria (Q219)</text:p>
          </table:table-cell>
          <table:table-cell table:number-columns-repeated="2" office:value-type="float" office:value="0.726027397260274" calcext:value-type="float">
            <text:p>0.726027397260274</text:p>
          </table:table-cell>
          <table:table-cell office:value-type="string" calcext:value-type="string">
            <text:p>France (Q142)</text:p>
          </table:table-cell>
          <table:table-cell table:number-columns-repeated="2" office:value-type="float" office:value="0.205479452054794" calcext:value-type="float">
            <text:p>0.205479452054794</text:p>
          </table:table-cell>
          <table:table-cell office:value-type="string" calcext:value-type="string">
            <text:p>People's Republic of Bulgaria (Q121932)</text:p>
          </table:table-cell>
          <table:table-cell table:number-columns-repeated="2" office:value-type="float" office:value="0.0136986301369863" calcext:value-type="float">
            <text:p>0.01369863013698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klocation</text:p>
          </table:table-cell>
          <table:table-cell office:value-type="string" calcext:value-type="string">
            <text:p>Sofia (Q472)</text:p>
          </table:table-cell>
          <table:table-cell office:value-type="float" office:value="0.0273972602739726" calcext:value-type="float">
            <text:p>0.02739726027397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leven (Q165420)</text:p>
          </table:table-cell>
          <table:table-cell office:value-type="float" office:value="0.0136986301369863" calcext:value-type="float">
            <text:p>0.013698630136986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Vratsa (Q189502)</text:p>
          </table:table-cell>
          <table:table-cell office:value-type="float" office:value="0.0136986301369863" calcext:value-type="float">
            <text:p>0.013698630136986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ducatedat</text:p>
          </table:table-cell>
          <table:table-cell table:style-name="ce6" office:value-type="string" calcext:value-type="string">
            <text:p>National Academy of Arts (Q1817742)</text:p>
          </table:table-cell>
          <table:table-cell office:value-type="float" office:value="0.534246575342466" calcext:value-type="float">
            <text:p>0.534246575342466</text:p>
          </table:table-cell>
          <table:table-cell office:value-type="float" office:value="0.886363636363636" calcext:value-type="float">
            <text:p>0.886363636363636</text:p>
          </table:table-cell>
          <table:table-cell office:value-type="string" calcext:value-type="string">
            <text:p>Sofia University (Q841581)</text:p>
          </table:table-cell>
          <table:table-cell office:value-type="float" office:value="0.0273972602739726" calcext:value-type="float">
            <text:p>0.027397260273973</text:p>
          </table:table-cell>
          <table:table-cell office:value-type="float" office:value="0.0454545454545455" calcext:value-type="float">
            <text:p>0.045454545454546</text:p>
          </table:table-cell>
          <table:table-cell office:value-type="string" calcext:value-type="string">
            <text:p>École nationale supérieure des arts appliqués et des métiers d'art (Q3578241)</text:p>
          </table:table-cell>
          <table:table-cell office:value-type="float" office:value="0.0136986301369863" calcext:value-type="float">
            <text:p>0.013698630136986</text:p>
          </table:table-cell>
          <table:table-cell office:value-type="float" office:value="0.0227272727272727" calcext:value-type="float">
            <text:p>0.02272727272727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</text:p>
          </table:table-cell>
          <table:table-cell office:value-type="string" calcext:value-type="string">
            <text:p>Q47290852 (Q47290852)</text:p>
          </table:table-cell>
          <table:table-cell office:value-type="float" office:value="0.0136986301369863" calcext:value-type="float">
            <text:p>0.013698630136986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Q47462203 (Q47462203)</text:p>
          </table:table-cell>
          <table:table-cell office:value-type="float" office:value="0.0136986301369863" calcext:value-type="float">
            <text:p>0.013698630136986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Aleksandar Poplilov (Q12271550)</text:p>
          </table:table-cell>
          <table:table-cell office:value-type="float" office:value="0.0136986301369863" calcext:value-type="float">
            <text:p>0.013698630136986</text:p>
          </table:table-cell>
          <table:table-cell office:value-type="float" office:value="0.125" calcext:value-type="float">
            <text:p>0.1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of</text:p>
          </table:table-cell>
          <table:table-cell office:value-type="string" calcext:value-type="string">
            <text:p>Ivan Mrkvička (Q4309439)</text:p>
          </table:table-cell>
          <table:table-cell office:value-type="float" office:value="0.0273972602739726" calcext:value-type="float">
            <text:p>0.027397260273973</text:p>
          </table:table-cell>
          <table:table-cell office:value-type="float" office:value="0.133333333333333" calcext:value-type="float">
            <text:p>0.133333333333333</text:p>
          </table:table-cell>
          <table:table-cell office:value-type="string" calcext:value-type="string">
            <text:p>Anton Mitov (Q9156380)</text:p>
          </table:table-cell>
          <table:table-cell office:value-type="float" office:value="0.0136986301369863" calcext:value-type="float">
            <text:p>0.013698630136986</text:p>
          </table:table-cell>
          <table:table-cell office:value-type="float" office:value="0.0666666666666667" calcext:value-type="float">
            <text:p>0.066666666666667</text:p>
          </table:table-cell>
          <table:table-cell office:value-type="string" calcext:value-type="string">
            <text:p>Zheko Spiridonov (Q12280076)</text:p>
          </table:table-cell>
          <table:table-cell office:value-type="float" office:value="0.0136986301369863" calcext:value-type="float">
            <text:p>0.013698630136986</text:p>
          </table:table-cell>
          <table:table-cell office:value-type="float" office:value="0.0666666666666667" calcext:value-type="float">
            <text:p>0.0666666666666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ons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icipantof</text:p>
          </table:table-cell>
          <table:table-cell office:value-type="string" calcext:value-type="string">
            <text:p>documenta 7 (Q769536)</text:p>
          </table:table-cell>
          <table:table-cell office:value-type="float" office:value="0.0273972602739726" calcext:value-type="float">
            <text:p>0.02739726027397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ocumenta 5 (Q1233994)</text:p>
          </table:table-cell>
          <table:table-cell office:value-type="float" office:value="0.0273972602739726" calcext:value-type="float">
            <text:p>0.02739726027397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ocumenta 6 (Q1233993)</text:p>
          </table:table-cell>
          <table:table-cell office:value-type="float" office:value="0.0273972602739726" calcext:value-type="float">
            <text:p>0.027397260273973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fluenced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vement</text:p>
          </table:table-cell>
          <table:table-cell office:value-type="string" calcext:value-type="string">
            <text:p>Expressionism (Q80113)</text:p>
          </table:table-cell>
          <table:table-cell office:value-type="float" office:value="0.0273972602739726" calcext:value-type="float">
            <text:p>0.02739726027397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re</text:p>
          </table:table-cell>
          <table:table-cell office:value-type="string" calcext:value-type="string">
            <text:p>portrait (Q134307)</text:p>
          </table:table-cell>
          <table:table-cell office:value-type="float" office:value="0.0273972602739726" calcext:value-type="float">
            <text:p>0.02739726027397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ude (Q40446)</text:p>
          </table:table-cell>
          <table:table-cell office:value-type="float" office:value="0.0136986301369863" calcext:value-type="float">
            <text:p>0.01369863013698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aricature (Q482919)</text:p>
          </table:table-cell>
          <table:table-cell office:value-type="float" office:value="0.0136986301369863" calcext:value-type="float">
            <text:p>0.013698630136986</text:p>
          </table:table-cell>
          <table:table-cell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uster 12 (Eigenvalue: 0.01603976061493415) (Size: 1366)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ceofbirth</text:p>
          </table:table-cell>
          <table:table-cell office:value-type="string" calcext:value-type="string">
            <text:p>Saint Petersburg (Q656)</text:p>
          </table:table-cell>
          <table:table-cell office:value-type="float" office:value="0.0724743777452416" calcext:value-type="float">
            <text:p>0.072474377745242</text:p>
          </table:table-cell>
          <table:table-cell office:value-type="float" office:value="0.0754573170731707" calcext:value-type="float">
            <text:p>0.075457317073171</text:p>
          </table:table-cell>
          <table:table-cell office:value-type="string" calcext:value-type="string">
            <text:p>Warsaw (Q270)</text:p>
          </table:table-cell>
          <table:table-cell office:value-type="float" office:value="0.0724743777452416" calcext:value-type="float">
            <text:p>0.072474377745242</text:p>
          </table:table-cell>
          <table:table-cell office:value-type="float" office:value="0.0754573170731707" calcext:value-type="float">
            <text:p>0.075457317073171</text:p>
          </table:table-cell>
          <table:table-cell office:value-type="string" calcext:value-type="string">
            <text:p>Moscow (Q649)</text:p>
          </table:table-cell>
          <table:table-cell office:value-type="float" office:value="0.0585651537335286" calcext:value-type="float">
            <text:p>0.058565153733529</text:p>
          </table:table-cell>
          <table:table-cell office:value-type="float" office:value="0.0609756097560976" calcext:value-type="float">
            <text:p>0.06097560975609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0.63909224011713" calcext:value-type="float">
            <text:p>0.63909224011713</text:p>
          </table:table-cell>
          <table:table-cell office:value-type="float" office:value="0.641440117560617" calcext:value-type="float">
            <text:p>0.641440117560617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0.255490483162518" calcext:value-type="float">
            <text:p>0.255490483162518</text:p>
          </table:table-cell>
          <table:table-cell office:value-type="float" office:value="0.256429096252755" calcext:value-type="float">
            <text:p>0.256429096252755</text:p>
          </table:table-cell>
          <table:table-cell office:value-type="float" office:value="17" calcext:value-type="float">
            <text:p>17</text:p>
          </table:table-cell>
          <table:table-cell office:value-type="float" office:value="0.0827232796486091" calcext:value-type="float">
            <text:p>0.082723279648609</text:p>
          </table:table-cell>
          <table:table-cell office:value-type="float" office:value="0.083027185892726" calcext:value-type="float">
            <text:p>0.08302718589272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untryofcitizenship</text:p>
          </table:table-cell>
          <table:table-cell table:style-name="ce6" office:value-type="string" calcext:value-type="string">
            <text:p>Russian Empire (Q34266)</text:p>
          </table:table-cell>
          <table:table-cell office:value-type="float" office:value="0.554904831625183" calcext:value-type="float">
            <text:p>0.554904831625183</text:p>
          </table:table-cell>
          <table:table-cell office:value-type="float" office:value="0.408845738942826" calcext:value-type="float">
            <text:p>0.408845738942826</text:p>
          </table:table-cell>
          <table:table-cell table:style-name="ce6" office:value-type="string" calcext:value-type="string">
            <text:p>Poland (Q36)</text:p>
          </table:table-cell>
          <table:table-cell office:value-type="float" office:value="0.289897510980966" calcext:value-type="float">
            <text:p>0.289897510980966</text:p>
          </table:table-cell>
          <table:table-cell office:value-type="float" office:value="0.213592233009709" calcext:value-type="float">
            <text:p>0.213592233009709</text:p>
          </table:table-cell>
          <table:table-cell table:style-name="ce6" office:value-type="string" calcext:value-type="string">
            <text:p>Soviet Union (Q15180)</text:p>
          </table:table-cell>
          <table:table-cell office:value-type="float" office:value="0.227672035139092" calcext:value-type="float">
            <text:p>0.227672035139092</text:p>
          </table:table-cell>
          <table:table-cell office:value-type="float" office:value="0.167745415318231" calcext:value-type="float">
            <text:p>0.16774541531823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klocation</text:p>
          </table:table-cell>
          <table:table-cell office:value-type="string" calcext:value-type="string">
            <text:p>Saint Petersburg (Q656)</text:p>
          </table:table-cell>
          <table:table-cell office:value-type="float" office:value="0.0644216691068814" calcext:value-type="float">
            <text:p>0.064421669106882</text:p>
          </table:table-cell>
          <table:table-cell office:value-type="float" office:value="0.169556840077071" calcext:value-type="float">
            <text:p>0.169556840077071</text:p>
          </table:table-cell>
          <table:table-cell office:value-type="string" calcext:value-type="string">
            <text:p>Moscow (Q649)</text:p>
          </table:table-cell>
          <table:table-cell office:value-type="float" office:value="0.0380673499267936" calcext:value-type="float">
            <text:p>0.038067349926794</text:p>
          </table:table-cell>
          <table:table-cell office:value-type="float" office:value="0.10019267822736" calcext:value-type="float">
            <text:p>0.10019267822736</text:p>
          </table:table-cell>
          <table:table-cell office:value-type="string" calcext:value-type="string">
            <text:p>Paris (Q90)</text:p>
          </table:table-cell>
          <table:table-cell office:value-type="float" office:value="0.034407027818448" calcext:value-type="float">
            <text:p>0.034407027818448</text:p>
          </table:table-cell>
          <table:table-cell office:value-type="float" office:value="0.0905587668593449" calcext:value-type="float">
            <text:p>0.09055876685934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ducatedat</text:p>
          </table:table-cell>
          <table:table-cell office:value-type="string" calcext:value-type="string">
            <text:p>Imperial Academy of Arts (Q628254)</text:p>
          </table:table-cell>
          <table:table-cell office:value-type="float" office:value="0.177159590043924" calcext:value-type="float">
            <text:p>0.177159590043924</text:p>
          </table:table-cell>
          <table:table-cell office:value-type="float" office:value="0.2398414271556" calcext:value-type="float">
            <text:p>0.2398414271556</text:p>
          </table:table-cell>
          <table:table-cell office:value-type="string" calcext:value-type="string">
            <text:p>Jan Matejko Academy of Fine Arts (Q414034)</text:p>
          </table:table-cell>
          <table:table-cell office:value-type="float" office:value="0.0732064421669107" calcext:value-type="float">
            <text:p>0.073206442166911</text:p>
          </table:table-cell>
          <table:table-cell office:value-type="float" office:value="0.0991080277502478" calcext:value-type="float">
            <text:p>0.099108027750248</text:p>
          </table:table-cell>
          <table:table-cell office:value-type="string" calcext:value-type="string">
            <text:p>Moscow School of Painting, Sculpture and Architecture (Q1949325)</text:p>
          </table:table-cell>
          <table:table-cell office:value-type="float" office:value="0.0673499267935578" calcext:value-type="float">
            <text:p>0.067349926793558</text:p>
          </table:table-cell>
          <table:table-cell office:value-type="float" office:value="0.091179385530228" calcext:value-type="float">
            <text:p>0.09117938553022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</text:p>
          </table:table-cell>
          <table:table-cell office:value-type="string" calcext:value-type="string">
            <text:p>Jonas Joteika (Q29552131)</text:p>
          </table:table-cell>
          <table:table-cell office:value-type="float" office:value="0.00219619326500732" calcext:value-type="float">
            <text:p>0.002196193265007</text:p>
          </table:table-cell>
          <table:table-cell office:value-type="float" office:value="0.0303030303030303" calcext:value-type="float">
            <text:p>0.03030303030303</text:p>
          </table:table-cell>
          <table:table-cell office:value-type="string" calcext:value-type="string">
            <text:p>Marc Chagall (Q93284)</text:p>
          </table:table-cell>
          <table:table-cell office:value-type="float" office:value="0.00146412884333821" calcext:value-type="float">
            <text:p>0.001464128843338</text:p>
          </table:table-cell>
          <table:table-cell office:value-type="float" office:value="0.0202020202020202" calcext:value-type="float">
            <text:p>0.02020202020202</text:p>
          </table:table-cell>
          <table:table-cell office:value-type="string" calcext:value-type="string">
            <text:p>Q11736285 (Q11736285)</text:p>
          </table:table-cell>
          <table:table-cell office:value-type="float" office:value="0.00146412884333821" calcext:value-type="float">
            <text:p>0.001464128843338</text:p>
          </table:table-cell>
          <table:table-cell office:value-type="float" office:value="0.0202020202020202" calcext:value-type="float">
            <text:p>0.0202020202020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of</text:p>
          </table:table-cell>
          <table:table-cell office:value-type="string" calcext:value-type="string">
            <text:p>Jean-Léon Gérôme (Q212499)</text:p>
          </table:table-cell>
          <table:table-cell office:value-type="float" office:value="0.00219619326500732" calcext:value-type="float">
            <text:p>0.00219619326500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rkhip Kuindzhi (Q353628)</text:p>
          </table:table-cell>
          <table:table-cell office:value-type="float" office:value="0.00219619326500732" calcext:value-type="float">
            <text:p>0.00219619326500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Jan Matejko (Q189117)</text:p>
          </table:table-cell>
          <table:table-cell office:value-type="float" office:value="0.00146412884333821" calcext:value-type="float">
            <text:p>0.001464128843338</text:p>
          </table:table-cell>
          <table:table-cell office:value-type="float" office:value="0.0333333333333333" calcext:value-type="float">
            <text:p>0.03333333333333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onsor</text:p>
          </table:table-cell>
          <table:table-cell office:value-type="string" calcext:value-type="string">
            <text:p>Robert Falk (Q662323)</text:p>
          </table:table-cell>
          <table:table-cell office:value-type="float" office:value="0.00146412884333821" calcext:value-type="float">
            <text:p>0.001464128843338</text:p>
          </table:table-cell>
          <table:table-cell office:value-type="float" office:value="0.0740740740740741" calcext:value-type="float">
            <text:p>0.074074074074074</text:p>
          </table:table-cell>
          <table:table-cell office:value-type="string" calcext:value-type="string">
            <text:p>Adrian Prakhov (Q4376494)</text:p>
          </table:table-cell>
          <table:table-cell office:value-type="float" office:value="0.000732064421669107" calcext:value-type="float">
            <text:p>0.000732064421669</text:p>
          </table:table-cell>
          <table:table-cell office:value-type="float" office:value="0.037037037037037" calcext:value-type="float">
            <text:p>0.037037037037037</text:p>
          </table:table-cell>
          <table:table-cell office:value-type="string" calcext:value-type="string">
            <text:p>Augustus III of Poland (Q53438)</text:p>
          </table:table-cell>
          <table:table-cell office:value-type="float" office:value="0.000732064421669107" calcext:value-type="float">
            <text:p>0.000732064421669</text:p>
          </table:table-cell>
          <table:table-cell office:value-type="float" office:value="0.037037037037037" calcext:value-type="float">
            <text:p>0.03703703703703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rticipantof</text:p>
          </table:table-cell>
          <table:table-cell office:value-type="string" calcext:value-type="string">
            <text:p>documenta III (Q265533)</text:p>
          </table:table-cell>
          <table:table-cell office:value-type="float" office:value="0.00439238653001464" calcext:value-type="float">
            <text:p>0.004392386530015</text:p>
          </table:table-cell>
          <table:table-cell office:value-type="float" office:value="0.146341463414634" calcext:value-type="float">
            <text:p>0.146341463414634</text:p>
          </table:table-cell>
          <table:table-cell office:value-type="string" calcext:value-type="string">
            <text:p>1932 Summer Olympics (Q8143)</text:p>
          </table:table-cell>
          <table:table-cell office:value-type="float" office:value="0.00439238653001464" calcext:value-type="float">
            <text:p>0.004392386530015</text:p>
          </table:table-cell>
          <table:table-cell office:value-type="float" office:value="0.146341463414634" calcext:value-type="float">
            <text:p>0.146341463414634</text:p>
          </table:table-cell>
          <table:table-cell office:value-type="string" calcext:value-type="string">
            <text:p>1928 Summer Olympics (Q8138)</text:p>
          </table:table-cell>
          <table:table-cell office:value-type="float" office:value="0.00439238653001464" calcext:value-type="float">
            <text:p>0.004392386530015</text:p>
          </table:table-cell>
          <table:table-cell office:value-type="float" office:value="0.146341463414634" calcext:value-type="float">
            <text:p>0.14634146341463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fluencedby</text:p>
          </table:table-cell>
          <table:table-cell office:value-type="string" calcext:value-type="string">
            <text:p>Henri Matisse (Q5589)</text:p>
          </table:table-cell>
          <table:table-cell office:value-type="float" office:value="0.00146412884333821" calcext:value-type="float">
            <text:p>0.001464128843338</text:p>
          </table:table-cell>
          <table:table-cell office:value-type="float" office:value="0.0714285714285714" calcext:value-type="float">
            <text:p>0.071428571428572</text:p>
          </table:table-cell>
          <table:table-cell office:value-type="string" calcext:value-type="string">
            <text:p>Pieter Brueghel the Elder (Q43270)</text:p>
          </table:table-cell>
          <table:table-cell office:value-type="float" office:value="0.000732064421669107" calcext:value-type="float">
            <text:p>0.000732064421669</text:p>
          </table:table-cell>
          <table:table-cell office:value-type="float" office:value="0.0357142857142857" calcext:value-type="float">
            <text:p>0.035714285714286</text:p>
          </table:table-cell>
          <table:table-cell office:value-type="string" calcext:value-type="string">
            <text:p>Paolo Veronese (Q9440)</text:p>
          </table:table-cell>
          <table:table-cell office:value-type="float" office:value="0.000732064421669107" calcext:value-type="float">
            <text:p>0.000732064421669</text:p>
          </table:table-cell>
          <table:table-cell office:value-type="float" office:value="0.0357142857142857" calcext:value-type="float">
            <text:p>0.03571428571428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vement</text:p>
          </table:table-cell>
          <table:table-cell office:value-type="string" calcext:value-type="string">
            <text:p>Expressionism (Q80113)</text:p>
          </table:table-cell>
          <table:table-cell office:value-type="float" office:value="0.0117130307467057" calcext:value-type="float">
            <text:p>0.011713030746706</text:p>
          </table:table-cell>
          <table:table-cell office:value-type="float" office:value="0.108108108108108" calcext:value-type="float">
            <text:p>0.108108108108108</text:p>
          </table:table-cell>
          <table:table-cell office:value-type="string" calcext:value-type="string">
            <text:p>Realism (Q10857409)</text:p>
          </table:table-cell>
          <table:table-cell office:value-type="float" office:value="0.0109809663250366" calcext:value-type="float">
            <text:p>0.010980966325037</text:p>
          </table:table-cell>
          <table:table-cell office:value-type="float" office:value="0.101351351351351" calcext:value-type="float">
            <text:p>0.101351351351351</text:p>
          </table:table-cell>
          <table:table-cell office:value-type="string" calcext:value-type="string">
            <text:p>Realism (Q2642826)</text:p>
          </table:table-cell>
          <table:table-cell office:value-type="float" office:value="0.0102489019033675" calcext:value-type="float">
            <text:p>0.010248901903368</text:p>
          </table:table-cell>
          <table:table-cell office:value-type="float" office:value="0.0945945945945946" calcext:value-type="float">
            <text:p>0.09459459459459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re</text:p>
          </table:table-cell>
          <table:table-cell office:value-type="string" calcext:value-type="string">
            <text:p>portrait (Q134307)</text:p>
          </table:table-cell>
          <table:table-cell office:value-type="float" office:value="0.131771595900439" calcext:value-type="float">
            <text:p>0.131771595900439</text:p>
          </table:table-cell>
          <table:table-cell office:value-type="float" office:value="0.282131661442006" calcext:value-type="float">
            <text:p>0.282131661442006</text:p>
          </table:table-cell>
          <table:table-cell office:value-type="string" calcext:value-type="string">
            <text:p>landscape art (Q191163)</text:p>
          </table:table-cell>
          <table:table-cell office:value-type="float" office:value="0.104685212298682" calcext:value-type="float">
            <text:p>0.104685212298682</text:p>
          </table:table-cell>
          <table:table-cell office:value-type="float" office:value="0.224137931034483" calcext:value-type="float">
            <text:p>0.224137931034483</text:p>
          </table:table-cell>
          <table:table-cell office:value-type="string" calcext:value-type="string">
            <text:p>history painting (Q742333)</text:p>
          </table:table-cell>
          <table:table-cell office:value-type="float" office:value="0.0314787701317716" calcext:value-type="float">
            <text:p>0.031478770131772</text:p>
          </table:table-cell>
          <table:table-cell office:value-type="float" office:value="0.0673981191222571" calcext:value-type="float">
            <text:p>0.06739811912225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uster 15 (Eigenvalue: 0.002467086956521741) (Size: 253)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ceofbirth</text:p>
          </table:table-cell>
          <table:table-cell office:value-type="string" calcext:value-type="string">
            <text:p>Helsinki (Q1757)</text:p>
          </table:table-cell>
          <table:table-cell office:value-type="float" office:value="0.162055335968379" calcext:value-type="float">
            <text:p>0.162055335968379</text:p>
          </table:table-cell>
          <table:table-cell office:value-type="float" office:value="0.166666666666667" calcext:value-type="float">
            <text:p>0.166666666666667</text:p>
          </table:table-cell>
          <table:table-cell office:value-type="string" calcext:value-type="string">
            <text:p>Montreal (Q340)</text:p>
          </table:table-cell>
          <table:table-cell office:value-type="float" office:value="0.0948616600790514" calcext:value-type="float">
            <text:p>0.094861660079051</text:p>
          </table:table-cell>
          <table:table-cell office:value-type="float" office:value="0.0975609756097561" calcext:value-type="float">
            <text:p>0.097560975609756</text:p>
          </table:table-cell>
          <table:table-cell office:value-type="string" calcext:value-type="string">
            <text:p>Tallinn (Q1770)</text:p>
          </table:table-cell>
          <table:table-cell office:value-type="float" office:value="0.0790513833992095" calcext:value-type="float">
            <text:p>0.07905138339921</text:p>
          </table:table-cell>
          <table:table-cell office:value-type="float" office:value="0.0813008130081301" calcext:value-type="float">
            <text:p>0.0813008130081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0.513833992094862" calcext:value-type="float">
            <text:p>0.513833992094862</text:p>
          </table:table-cell>
          <table:table-cell office:value-type="float" office:value="0.51792828685259" calcext:value-type="float">
            <text:p>0.51792828685259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0.458498023715415" calcext:value-type="float">
            <text:p>0.458498023715415</text:p>
          </table:table-cell>
          <table:table-cell office:value-type="float" office:value="0.462151394422311" calcext:value-type="float">
            <text:p>0.462151394422311</text:p>
          </table:table-cell>
          <table:table-cell office:value-type="float" office:value="17" calcext:value-type="float">
            <text:p>17</text:p>
          </table:table-cell>
          <table:table-cell office:value-type="float" office:value="0.0197628458498024" calcext:value-type="float">
            <text:p>0.019762845849802</text:p>
          </table:table-cell>
          <table:table-cell office:value-type="float" office:value="0.0199203187250996" calcext:value-type="float">
            <text:p>0.019920318725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untryofcitizenship</text:p>
          </table:table-cell>
          <table:table-cell table:style-name="ce6" office:value-type="string" calcext:value-type="string">
            <text:p>Finland (Q33)</text:p>
          </table:table-cell>
          <table:table-cell office:value-type="float" office:value="0.474308300395257" calcext:value-type="float">
            <text:p>0.474308300395257</text:p>
          </table:table-cell>
          <table:table-cell office:value-type="float" office:value="0.47244094488189" calcext:value-type="float">
            <text:p>0.47244094488189</text:p>
          </table:table-cell>
          <table:table-cell table:style-name="ce6" office:value-type="string" calcext:value-type="string">
            <text:p>Canada (Q16)</text:p>
          </table:table-cell>
          <table:table-cell office:value-type="float" office:value="0.403162055335968" calcext:value-type="float">
            <text:p>0.403162055335968</text:p>
          </table:table-cell>
          <table:table-cell office:value-type="float" office:value="0.401574803149606" calcext:value-type="float">
            <text:p>0.401574803149606</text:p>
          </table:table-cell>
          <table:table-cell office:value-type="string" calcext:value-type="string">
            <text:p>Estonia (Q191)</text:p>
          </table:table-cell>
          <table:table-cell office:value-type="float" office:value="0.106719367588933" calcext:value-type="float">
            <text:p>0.106719367588933</text:p>
          </table:table-cell>
          <table:table-cell office:value-type="float" office:value="0.106299212598425" calcext:value-type="float">
            <text:p>0.1062992125984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klocation</text:p>
          </table:table-cell>
          <table:table-cell office:value-type="string" calcext:value-type="string">
            <text:p>Helsinki (Q1757)</text:p>
          </table:table-cell>
          <table:table-cell office:value-type="float" office:value="0.0790513833992095" calcext:value-type="float">
            <text:p>0.07905138339921</text:p>
          </table:table-cell>
          <table:table-cell office:value-type="float" office:value="0.476190476190476" calcext:value-type="float">
            <text:p>0.476190476190476</text:p>
          </table:table-cell>
          <table:table-cell office:value-type="string" calcext:value-type="string">
            <text:p>Paris (Q90)</text:p>
          </table:table-cell>
          <table:table-cell office:value-type="float" office:value="0.0553359683794467" calcext:value-type="float">
            <text:p>0.05533596837944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Düsseldorf (Q1718)</text:p>
          </table:table-cell>
          <table:table-cell office:value-type="float" office:value="0.00790513833992095" calcext:value-type="float">
            <text:p>0.007905138339921</text:p>
          </table:table-cell>
          <table:table-cell office:value-type="float" office:value="0.0476190476190476" calcext:value-type="float">
            <text:p>0.04761904761904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ducatedat</text:p>
          </table:table-cell>
          <table:table-cell office:value-type="string" calcext:value-type="string">
            <text:p>Académie Julian (Q337480)</text:p>
          </table:table-cell>
          <table:table-cell office:value-type="float" office:value="0.0513833992094862" calcext:value-type="float">
            <text:p>0.051383399209486</text:p>
          </table:table-cell>
          <table:table-cell office:value-type="float" office:value="0.0984848484848485" calcext:value-type="float">
            <text:p>0.098484848484849</text:p>
          </table:table-cell>
          <table:table-cell office:value-type="string" calcext:value-type="string">
            <text:p>Académie Colarossi (Q337454)</text:p>
          </table:table-cell>
          <table:table-cell office:value-type="float" office:value="0.0434782608695652" calcext:value-type="float">
            <text:p>0.043478260869565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string" calcext:value-type="string">
            <text:p>Academy of Fine Arts of Helsinki (Q2254584)</text:p>
          </table:table-cell>
          <table:table-cell office:value-type="float" office:value="0.0355731225296443" calcext:value-type="float">
            <text:p>0.035573122529644</text:p>
          </table:table-cell>
          <table:table-cell office:value-type="float" office:value="0.0681818181818182" calcext:value-type="float">
            <text:p>0.06818181818181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</text:p>
          </table:table-cell>
          <table:table-cell office:value-type="string" calcext:value-type="string">
            <text:p>Akseli Gallen-Kallela (Q170068)</text:p>
          </table:table-cell>
          <table:table-cell office:value-type="float" office:value="0.00790513833992095" calcext:value-type="float">
            <text:p>0.007905138339921</text:p>
          </table:table-cell>
          <table:table-cell office:value-type="float" office:value="0.153846153846154" calcext:value-type="float">
            <text:p>0.153846153846154</text:p>
          </table:table-cell>
          <table:table-cell office:value-type="string" calcext:value-type="string">
            <text:p>Pirkko Lantto (Q17382116)</text:p>
          </table:table-cell>
          <table:table-cell office:value-type="float" office:value="0.00790513833992095" calcext:value-type="float">
            <text:p>0.007905138339921</text:p>
          </table:table-cell>
          <table:table-cell office:value-type="float" office:value="0.153846153846154" calcext:value-type="float">
            <text:p>0.153846153846154</text:p>
          </table:table-cell>
          <table:table-cell office:value-type="string" calcext:value-type="string">
            <text:p>Johannes Snellman (Q5403036)</text:p>
          </table:table-cell>
          <table:table-cell office:value-type="float" office:value="0.00395256916996047" calcext:value-type="float">
            <text:p>0.00395256916996</text:p>
          </table:table-cell>
          <table:table-cell office:value-type="float" office:value="0.0769230769230769" calcext:value-type="float">
            <text:p>0.07692307692307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of</text:p>
          </table:table-cell>
          <table:table-cell office:value-type="string" calcext:value-type="string">
            <text:p>Paul-Émile Borduas (Q360286)</text:p>
          </table:table-cell>
          <table:table-cell office:value-type="float" office:value="0.0118577075098814" calcext:value-type="float">
            <text:p>0.011857707509882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string" calcext:value-type="string">
            <text:p>Joseph Chabert (Q3184728)</text:p>
          </table:table-cell>
          <table:table-cell office:value-type="float" office:value="0.00790513833992095" calcext:value-type="float">
            <text:p>0.007905138339921</text:p>
          </table:table-cell>
          <table:table-cell office:value-type="float" office:value="0.0606060606060606" calcext:value-type="float">
            <text:p>0.060606060606061</text:p>
          </table:table-cell>
          <table:table-cell office:value-type="string" calcext:value-type="string">
            <text:p>Jean-Léon Gérôme (Q212499)</text:p>
          </table:table-cell>
          <table:table-cell office:value-type="float" office:value="0.00790513833992095" calcext:value-type="float">
            <text:p>0.007905138339921</text:p>
          </table:table-cell>
          <table:table-cell office:value-type="float" office:value="0.0606060606060606" calcext:value-type="float">
            <text:p>0.06060606060606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ons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icipantof</text:p>
          </table:table-cell>
          <table:table-cell office:value-type="string" calcext:value-type="string">
            <text:p>documenta 7 (Q769536)</text:p>
          </table:table-cell>
          <table:table-cell office:value-type="float" office:value="0.00395256916996047" calcext:value-type="float">
            <text:p>0.0039525691699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ocumenta 5 (Q1233994)</text:p>
          </table:table-cell>
          <table:table-cell office:value-type="float" office:value="0.00395256916996047" calcext:value-type="float">
            <text:p>0.0039525691699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972 Summer Olympics (Q8438)</text:p>
          </table:table-cell>
          <table:table-cell office:value-type="float" office:value="0.00395256916996047" calcext:value-type="float">
            <text:p>0.00395256916996</text:p>
          </table:table-cell>
          <table:table-cell office:value-type="float" office:value="0.2" calcext:value-type="float">
            <text:p>0.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fluenced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vement</text:p>
          </table:table-cell>
          <table:table-cell office:value-type="string" calcext:value-type="string">
            <text:p>Expressionism (Q80113)</text:p>
          </table:table-cell>
          <table:table-cell office:value-type="float" office:value="0.0158102766798419" calcext:value-type="float">
            <text:p>0.015810276679842</text:p>
          </table:table-cell>
          <table:table-cell office:value-type="float" office:value="0.190476190476191" calcext:value-type="float">
            <text:p>0.190476190476191</text:p>
          </table:table-cell>
          <table:table-cell office:value-type="string" calcext:value-type="string">
            <text:p>romantic nationalism (Q263985)</text:p>
          </table:table-cell>
          <table:table-cell office:value-type="float" office:value="0.0158102766798419" calcext:value-type="float">
            <text:p>0.015810276679842</text:p>
          </table:table-cell>
          <table:table-cell office:value-type="float" office:value="0.190476190476191" calcext:value-type="float">
            <text:p>0.190476190476191</text:p>
          </table:table-cell>
          <table:table-cell office:value-type="string" calcext:value-type="string">
            <text:p>Les Automatistes (Q2872628)</text:p>
          </table:table-cell>
          <table:table-cell office:value-type="float" office:value="0.00790513833992095" calcext:value-type="float">
            <text:p>0.007905138339921</text:p>
          </table:table-cell>
          <table:table-cell office:value-type="float" office:value="0.0952380952380952" calcext:value-type="float">
            <text:p>0.09523809523809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re</text:p>
          </table:table-cell>
          <table:table-cell office:value-type="string" calcext:value-type="string">
            <text:p>portrait (Q134307)</text:p>
          </table:table-cell>
          <table:table-cell office:value-type="float" office:value="0.0948616600790514" calcext:value-type="float">
            <text:p>0.094861660079051</text:p>
          </table:table-cell>
          <table:table-cell office:value-type="float" office:value="0.533333333333333" calcext:value-type="float">
            <text:p>0.533333333333333</text:p>
          </table:table-cell>
          <table:table-cell office:value-type="string" calcext:value-type="string">
            <text:p>landscape art (Q191163)</text:p>
          </table:table-cell>
          <table:table-cell office:value-type="float" office:value="0.0632411067193676" calcext:value-type="float">
            <text:p>0.063241106719368</text:p>
          </table:table-cell>
          <table:table-cell office:value-type="float" office:value="0.355555555555556" calcext:value-type="float">
            <text:p>0.355555555555556</text:p>
          </table:table-cell>
          <table:table-cell office:value-type="string" calcext:value-type="string">
            <text:p>genre painting (Q214127)</text:p>
          </table:table-cell>
          <table:table-cell office:value-type="float" office:value="0.00790513833992095" calcext:value-type="float">
            <text:p>0.007905138339921</text:p>
          </table:table-cell>
          <table:table-cell office:value-type="float" office:value="0.0444444444444445" calcext:value-type="float">
            <text:p>0.04444444444444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uster 6 (Eigenvalue: 0.0003486075949367087) (Size: 79)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ceofbirth</text:p>
          </table:table-cell>
          <table:table-cell office:value-type="string" calcext:value-type="string">
            <text:p>Suzhou (Q42622)</text:p>
          </table:table-cell>
          <table:table-cell office:value-type="float" office:value="0.177215189873418" calcext:value-type="float">
            <text:p>0.177215189873418</text:p>
          </table:table-cell>
          <table:table-cell office:value-type="float" office:value="0.215384615384615" calcext:value-type="float">
            <text:p>0.215384615384615</text:p>
          </table:table-cell>
          <table:table-cell office:value-type="string" calcext:value-type="string">
            <text:p>Taicang (Q61985)</text:p>
          </table:table-cell>
          <table:table-cell office:value-type="float" office:value="0.0632911392405063" calcext:value-type="float">
            <text:p>0.063291139240506</text:p>
          </table:table-cell>
          <table:table-cell office:value-type="float" office:value="0.0769230769230769" calcext:value-type="float">
            <text:p>0.076923076923077</text:p>
          </table:table-cell>
          <table:table-cell office:value-type="string" calcext:value-type="string">
            <text:p>Hangzhou (Q4970)</text:p>
          </table:table-cell>
          <table:table-cell office:value-type="float" office:value="0.0379746835443038" calcext:value-type="float">
            <text:p>0.037974683544304</text:p>
          </table:table-cell>
          <table:table-cell office:value-type="float" office:value="0.0461538461538462" calcext:value-type="float">
            <text:p>0.046153846153846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date</text:p>
          </table:table-cell>
          <table:table-cell office:value-type="float" office:value="16" calcext:value-type="float">
            <text:p>16</text:p>
          </table:table-cell>
          <table:table-cell office:value-type="float" office:value="0.189873417721519" calcext:value-type="float">
            <text:p>0.189873417721519</text:p>
          </table:table-cell>
          <table:table-cell office:value-type="float" office:value="0.197368421052632" calcext:value-type="float">
            <text:p>0.197368421052632</text:p>
          </table:table-cell>
          <table:table-cell office:value-type="float" office:value="18" calcext:value-type="float">
            <text:p>18</text:p>
          </table:table-cell>
          <table:table-cell office:value-type="float" office:value="0.177215189873418" calcext:value-type="float">
            <text:p>0.177215189873418</text:p>
          </table:table-cell>
          <table:table-cell office:value-type="float" office:value="0.184210526315789" calcext:value-type="float">
            <text:p>0.184210526315789</text:p>
          </table:table-cell>
          <table:table-cell office:value-type="float" office:value="19" calcext:value-type="float">
            <text:p>19</text:p>
          </table:table-cell>
          <table:table-cell office:value-type="float" office:value="0.139240506329114" calcext:value-type="float">
            <text:p>0.139240506329114</text:p>
          </table:table-cell>
          <table:table-cell office:value-type="float" office:value="0.144736842105263" calcext:value-type="float">
            <text:p>0.14473684210526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untryofcitizenship</text:p>
          </table:table-cell>
          <table:table-cell table:style-name="ce6" office:value-type="string" calcext:value-type="string">
            <text:p>Qing dynasty (Q8733)</text:p>
          </table:table-cell>
          <table:table-cell office:value-type="float" office:value="0.468354430379747" calcext:value-type="float">
            <text:p>0.468354430379747</text:p>
          </table:table-cell>
          <table:table-cell office:value-type="float" office:value="0.282442748091603" calcext:value-type="float">
            <text:p>0.282442748091603</text:p>
          </table:table-cell>
          <table:table-cell table:style-name="ce6" office:value-type="string" calcext:value-type="string">
            <text:p>Ming dynasty (Q9903)</text:p>
          </table:table-cell>
          <table:table-cell office:value-type="float" office:value="0.367088607594937" calcext:value-type="float">
            <text:p>0.367088607594937</text:p>
          </table:table-cell>
          <table:table-cell office:value-type="float" office:value="0.221374045801527" calcext:value-type="float">
            <text:p>0.221374045801527</text:p>
          </table:table-cell>
          <table:table-cell table:style-name="ce6" office:value-type="string" calcext:value-type="string">
            <text:p>China (Q29520)</text:p>
          </table:table-cell>
          <table:table-cell office:value-type="float" office:value="0.177215189873418" calcext:value-type="float">
            <text:p>0.177215189873418</text:p>
          </table:table-cell>
          <table:table-cell office:value-type="float" office:value="0.106870229007634" calcext:value-type="float">
            <text:p>0.10687022900763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klocation</text:p>
          </table:table-cell>
          <table:table-cell office:value-type="string" calcext:value-type="string">
            <text:p>China (Q29520)</text:p>
          </table:table-cell>
          <table:table-cell office:value-type="float" office:value="0.0506329113924051" calcext:value-type="float">
            <text:p>0.05063291139240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eijing (Q956)</text:p>
          </table:table-cell>
          <table:table-cell office:value-type="float" office:value="0.0506329113924051" calcext:value-type="float">
            <text:p>0.05063291139240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Nanjing (Q16666)</text:p>
          </table:table-cell>
          <table:table-cell office:value-type="float" office:value="0.0379746835443038" calcext:value-type="float">
            <text:p>0.037974683544304</text:p>
          </table:table-cell>
          <table:table-cell office:value-type="float" office:value="0.1875" calcext:value-type="float">
            <text:p>0.187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ducatedat</text:p>
          </table:table-cell>
          <table:table-cell office:value-type="string" calcext:value-type="string">
            <text:p>China Academy of Art (Q985670)</text:p>
          </table:table-cell>
          <table:table-cell office:value-type="float" office:value="0.0379746835443038" calcext:value-type="float">
            <text:p>0.03797468354430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Académie Royale des Beaux-Arts (Q2822455)</text:p>
          </table:table-cell>
          <table:table-cell office:value-type="float" office:value="0.0253164556962025" calcext:value-type="float">
            <text:p>0.025316455696203</text:p>
          </table:table-cell>
          <table:table-cell office:value-type="float" office:value="0.166666666666667" calcext:value-type="float">
            <text:p>0.166666666666667</text:p>
          </table:table-cell>
          <table:table-cell office:value-type="string" calcext:value-type="string">
            <text:p>Beijing Foreign Studies University (Q1144682)</text:p>
          </table:table-cell>
          <table:table-cell office:value-type="float" office:value="0.0126582278481013" calcext:value-type="float">
            <text:p>0.012658227848101</text:p>
          </table:table-cell>
          <table:table-cell office:value-type="float" office:value="0.0833333333333333" calcext:value-type="float">
            <text:p>0.08333333333333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</text:p>
          </table:table-cell>
          <table:table-cell office:value-type="string" calcext:value-type="string">
            <text:p>Wang Hui (Q716222)</text:p>
          </table:table-cell>
          <table:table-cell office:value-type="float" office:value="0.0253164556962025" calcext:value-type="float">
            <text:p>0.02531645569620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Guo Dawei (Q21607175)</text:p>
          </table:table-cell>
          <table:table-cell office:value-type="float" office:value="0.0126582278481013" calcext:value-type="float">
            <text:p>0.0126582278481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hen Banding (Q28040680)</text:p>
          </table:table-cell>
          <table:table-cell office:value-type="float" office:value="0.0126582278481013" calcext:value-type="float">
            <text:p>0.012658227848101</text:p>
          </table:table-cell>
          <table:table-cell office:value-type="float" office:value="0.1" calcext:value-type="float">
            <text:p>0.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of</text:p>
          </table:table-cell>
          <table:table-cell office:value-type="string" calcext:value-type="string">
            <text:p>Wang Jian (Q711481)</text:p>
          </table:table-cell>
          <table:table-cell office:value-type="float" office:value="0.0126582278481013" calcext:value-type="float">
            <text:p>0.01265822784810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Wang Shimin (Q716184)</text:p>
          </table:table-cell>
          <table:table-cell office:value-type="float" office:value="0.0126582278481013" calcext:value-type="float">
            <text:p>0.01265822784810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Q11455775 (Q11455775)</text:p>
          </table:table-cell>
          <table:table-cell office:value-type="float" office:value="0.0126582278481013" calcext:value-type="float">
            <text:p>0.01265822784810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ons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icipanto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fluencedby</text:p>
          </table:table-cell>
          <table:table-cell office:value-type="string" calcext:value-type="string">
            <text:p>Huang Gongwang (Q702525)</text:p>
          </table:table-cell>
          <table:table-cell office:value-type="float" office:value="0.0126582278481013" calcext:value-type="float">
            <text:p>0.01265822784810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vement</text:p>
          </table:table-cell>
          <table:table-cell office:value-type="string" calcext:value-type="string">
            <text:p>Yushan School (Q20020039)</text:p>
          </table:table-cell>
          <table:table-cell office:value-type="float" office:value="0.0126582278481013" calcext:value-type="float">
            <text:p>0.01265822784810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outhern School (Q1142000)</text:p>
          </table:table-cell>
          <table:table-cell office:value-type="float" office:value="0.0126582278481013" calcext:value-type="float">
            <text:p>0.01265822784810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Expressionism (Q80113)</text:p>
          </table:table-cell>
          <table:table-cell office:value-type="float" office:value="0.0126582278481013" calcext:value-type="float">
            <text:p>0.012658227848101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genre</text:p>
          </table:table-cell>
          <table:table-cell table:style-name="ce6" office:value-type="string" calcext:value-type="string">
            <text:p>landscape art (Q191163)</text:p>
          </table:table-cell>
          <table:table-cell office:value-type="float" office:value="0.367088607594937" calcext:value-type="float">
            <text:p>0.367088607594937</text:p>
          </table:table-cell>
          <table:table-cell office:value-type="float" office:value="0.966666666666667" calcext:value-type="float">
            <text:p>0.966666666666667</text:p>
          </table:table-cell>
          <table:table-cell office:value-type="string" calcext:value-type="string">
            <text:p>Lyrical Abstraction (Q1147263)</text:p>
          </table:table-cell>
          <table:table-cell office:value-type="float" office:value="0.0126582278481013" calcext:value-type="float">
            <text:p>0.012658227848101</text:p>
          </table:table-cell>
          <table:table-cell office:value-type="float" office:value="0.0333333333333333" calcext:value-type="float">
            <text:p>0.03333333333333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uster 16 (Eigenvalue: 0.010269258543833574) (Size: 673)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ceofbirth</text:p>
          </table:table-cell>
          <table:table-cell office:value-type="string" calcext:value-type="string">
            <text:p>Moscow (Q649)</text:p>
          </table:table-cell>
          <table:table-cell office:value-type="float" office:value="0.233283803863299" calcext:value-type="float">
            <text:p>0.233283803863299</text:p>
          </table:table-cell>
          <table:table-cell office:value-type="float" office:value="0.23896499238965" calcext:value-type="float">
            <text:p>0.23896499238965</text:p>
          </table:table-cell>
          <table:table-cell office:value-type="string" calcext:value-type="string">
            <text:p>Saint Petersburg (Q656)</text:p>
          </table:table-cell>
          <table:table-cell office:value-type="float" office:value="0.106983655274889" calcext:value-type="float">
            <text:p>0.106983655274889</text:p>
          </table:table-cell>
          <table:table-cell office:value-type="float" office:value="0.10958904109589" calcext:value-type="float">
            <text:p>0.10958904109589</text:p>
          </table:table-cell>
          <table:table-cell office:value-type="string" calcext:value-type="string">
            <text:p>Kiev (Q1899)</text:p>
          </table:table-cell>
          <table:table-cell office:value-type="float" office:value="0.0549777117384844" calcext:value-type="float">
            <text:p>0.054977711738484</text:p>
          </table:table-cell>
          <table:table-cell office:value-type="float" office:value="0.0563165905631659" calcext:value-type="float">
            <text:p>0.05631659056316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0.967310549777117" calcext:value-type="float">
            <text:p>0.967310549777117</text:p>
          </table:table-cell>
          <table:table-cell office:value-type="float" office:value="0.973094170403587" calcext:value-type="float">
            <text:p>0.973094170403587</text:p>
          </table:table-cell>
          <table:table-cell office:value-type="float" office:value="18" calcext:value-type="float">
            <text:p>18</text:p>
          </table:table-cell>
          <table:table-cell office:value-type="float" office:value="0.0267459138187221" calcext:value-type="float">
            <text:p>0.026745913818722</text:p>
          </table:table-cell>
          <table:table-cell office:value-type="float" office:value="0.0269058295964126" calcext:value-type="float">
            <text:p>0.02690582959641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ountryofcitizenship</text:p>
          </table:table-cell>
          <table:table-cell table:style-name="ce6" office:value-type="string" calcext:value-type="string">
            <text:p>Russia (Q159)</text:p>
          </table:table-cell>
          <table:table-cell office:value-type="float" office:value="0.659732540861813" calcext:value-type="float">
            <text:p>0.659732540861813</text:p>
          </table:table-cell>
          <table:table-cell office:value-type="float" office:value="0.426103646833013" calcext:value-type="float">
            <text:p>0.426103646833013</text:p>
          </table:table-cell>
          <table:table-cell table:style-name="ce6" office:value-type="string" calcext:value-type="string">
            <text:p>Soviet Union (Q15180)</text:p>
          </table:table-cell>
          <table:table-cell office:value-type="float" office:value="0.604754829123328" calcext:value-type="float">
            <text:p>0.604754829123328</text:p>
          </table:table-cell>
          <table:table-cell office:value-type="float" office:value="0.390595009596929" calcext:value-type="float">
            <text:p>0.390595009596929</text:p>
          </table:table-cell>
          <table:table-cell table:style-name="ce6" office:value-type="string" calcext:value-type="string">
            <text:p>Ukraine (Q212)</text:p>
          </table:table-cell>
          <table:table-cell office:value-type="float" office:value="0.161961367013373" calcext:value-type="float">
            <text:p>0.161961367013373</text:p>
          </table:table-cell>
          <table:table-cell office:value-type="float" office:value="0.104606525911708" calcext:value-type="float">
            <text:p>0.10460652591170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klocation</text:p>
          </table:table-cell>
          <table:table-cell office:value-type="string" calcext:value-type="string">
            <text:p>Moscow (Q649)</text:p>
          </table:table-cell>
          <table:table-cell office:value-type="float" office:value="0.0148588410104012" calcext:value-type="float">
            <text:p>0.014858841010401</text:p>
          </table:table-cell>
          <table:table-cell office:value-type="float" office:value="0.526315789473684" calcext:value-type="float">
            <text:p>0.526315789473684</text:p>
          </table:table-cell>
          <table:table-cell office:value-type="string" calcext:value-type="string">
            <text:p>Paris (Q90)</text:p>
          </table:table-cell>
          <table:table-cell office:value-type="float" office:value="0.00148588410104012" calcext:value-type="float">
            <text:p>0.00148588410104</text:p>
          </table:table-cell>
          <table:table-cell office:value-type="float" office:value="0.0526315789473684" calcext:value-type="float">
            <text:p>0.052631578947369</text:p>
          </table:table-cell>
          <table:table-cell office:value-type="string" calcext:value-type="string">
            <text:p>Georgia (Q230)</text:p>
          </table:table-cell>
          <table:table-cell office:value-type="float" office:value="0.00148588410104012" calcext:value-type="float">
            <text:p>0.00148588410104</text:p>
          </table:table-cell>
          <table:table-cell office:value-type="float" office:value="0.0526315789473684" calcext:value-type="float">
            <text:p>0.05263157894736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ducatedat</text:p>
          </table:table-cell>
          <table:table-cell office:value-type="string" calcext:value-type="string">
            <text:p>State Academic Institute of Fine Arts Surikov (Q4304069)</text:p>
          </table:table-cell>
          <table:table-cell office:value-type="float" office:value="0.0787518573551263" calcext:value-type="float">
            <text:p>0.078751857355126</text:p>
          </table:table-cell>
          <table:table-cell office:value-type="float" office:value="0.112765957446808" calcext:value-type="float">
            <text:p>0.112765957446808</text:p>
          </table:table-cell>
          <table:table-cell office:value-type="string" calcext:value-type="string">
            <text:p>Repin Institute of Arts (Q4201516)</text:p>
          </table:table-cell>
          <table:table-cell office:value-type="float" office:value="0.0520059435364042" calcext:value-type="float">
            <text:p>0.052005943536404</text:p>
          </table:table-cell>
          <table:table-cell office:value-type="float" office:value="0.074468085106383" calcext:value-type="float">
            <text:p>0.074468085106383</text:p>
          </table:table-cell>
          <table:table-cell office:value-type="string" calcext:value-type="string">
            <text:p>National Academy of Fine Arts and Architecture (Q4314796)</text:p>
          </table:table-cell>
          <table:table-cell office:value-type="float" office:value="0.0460624071322437" calcext:value-type="float">
            <text:p>0.046062407132244</text:p>
          </table:table-cell>
          <table:table-cell office:value-type="float" office:value="0.0659574468085107" calcext:value-type="float">
            <text:p>0.06595744680851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</text:p>
          </table:table-cell>
          <table:table-cell office:value-type="string" calcext:value-type="string">
            <text:p>Apollon Kutateladze (Q16364896)</text:p>
          </table:table-cell>
          <table:table-cell office:value-type="float" office:value="0.00148588410104012" calcext:value-type="float">
            <text:p>0.0014858841010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orgy Georgevich Totibadze (Q49635127)</text:p>
          </table:table-cell>
          <table:table-cell office:value-type="float" office:value="0.00148588410104012" calcext:value-type="float">
            <text:p>0.00148588410104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udentof</text:p>
          </table:table-cell>
          <table:table-cell office:value-type="string" calcext:value-type="string">
            <text:p>Giorgi Chitaia (Q4516658)</text:p>
          </table:table-cell>
          <table:table-cell office:value-type="float" office:value="0.00148588410104012" calcext:value-type="float">
            <text:p>0.0014858841010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ikolay Krymov (Q4242904)</text:p>
          </table:table-cell>
          <table:table-cell office:value-type="float" office:value="0.00148588410104012" calcext:value-type="float">
            <text:p>0.0014858841010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chool number 1215 named after Romain Rolland (Q28478541)</text:p>
          </table:table-cell>
          <table:table-cell office:value-type="float" office:value="0.00148588410104012" calcext:value-type="float">
            <text:p>0.00148588410104</text:p>
          </table:table-cell>
          <table:table-cell office:value-type="float" office:value="0.1" calcext:value-type="float">
            <text:p>0.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onsor</text:p>
          </table:table-cell>
          <table:table-cell office:value-type="string" calcext:value-type="string">
            <text:p>Arkhip Kuindzhi (Q353628)</text:p>
          </table:table-cell>
          <table:table-cell office:value-type="float" office:value="0.00148588410104012" calcext:value-type="float">
            <text:p>0.0014858841010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Vital Cvirka (Q4503599)</text:p>
          </table:table-cell>
          <table:table-cell office:value-type="float" office:value="0.00148588410104012" calcext:value-type="float">
            <text:p>0.0014858841010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Daniel Birnbaum (Q324865)</text:p>
          </table:table-cell>
          <table:table-cell office:value-type="float" office:value="0.00148588410104012" calcext:value-type="float">
            <text:p>0.00148588410104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rticipanto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fluenced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vement</text:p>
          </table:table-cell>
          <table:table-cell office:value-type="string" calcext:value-type="string">
            <text:p>abstract expressionism (Q177725)</text:p>
          </table:table-cell>
          <table:table-cell office:value-type="float" office:value="0.00148588410104012" calcext:value-type="float">
            <text:p>0.00148588410104</text:p>
          </table:table-cell>
          <table:table-cell office:value-type="float" office:value="0.166666666666667" calcext:value-type="float">
            <text:p>0.166666666666667</text:p>
          </table:table-cell>
          <table:table-cell office:value-type="string" calcext:value-type="string">
            <text:p>Expressionism (Q80113)</text:p>
          </table:table-cell>
          <table:table-cell office:value-type="float" office:value="0.00148588410104012" calcext:value-type="float">
            <text:p>0.00148588410104</text:p>
          </table:table-cell>
          <table:table-cell office:value-type="float" office:value="0.166666666666667" calcext:value-type="float">
            <text:p>0.166666666666667</text:p>
          </table:table-cell>
          <table:table-cell office:value-type="string" calcext:value-type="string">
            <text:p>Realism (Q10857409)</text:p>
          </table:table-cell>
          <table:table-cell office:value-type="float" office:value="0.00148588410104012" calcext:value-type="float">
            <text:p>0.00148588410104</text:p>
          </table:table-cell>
          <table:table-cell office:value-type="float" office:value="0.166666666666667" calcext:value-type="float">
            <text:p>0.1666666666666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re</text:p>
          </table:table-cell>
          <table:table-cell office:value-type="string" calcext:value-type="string">
            <text:p>portrait (Q134307)</text:p>
          </table:table-cell>
          <table:table-cell office:value-type="float" office:value="0.0490341753343239" calcext:value-type="float">
            <text:p>0.049034175334324</text:p>
          </table:table-cell>
          <table:table-cell office:value-type="float" office:value="0.0993975903614458" calcext:value-type="float">
            <text:p>0.099397590361446</text:p>
          </table:table-cell>
          <table:table-cell office:value-type="string" calcext:value-type="string">
            <text:p>art of painting (Q11629)</text:p>
          </table:table-cell>
          <table:table-cell office:value-type="float" office:value="0.0445765230312036" calcext:value-type="float">
            <text:p>0.044576523031204</text:p>
          </table:table-cell>
          <table:table-cell office:value-type="float" office:value="0.0903614457831325" calcext:value-type="float">
            <text:p>0.090361445783133</text:p>
          </table:table-cell>
          <table:table-cell office:value-type="string" calcext:value-type="string">
            <text:p>landscape art (Q191163)</text:p>
          </table:table-cell>
          <table:table-cell office:value-type="float" office:value="0.0430906389301635" calcext:value-type="float">
            <text:p>0.043090638930164</text:p>
          </table:table-cell>
          <table:table-cell office:value-type="float" office:value="0.0873493975903615" calcext:value-type="float">
            <text:p>0.08734939759036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uster 27 (Eigenvalue: 0.0016477083333333326) (Size: 192)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ceofbirth</text:p>
          </table:table-cell>
          <table:table-cell office:value-type="string" calcext:value-type="string">
            <text:p>Tokyo (Q1490)</text:p>
          </table:table-cell>
          <table:table-cell office:value-type="float" office:value="0.192708333333333" calcext:value-type="float">
            <text:p>0.192708333333333</text:p>
          </table:table-cell>
          <table:table-cell office:value-type="float" office:value="0.205555555555556" calcext:value-type="float">
            <text:p>0.205555555555556</text:p>
          </table:table-cell>
          <table:table-cell office:value-type="string" calcext:value-type="string">
            <text:p>Kyoto (Q34600)</text:p>
          </table:table-cell>
          <table:table-cell office:value-type="float" office:value="0.130208333333333" calcext:value-type="float">
            <text:p>0.130208333333333</text:p>
          </table:table-cell>
          <table:table-cell office:value-type="float" office:value="0.138888888888889" calcext:value-type="float">
            <text:p>0.138888888888889</text:p>
          </table:table-cell>
          <table:table-cell office:value-type="string" calcext:value-type="string">
            <text:p>Edo (Q215646)</text:p>
          </table:table-cell>
          <table:table-cell office:value-type="float" office:value="0.0729166666666667" calcext:value-type="float">
            <text:p>0.072916666666667</text:p>
          </table:table-cell>
          <table:table-cell office:value-type="float" office:value="0.0777777777777778" calcext:value-type="float">
            <text:p>0.07777777777777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552631578947368" calcext:value-type="float">
            <text:p>0.552631578947368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0.229166666666667" calcext:value-type="float">
            <text:p>0.229166666666667</text:p>
          </table:table-cell>
          <table:table-cell office:value-type="float" office:value="0.231578947368421" calcext:value-type="float">
            <text:p>0.231578947368421</text:p>
          </table:table-cell>
          <table:table-cell office:value-type="float" office:value="17" calcext:value-type="float">
            <text:p>17</text:p>
          </table:table-cell>
          <table:table-cell office:value-type="float" office:value="0.151041666666667" calcext:value-type="float">
            <text:p>0.151041666666667</text:p>
          </table:table-cell>
          <table:table-cell office:value-type="float" office:value="0.152631578947368" calcext:value-type="float">
            <text:p>0.15263157894736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untryofcitizenship</text:p>
          </table:table-cell>
          <table:table-cell table:style-name="ce6" office:value-type="string" calcext:value-type="string">
            <text:p>Japan (Q17)</text:p>
          </table:table-cell>
          <table:table-cell table:number-columns-repeated="2" office:value-type="float" office:value="0.958333333333333" calcext:value-type="float">
            <text:p>0.958333333333333</text:p>
          </table:table-cell>
          <table:table-cell table:style-name="ce6" office:value-type="string" calcext:value-type="string">
            <text:p>Empire of Japan (Q188712)</text:p>
          </table:table-cell>
          <table:table-cell table:number-columns-repeated="2" office:value-type="float" office:value="0.0208333333333333" calcext:value-type="float">
            <text:p>0.020833333333333</text:p>
          </table:table-cell>
          <table:table-cell office:value-type="string" calcext:value-type="string">
            <text:p>Taiwan (Q865)</text:p>
          </table:table-cell>
          <table:table-cell table:number-columns-repeated="2" office:value-type="float" office:value="0.015625" calcext:value-type="float">
            <text:p>0.0156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klocation</text:p>
          </table:table-cell>
          <table:table-cell office:value-type="string" calcext:value-type="string">
            <text:p>Japan (Q17)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310344827586207" calcext:value-type="float">
            <text:p>0.310344827586207</text:p>
          </table:table-cell>
          <table:table-cell office:value-type="string" calcext:value-type="string">
            <text:p>Tokyo (Q1490)</text:p>
          </table:table-cell>
          <table:table-cell office:value-type="float" office:value="0.0416666666666667" calcext:value-type="float">
            <text:p>0.041666666666667</text:p>
          </table:table-cell>
          <table:table-cell office:value-type="float" office:value="0.275862068965517" calcext:value-type="float">
            <text:p>0.275862068965517</text:p>
          </table:table-cell>
          <table:table-cell office:value-type="string" calcext:value-type="string">
            <text:p>Paris (Q90)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206896551724138" calcext:value-type="float">
            <text:p>0.2068965517241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ducatedat</text:p>
          </table:table-cell>
          <table:table-cell office:value-type="string" calcext:value-type="string">
            <text:p>Tokyo University of the Arts (Q1153515)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.346153846153846" calcext:value-type="float">
            <text:p>0.346153846153846</text:p>
          </table:table-cell>
          <table:table-cell office:value-type="string" calcext:value-type="string">
            <text:p>Kyoto City University of Arts (Q749884)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115384615384615" calcext:value-type="float">
            <text:p>0.115384615384615</text:p>
          </table:table-cell>
          <table:table-cell office:value-type="string" calcext:value-type="string">
            <text:p>Tokyo Academy of Fine Arts (Q3577924)</text:p>
          </table:table-cell>
          <table:table-cell office:value-type="float" office:value="0.0364583333333333" calcext:value-type="float">
            <text:p>0.036458333333333</text:p>
          </table:table-cell>
          <table:table-cell office:value-type="float" office:value="0.0897435897435897" calcext:value-type="float">
            <text:p>0.0897435897435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</text:p>
          </table:table-cell>
          <table:table-cell office:value-type="string" calcext:value-type="string">
            <text:p>Kawai Gyokudō (Q3194330)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40845070422535" calcext:value-type="float">
            <text:p>0.014084507042254</text:p>
          </table:table-cell>
          <table:table-cell office:value-type="string" calcext:value-type="string">
            <text:p>Mochizuki Gyokusen (Q3122703)</text:p>
          </table:table-cell>
          <table:table-cell office:value-type="float" office:value="0.0104166666666667" calcext:value-type="float">
            <text:p>0.010416666666667</text:p>
          </table:table-cell>
          <table:table-cell office:value-type="float" office:value="0.00938967136150235" calcext:value-type="float">
            <text:p>0.009389671361502</text:p>
          </table:table-cell>
          <table:table-cell office:value-type="string" calcext:value-type="string">
            <text:p>Paul Jacoulet (Q863170)</text:p>
          </table:table-cell>
          <table:table-cell office:value-type="float" office:value="0.0104166666666667" calcext:value-type="float">
            <text:p>0.010416666666667</text:p>
          </table:table-cell>
          <table:table-cell office:value-type="float" office:value="0.00938967136150235" calcext:value-type="float">
            <text:p>0.00938967136150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of</text:p>
          </table:table-cell>
          <table:table-cell office:value-type="string" calcext:value-type="string">
            <text:p>Takeuchi Seihō (Q3514329)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355029585798817" calcext:value-type="float">
            <text:p>0.035502958579882</text:p>
          </table:table-cell>
          <table:table-cell office:value-type="string" calcext:value-type="string">
            <text:p>Hashimoto Gahō (Q3128092)</text:p>
          </table:table-cell>
          <table:table-cell office:value-type="float" office:value="0.0260416666666667" calcext:value-type="float">
            <text:p>0.026041666666667</text:p>
          </table:table-cell>
          <table:table-cell office:value-type="float" office:value="0.029585798816568" calcext:value-type="float">
            <text:p>0.029585798816568</text:p>
          </table:table-cell>
          <table:table-cell office:value-type="string" calcext:value-type="string">
            <text:p>Toyokuni (Q950316)</text:p>
          </table:table-cell>
          <table:table-cell office:value-type="float" office:value="0.0208333333333333" calcext:value-type="float">
            <text:p>0.020833333333333</text:p>
          </table:table-cell>
          <table:table-cell office:value-type="float" office:value="0.0236686390532544" calcext:value-type="float">
            <text:p>0.02366863905325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onsor</text:p>
          </table:table-cell>
          <table:table-cell office:value-type="string" calcext:value-type="string">
            <text:p>Ashikaga shogunate (Q1154406)</text:p>
          </table:table-cell>
          <table:table-cell office:value-type="float" office:value="0.00520833333333333" calcext:value-type="float">
            <text:p>0.00520833333333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hinjin-hosshinnō (Q15932055)</text:p>
          </table:table-cell>
          <table:table-cell office:value-type="float" office:value="0.00520833333333333" calcext:value-type="float">
            <text:p>0.00520833333333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Q11369678 (Q11369678)</text:p>
          </table:table-cell>
          <table:table-cell office:value-type="float" office:value="0.00520833333333333" calcext:value-type="float">
            <text:p>0.005208333333333</text:p>
          </table:table-cell>
          <table:table-cell office:value-type="float" office:value="0.2" calcext:value-type="float">
            <text:p>0.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rticipantof</text:p>
          </table:table-cell>
          <table:table-cell office:value-type="string" calcext:value-type="string">
            <text:p>1936 Summer Olympics (Q8150)</text:p>
          </table:table-cell>
          <table:table-cell office:value-type="float" office:value="0.0260416666666667" calcext:value-type="float">
            <text:p>0.026041666666667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1932 Summer Olympics (Q8143)</text:p>
          </table:table-cell>
          <table:table-cell office:value-type="float" office:value="0.0104166666666667" calcext:value-type="float">
            <text:p>0.010416666666667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Iwakura Mission (Q696860)</text:p>
          </table:table-cell>
          <table:table-cell office:value-type="float" office:value="0.00520833333333333" calcext:value-type="float">
            <text:p>0.005208333333333</text:p>
          </table:table-cell>
          <table:table-cell office:value-type="float" office:value="0.125" calcext:value-type="float">
            <text:p>0.1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fluencedby</text:p>
          </table:table-cell>
          <table:table-cell office:value-type="string" calcext:value-type="string">
            <text:p>Katsushika Hokusai (Q5586)</text:p>
          </table:table-cell>
          <table:table-cell office:value-type="float" office:value="0.00520833333333333" calcext:value-type="float">
            <text:p>0.00520833333333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Katsukawa Shuntei (Q11400282)</text:p>
          </table:table-cell>
          <table:table-cell office:value-type="float" office:value="0.00520833333333333" calcext:value-type="float">
            <text:p>0.00520833333333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Kinichiro Ishikawa (Q3847009)</text:p>
          </table:table-cell>
          <table:table-cell office:value-type="float" office:value="0.00520833333333333" calcext:value-type="float">
            <text:p>0.005208333333333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vement</text:p>
          </table:table-cell>
          <table:table-cell office:value-type="string" calcext:value-type="string">
            <text:p>Yōga (Q1633309)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380952380952381" calcext:value-type="float">
            <text:p>0.380952380952381</text:p>
          </table:table-cell>
          <table:table-cell office:value-type="string" calcext:value-type="string">
            <text:p>ukiyo-e (Q185905)</text:p>
          </table:table-cell>
          <table:table-cell office:value-type="float" office:value="0.0260416666666667" calcext:value-type="float">
            <text:p>0.026041666666667</text:p>
          </table:table-cell>
          <table:table-cell office:value-type="float" office:value="0.119047619047619" calcext:value-type="float">
            <text:p>0.119047619047619</text:p>
          </table:table-cell>
          <table:table-cell office:value-type="string" calcext:value-type="string">
            <text:p>Nihonga (Q1989975)</text:p>
          </table:table-cell>
          <table:table-cell office:value-type="float" office:value="0.0208333333333333" calcext:value-type="float">
            <text:p>0.020833333333333</text:p>
          </table:table-cell>
          <table:table-cell office:value-type="float" office:value="0.0952380952380952" calcext:value-type="float">
            <text:p>0.09523809523809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re</text:p>
          </table:table-cell>
          <table:table-cell office:value-type="string" calcext:value-type="string">
            <text:p>portrait (Q134307)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529411764705882" calcext:value-type="float">
            <text:p>0.529411764705882</text:p>
          </table:table-cell>
          <table:table-cell office:value-type="string" calcext:value-type="string">
            <text:p>ukiyo-e (Q185905)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882352941176471" calcext:value-type="float">
            <text:p>0.088235294117647</text:p>
          </table:table-cell>
          <table:table-cell office:value-type="string" calcext:value-type="string">
            <text:p>landscape art (Q191163)</text:p>
          </table:table-cell>
          <table:table-cell office:value-type="float" office:value="0.0104166666666667" calcext:value-type="float">
            <text:p>0.010416666666667</text:p>
          </table:table-cell>
          <table:table-cell office:value-type="float" office:value="0.0588235294117647" calcext:value-type="float">
            <text:p>0.05882352941176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uster 25 (Eigenvalue: 0.00016868571428571433) (Size: 35)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laceofbirth</text:p>
          </table:table-cell>
          <table:table-cell table:style-name="ce6" office:value-type="string" calcext:value-type="string">
            <text:p>Istanbul (Q406)</text:p>
          </table:table-cell>
          <table:table-cell office:value-type="float" office:value="0.485714285714286" calcext:value-type="float">
            <text:p>0.485714285714286</text:p>
          </table:table-cell>
          <table:table-cell office:value-type="float" office:value="0.53125" calcext:value-type="float">
            <text:p>0.53125</text:p>
          </table:table-cell>
          <table:table-cell office:value-type="string" calcext:value-type="string">
            <text:p>Ankara (Q3640)</text:p>
          </table:table-cell>
          <table:table-cell office:value-type="float" office:value="0.114285714285714" calcext:value-type="float">
            <text:p>0.114285714285714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Constantinople (Q16869)</text:p>
          </table:table-cell>
          <table:table-cell office:value-type="float" office:value="0.0571428571428571" calcext:value-type="float">
            <text:p>0.057142857142857</text:p>
          </table:table-cell>
          <table:table-cell office:value-type="float" office:value="0.0625" calcext:value-type="float">
            <text:p>0.062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0.6" calcext:value-type="float">
            <text:p>0.6</text:p>
          </table:table-cell>
          <table:table-cell office:value-type="float" office:value="0.617647058823529" calcext:value-type="float">
            <text:p>0.617647058823529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0.371428571428571" calcext:value-type="float">
            <text:p>0.371428571428571</text:p>
          </table:table-cell>
          <table:table-cell office:value-type="float" office:value="0.382352941176471" calcext:value-type="float">
            <text:p>0.38235294117647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ountryofcitizenship</text:p>
          </table:table-cell>
          <table:table-cell table:style-name="ce6" office:value-type="string" calcext:value-type="string">
            <text:p>Turkey (Q43)</text:p>
          </table:table-cell>
          <table:table-cell office:value-type="float" office:value="0.828571428571429" calcext:value-type="float">
            <text:p>0.828571428571429</text:p>
          </table:table-cell>
          <table:table-cell office:value-type="float" office:value="0.659090909090909" calcext:value-type="float">
            <text:p>0.659090909090909</text:p>
          </table:table-cell>
          <table:table-cell table:style-name="ce6" office:value-type="string" calcext:value-type="string">
            <text:p>Ottoman Empire (Q12560)</text:p>
          </table:table-cell>
          <table:table-cell office:value-type="float" office:value="0.342857142857143" calcext:value-type="float">
            <text:p>0.342857142857143</text:p>
          </table:table-cell>
          <table:table-cell office:value-type="float" office:value="0.272727272727273" calcext:value-type="float">
            <text:p>0.272727272727273</text:p>
          </table:table-cell>
          <table:table-cell office:value-type="string" calcext:value-type="string">
            <text:p>United States of America (Q30)</text:p>
          </table:table-cell>
          <table:table-cell office:value-type="float" office:value="0.0571428571428571" calcext:value-type="float">
            <text:p>0.057142857142857</text:p>
          </table:table-cell>
          <table:table-cell office:value-type="float" office:value="0.0454545454545455" calcext:value-type="float">
            <text:p>0.04545454545454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klocation</text:p>
          </table:table-cell>
          <table:table-cell office:value-type="string" calcext:value-type="string">
            <text:p>New York City (Q60)</text:p>
          </table:table-cell>
          <table:table-cell office:value-type="float" office:value="0.0285714285714286" calcext:value-type="float">
            <text:p>0.02857142857142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stanbul (Q406)</text:p>
          </table:table-cell>
          <table:table-cell office:value-type="float" office:value="0.0285714285714286" calcext:value-type="float">
            <text:p>0.028571428571429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ducatedat</text:p>
          </table:table-cell>
          <table:table-cell office:value-type="string" calcext:value-type="string">
            <text:p>Mimar Sinan Fine Arts University (Q1936057)</text:p>
          </table:table-cell>
          <table:table-cell office:value-type="float" office:value="0.171428571428571" calcext:value-type="float">
            <text:p>0.171428571428571</text:p>
          </table:table-cell>
          <table:table-cell office:value-type="float" office:value="0.222222222222222" calcext:value-type="float">
            <text:p>0.222222222222222</text:p>
          </table:table-cell>
          <table:table-cell office:value-type="string" calcext:value-type="string">
            <text:p>Turkish Military Academy (Q7855290)</text:p>
          </table:table-cell>
          <table:table-cell office:value-type="float" office:value="0.0857142857142857" calcext:value-type="float">
            <text:p>0.085714285714286</text:p>
          </table:table-cell>
          <table:table-cell office:value-type="float" office:value="0.111111111111111" calcext:value-type="float">
            <text:p>0.111111111111111</text:p>
          </table:table-cell>
          <table:table-cell office:value-type="string" calcext:value-type="string">
            <text:p>Academy of Fine Arts (Q338481)</text:p>
          </table:table-cell>
          <table:table-cell office:value-type="float" office:value="0.0571428571428571" calcext:value-type="float">
            <text:p>0.057142857142857</text:p>
          </table:table-cell>
          <table:table-cell office:value-type="float" office:value="0.0740740740740741" calcext:value-type="float">
            <text:p>0.07407407407407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udentof</text:p>
          </table:table-cell>
          <table:table-cell office:value-type="string" calcext:value-type="string">
            <text:p>Q13054876 (Q13054876)</text:p>
          </table:table-cell>
          <table:table-cell office:value-type="float" office:value="0.0285714285714286" calcext:value-type="float">
            <text:p>0.02857142857142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ons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icipanto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fluenced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vement</text:p>
          </table:table-cell>
          <table:table-cell office:value-type="string" calcext:value-type="string">
            <text:p>conceptual art (Q203209)</text:p>
          </table:table-cell>
          <table:table-cell office:value-type="float" office:value="0.0285714285714286" calcext:value-type="float">
            <text:p>0.02857142857142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re</text:p>
          </table:table-cell>
          <table:table-cell office:value-type="string" calcext:value-type="string">
            <text:p>portrait (Q134307)</text:p>
          </table:table-cell>
          <table:table-cell office:value-type="float" office:value="0.114285714285714" calcext:value-type="float">
            <text:p>0.11428571428571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electronic music (Q9778)</text:p>
          </table:table-cell>
          <table:table-cell office:value-type="float" office:value="0.0285714285714286" calcext:value-type="float">
            <text:p>0.028571428571429</text:p>
          </table:table-cell>
          <table:table-cell office:value-type="float" office:value="0.2" calcext:value-type="float">
            <text:p>0.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luster 7 (Eigenvalue: 0.0025066519607843123) (Size: 204)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laceofbirth</text:p>
          </table:table-cell>
          <table:table-cell table:style-name="ce6" office:value-type="string" calcext:value-type="string">
            <text:p>Budapest (Q1781)</text:p>
          </table:table-cell>
          <table:table-cell table:number-columns-repeated="2" office:value-type="float" office:value="0.303921568627451" calcext:value-type="float">
            <text:p>0.303921568627451</text:p>
          </table:table-cell>
          <table:table-cell office:value-type="string" calcext:value-type="string">
            <text:p>Pest (Q210205)</text:p>
          </table:table-cell>
          <table:table-cell table:number-columns-repeated="2" office:value-type="float" office:value="0.0735294117647059" calcext:value-type="float">
            <text:p>0.073529411764706</text:p>
          </table:table-cell>
          <table:table-cell office:value-type="string" calcext:value-type="string">
            <text:p>Cluj-Napoca (Q100188)</text:p>
          </table:table-cell>
          <table:table-cell table:number-columns-repeated="2" office:value-type="float" office:value="0.0490196078431373" calcext:value-type="float">
            <text:p>0.04901960784313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office:value-type="float" office:value="0.53921568627451" calcext:value-type="float">
            <text:p>0.53921568627451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 office:value-type="float" office:value="0.455882352941176" calcext:value-type="float">
            <text:p>0.45588235294117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00490196078431373" calcext:value-type="float">
            <text:p>0.00490196078431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untryofcitizenship</text:p>
          </table:table-cell>
          <table:table-cell table:style-name="ce6" office:value-type="string" calcext:value-type="string">
            <text:p>Hungary (Q28)</text:p>
          </table:table-cell>
          <table:table-cell office:value-type="float" office:value="0.872549019607843" calcext:value-type="float">
            <text:p>0.872549019607843</text:p>
          </table:table-cell>
          <table:table-cell office:value-type="float" office:value="0.855769230769231" calcext:value-type="float">
            <text:p>0.855769230769231</text:p>
          </table:table-cell>
          <table:table-cell office:value-type="string" calcext:value-type="string">
            <text:p>Romania (Q218)</text:p>
          </table:table-cell>
          <table:table-cell office:value-type="float" office:value="0.0735294117647059" calcext:value-type="float">
            <text:p>0.073529411764706</text:p>
          </table:table-cell>
          <table:table-cell office:value-type="float" office:value="0.0721153846153846" calcext:value-type="float">
            <text:p>0.072115384615385</text:p>
          </table:table-cell>
          <table:table-cell office:value-type="string" calcext:value-type="string">
            <text:p>Austria-Hungary (Q28513)</text:p>
          </table:table-cell>
          <table:table-cell office:value-type="float" office:value="0.0245098039215686" calcext:value-type="float">
            <text:p>0.024509803921569</text:p>
          </table:table-cell>
          <table:table-cell office:value-type="float" office:value="0.0240384615384615" calcext:value-type="float">
            <text:p>0.02403846153846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klocation</text:p>
          </table:table-cell>
          <table:table-cell office:value-type="string" calcext:value-type="string">
            <text:p>Budapest (Q1781)</text:p>
          </table:table-cell>
          <table:table-cell office:value-type="float" office:value="0.107843137254902" calcext:value-type="float">
            <text:p>0.107843137254902</text:p>
          </table:table-cell>
          <table:table-cell office:value-type="float" office:value="0.448979591836735" calcext:value-type="float">
            <text:p>0.448979591836735</text:p>
          </table:table-cell>
          <table:table-cell office:value-type="string" calcext:value-type="string">
            <text:p>Hungary (Q28)</text:p>
          </table:table-cell>
          <table:table-cell office:value-type="float" office:value="0.0294117647058824" calcext:value-type="float">
            <text:p>0.029411764705882</text:p>
          </table:table-cell>
          <table:table-cell office:value-type="float" office:value="0.122448979591837" calcext:value-type="float">
            <text:p>0.122448979591837</text:p>
          </table:table-cell>
          <table:table-cell office:value-type="string" calcext:value-type="string">
            <text:p>Paris (Q90)</text:p>
          </table:table-cell>
          <table:table-cell office:value-type="float" office:value="0.0245098039215686" calcext:value-type="float">
            <text:p>0.024509803921569</text:p>
          </table:table-cell>
          <table:table-cell office:value-type="float" office:value="0.102040816326531" calcext:value-type="float">
            <text:p>0.10204081632653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ducatedat</text:p>
          </table:table-cell>
          <table:table-cell office:value-type="string" calcext:value-type="string">
            <text:p>Hungarian University of Fine Arts (Q844153)</text:p>
          </table:table-cell>
          <table:table-cell office:value-type="float" office:value="0.181372549019608" calcext:value-type="float">
            <text:p>0.181372549019608</text:p>
          </table:table-cell>
          <table:table-cell office:value-type="float" office:value="0.45679012345679" calcext:value-type="float">
            <text:p>0.45679012345679</text:p>
          </table:table-cell>
          <table:table-cell office:value-type="string" calcext:value-type="string">
            <text:p>Art and Design University of Cluj-Napoca (Q835079)</text:p>
          </table:table-cell>
          <table:table-cell office:value-type="float" office:value="0.0637254901960784" calcext:value-type="float">
            <text:p>0.063725490196079</text:p>
          </table:table-cell>
          <table:table-cell office:value-type="float" office:value="0.160493827160494" calcext:value-type="float">
            <text:p>0.160493827160494</text:p>
          </table:table-cell>
          <table:table-cell office:value-type="string" calcext:value-type="string">
            <text:p>Académie Julian (Q337480)</text:p>
          </table:table-cell>
          <table:table-cell office:value-type="float" office:value="0.0294117647058824" calcext:value-type="float">
            <text:p>0.029411764705882</text:p>
          </table:table-cell>
          <table:table-cell office:value-type="float" office:value="0.0740740740740741" calcext:value-type="float">
            <text:p>0.07407407407407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</text:p>
          </table:table-cell>
          <table:table-cell office:value-type="string" calcext:value-type="string">
            <text:p>Lipót Herman (Q1035555)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0.1875" calcext:value-type="float">
            <text:p>0.1875</text:p>
          </table:table-cell>
          <table:table-cell office:value-type="string" calcext:value-type="string">
            <text:p>Octavian Smigelschi (Q12737072)</text:p>
          </table:table-cell>
          <table:table-cell office:value-type="float" office:value="0.00490196078431373" calcext:value-type="float">
            <text:p>0.004901960784314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Simon Hollósy (Q165756)</text:p>
          </table:table-cell>
          <table:table-cell office:value-type="float" office:value="0.00490196078431373" calcext:value-type="float">
            <text:p>0.004901960784314</text:p>
          </table:table-cell>
          <table:table-cell office:value-type="float" office:value="0.0625" calcext:value-type="float">
            <text:p>0.06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of</text:p>
          </table:table-cell>
          <table:table-cell office:value-type="string" calcext:value-type="string">
            <text:p>Viktor Olgyai (Q1224095)</text:p>
          </table:table-cell>
          <table:table-cell office:value-type="float" office:value="0.00490196078431373" calcext:value-type="float">
            <text:p>0.004901960784314</text:p>
          </table:table-cell>
          <table:table-cell office:value-type="float" office:value="0.111111111111111" calcext:value-type="float">
            <text:p>0.111111111111111</text:p>
          </table:table-cell>
          <table:table-cell office:value-type="string" calcext:value-type="string">
            <text:p>Franz Quaglio (Q1448624)</text:p>
          </table:table-cell>
          <table:table-cell office:value-type="float" office:value="0.00490196078431373" calcext:value-type="float">
            <text:p>0.004901960784314</text:p>
          </table:table-cell>
          <table:table-cell office:value-type="float" office:value="0.111111111111111" calcext:value-type="float">
            <text:p>0.111111111111111</text:p>
          </table:table-cell>
          <table:table-cell office:value-type="string" calcext:value-type="string">
            <text:p>Wilhelm Dürr the Younger (Q2572445)</text:p>
          </table:table-cell>
          <table:table-cell office:value-type="float" office:value="0.00490196078431373" calcext:value-type="float">
            <text:p>0.004901960784314</text:p>
          </table:table-cell>
          <table:table-cell office:value-type="float" office:value="0.111111111111111" calcext:value-type="float">
            <text:p>0.11111111111111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ons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icipantof</text:p>
          </table:table-cell>
          <table:table-cell office:value-type="string" calcext:value-type="string">
            <text:p>Documenta II (Q265448)</text:p>
          </table:table-cell>
          <table:table-cell office:value-type="float" office:value="0.00490196078431373" calcext:value-type="float">
            <text:p>0.00490196078431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documenta III (Q265533)</text:p>
          </table:table-cell>
          <table:table-cell office:value-type="float" office:value="0.00490196078431373" calcext:value-type="float">
            <text:p>0.00490196078431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Venice Biennale (Q205751)</text:p>
          </table:table-cell>
          <table:table-cell office:value-type="float" office:value="0.00490196078431373" calcext:value-type="float">
            <text:p>0.004901960784314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fluencedby</text:p>
          </table:table-cell>
          <table:table-cell office:value-type="string" calcext:value-type="string">
            <text:p>Carl Dörschlag (Q18507970)</text:p>
          </table:table-cell>
          <table:table-cell office:value-type="float" office:value="0.00490196078431373" calcext:value-type="float">
            <text:p>0.00490196078431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vement</text:p>
          </table:table-cell>
          <table:table-cell office:value-type="string" calcext:value-type="string">
            <text:p>Expressionism (Q80113)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0.307692307692308" calcext:value-type="float">
            <text:p>0.307692307692308</text:p>
          </table:table-cell>
          <table:table-cell office:value-type="string" calcext:value-type="string">
            <text:p>Q993247 (Q993247)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0.230769230769231" calcext:value-type="float">
            <text:p>0.230769230769231</text:p>
          </table:table-cell>
          <table:table-cell office:value-type="string" calcext:value-type="string">
            <text:p>School of Paris (Q273506)</text:p>
          </table:table-cell>
          <table:table-cell office:value-type="float" office:value="0.00490196078431373" calcext:value-type="float">
            <text:p>0.004901960784314</text:p>
          </table:table-cell>
          <table:table-cell office:value-type="float" office:value="0.0769230769230769" calcext:value-type="float">
            <text:p>0.07692307692307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re</text:p>
          </table:table-cell>
          <table:table-cell office:value-type="string" calcext:value-type="string">
            <text:p>portrait (Q134307)</text:p>
          </table:table-cell>
          <table:table-cell office:value-type="float" office:value="0.0882352941176471" calcext:value-type="float">
            <text:p>0.08823529411764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art of painting (Q11629)</text:p>
          </table:table-cell>
          <table:table-cell office:value-type="float" office:value="0.00490196078431373" calcext:value-type="float">
            <text:p>0.00490196078431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jazz (Q8341)</text:p>
          </table:table-cell>
          <table:table-cell office:value-type="float" office:value="0.00490196078431373" calcext:value-type="float">
            <text:p>0.004901960784314</text:p>
          </table:table-cell>
          <table:table-cell office:value-type="float" office:value="0.05" calcext:value-type="float">
            <text:p>0.0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uster 23 (Eigenvalue: 0.00031883333333333346) (Size: 66)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laceofbirth</text:p>
          </table:table-cell>
          <table:table-cell table:style-name="ce6" office:value-type="string" calcext:value-type="string">
            <text:p>Mexico City (Q1489)</text:p>
          </table:table-cell>
          <table:table-cell office:value-type="float" office:value="0.515151515151515" calcext:value-type="float">
            <text:p>0.515151515151515</text:p>
          </table:table-cell>
          <table:table-cell office:value-type="float" office:value="0.62962962962963" calcext:value-type="float">
            <text:p>0.62962962962963</text:p>
          </table:table-cell>
          <table:table-cell office:value-type="string" calcext:value-type="string">
            <text:p>Irapuato (Q816845)</text:p>
          </table:table-cell>
          <table:table-cell office:value-type="float" office:value="0.0303030303030303" calcext:value-type="float">
            <text:p>0.03030303030303</text:p>
          </table:table-cell>
          <table:table-cell office:value-type="float" office:value="0.037037037037037" calcext:value-type="float">
            <text:p>0.037037037037037</text:p>
          </table:table-cell>
          <table:table-cell office:value-type="string" calcext:value-type="string">
            <text:p>Białystok (Q761)</text:p>
          </table:table-cell>
          <table:table-cell office:value-type="float" office:value="0.0303030303030303" calcext:value-type="float">
            <text:p>0.03030303030303</text:p>
          </table:table-cell>
          <table:table-cell office:value-type="float" office:value="0.037037037037037" calcext:value-type="float">
            <text:p>0.03703703703703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0.863636363636364" calcext:value-type="float">
            <text:p>0.863636363636364</text:p>
          </table:table-cell>
          <table:table-cell office:value-type="float" office:value="0.876923076923077" calcext:value-type="float">
            <text:p>0.876923076923077</text:p>
          </table:table-cell>
          <table:table-cell office:value-type="float" office:value="18" calcext:value-type="float">
            <text:p>18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float" office:value="0.0923076923076923" calcext:value-type="float">
            <text:p>0.092307692307692</text:p>
          </table:table-cell>
          <table:table-cell office:value-type="float" office:value="20" calcext:value-type="float">
            <text:p>20</text:p>
          </table:table-cell>
          <table:table-cell office:value-type="float" office:value="0.0303030303030303" calcext:value-type="float">
            <text:p>0.03030303030303</text:p>
          </table:table-cell>
          <table:table-cell office:value-type="float" office:value="0.0307692307692308" calcext:value-type="float">
            <text:p>0.03076923076923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untryofcitizenship</text:p>
          </table:table-cell>
          <table:table-cell table:style-name="ce6" office:value-type="string" calcext:value-type="string">
            <text:p>Mexico (Q96)</text:p>
          </table:table-cell>
          <table:table-cell office:value-type="float" office:value="0.984848484848485" calcext:value-type="float">
            <text:p>0.984848484848485</text:p>
          </table:table-cell>
          <table:table-cell office:value-type="float" office:value="0.970149253731343" calcext:value-type="float">
            <text:p>0.970149253731343</text:p>
          </table:table-cell>
          <table:table-cell office:value-type="string" calcext:value-type="string">
            <text:p>Poland (Q36)</text:p>
          </table:table-cell>
          <table:table-cell office:value-type="float" office:value="0.0303030303030303" calcext:value-type="float">
            <text:p>0.03030303030303</text:p>
          </table:table-cell>
          <table:table-cell office:value-type="float" office:value="0.0298507462686567" calcext:value-type="float">
            <text:p>0.02985074626865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orklocation</text:p>
          </table:table-cell>
          <table:table-cell office:value-type="string" calcext:value-type="string">
            <text:p>Mexico City (Q1489)</text:p>
          </table:table-cell>
          <table:table-cell office:value-type="float" office:value="0.0151515151515152" calcext:value-type="float">
            <text:p>0.01515151515151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ducatedat</text:p>
          </table:table-cell>
          <table:table-cell table:style-name="ce6" office:value-type="string" calcext:value-type="string">
            <text:p>Escuela Nacional de Pintura, Escultura y Grabado "La Esmeralda" (Q690187)</text:p>
          </table:table-cell>
          <table:table-cell office:value-type="float" office:value="0.227272727272727" calcext:value-type="float">
            <text:p>0.227272727272727</text:p>
          </table:table-cell>
          <table:table-cell office:value-type="float" office:value="0.294117647058824" calcext:value-type="float">
            <text:p>0.294117647058824</text:p>
          </table:table-cell>
          <table:table-cell office:value-type="string" calcext:value-type="string">
            <text:p>National Autonomous University of Mexico (Q222738)</text:p>
          </table:table-cell>
          <table:table-cell office:value-type="float" office:value="0.151515151515152" calcext:value-type="float">
            <text:p>0.151515151515152</text:p>
          </table:table-cell>
          <table:table-cell office:value-type="float" office:value="0.196078431372549" calcext:value-type="float">
            <text:p>0.196078431372549</text:p>
          </table:table-cell>
          <table:table-cell office:value-type="string" calcext:value-type="string">
            <text:p>Academy of San Carlos (Q337267)</text:p>
          </table:table-cell>
          <table:table-cell office:value-type="float" office:value="0.0757575757575758" calcext:value-type="float">
            <text:p>0.075757575757576</text:p>
          </table:table-cell>
          <table:table-cell office:value-type="float" office:value="0.0980392156862745" calcext:value-type="float">
            <text:p>0.09803921568627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</text:p>
          </table:table-cell>
          <table:table-cell office:value-type="string" calcext:value-type="string">
            <text:p>Rudolf Hess (Q55073412)</text:p>
          </table:table-cell>
          <table:table-cell office:value-type="float" office:value="0.0151515151515152" calcext:value-type="float">
            <text:p>0.0151515151515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Yohanan Simon (Q8054451)</text:p>
          </table:table-cell>
          <table:table-cell office:value-type="float" office:value="0.0151515151515152" calcext:value-type="float">
            <text:p>0.0151515151515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Harold Lehman (Q21929706)</text:p>
          </table:table-cell>
          <table:table-cell office:value-type="float" office:value="0.0151515151515152" calcext:value-type="float">
            <text:p>0.015151515151515</text:p>
          </table:table-cell>
          <table:table-cell office:value-type="float" office:value="0.2" calcext:value-type="float">
            <text:p>0.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of</text:p>
          </table:table-cell>
          <table:table-cell office:value-type="string" calcext:value-type="string">
            <text:p>Octave Denis Victor Guillonnet (Q665462)</text:p>
          </table:table-cell>
          <table:table-cell office:value-type="float" office:value="0.0151515151515152" calcext:value-type="float">
            <text:p>0.01515151515151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Eugenio Landesio (Q5850510)</text:p>
          </table:table-cell>
          <table:table-cell office:value-type="float" office:value="0.0151515151515152" calcext:value-type="float">
            <text:p>0.01515151515151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Gilberto Aceves Navarro (Q1524106)</text:p>
          </table:table-cell>
          <table:table-cell office:value-type="float" office:value="0.0151515151515152" calcext:value-type="float">
            <text:p>0.015151515151515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pons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icipantof</text:p>
          </table:table-cell>
          <table:table-cell office:value-type="string" calcext:value-type="string">
            <text:p>documenta 6 (Q1233993)</text:p>
          </table:table-cell>
          <table:table-cell office:value-type="float" office:value="0.0151515151515152" calcext:value-type="float">
            <text:p>0.01515151515151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Pinta Art Show (Q7196500)</text:p>
          </table:table-cell>
          <table:table-cell office:value-type="float" office:value="0.0151515151515152" calcext:value-type="float">
            <text:p>0.01515151515151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Polvo de Gallina Negra (Q23008451)</text:p>
          </table:table-cell>
          <table:table-cell office:value-type="float" office:value="0.0151515151515152" calcext:value-type="float">
            <text:p>0.015151515151515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fluenced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vement</text:p>
          </table:table-cell>
          <table:table-cell office:value-type="string" calcext:value-type="string">
            <text:p>Surrealism (Q39427)</text:p>
          </table:table-cell>
          <table:table-cell office:value-type="float" office:value="0.0151515151515152" calcext:value-type="float">
            <text:p>0.01515151515151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Realism (Q10857409)</text:p>
          </table:table-cell>
          <table:table-cell office:value-type="float" office:value="0.0151515151515152" calcext:value-type="float">
            <text:p>0.01515151515151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Mexican muralism (Q15141204)</text:p>
          </table:table-cell>
          <table:table-cell office:value-type="float" office:value="0.0151515151515152" calcext:value-type="float">
            <text:p>0.015151515151515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re</text:p>
          </table:table-cell>
          <table:table-cell office:value-type="string" calcext:value-type="string">
            <text:p>art of painting (Q11629)</text:p>
          </table:table-cell>
          <table:table-cell office:value-type="float" office:value="0.0303030303030303" calcext:value-type="float">
            <text:p>0.0303030303030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rintmaking (Q271588)</text:p>
          </table:table-cell>
          <table:table-cell office:value-type="float" office:value="0.0151515151515152" calcext:value-type="float">
            <text:p>0.0151515151515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graphics (Q1027879)</text:p>
          </table:table-cell>
          <table:table-cell office:value-type="float" office:value="0.0151515151515152" calcext:value-type="float">
            <text:p>0.015151515151515</text:p>
          </table:table-cell>
          <table:table-cell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uster 28 (Eigenvalue: 0.0006444324324324325) (Size: 111)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ceofbirth</text:p>
          </table:table-cell>
          <table:table-cell office:value-type="string" calcext:value-type="string">
            <text:p>Kolkata (Q1348)</text:p>
          </table:table-cell>
          <table:table-cell office:value-type="float" office:value="0.135135135135135" calcext:value-type="float">
            <text:p>0.135135135135135</text:p>
          </table:table-cell>
          <table:table-cell office:value-type="float" office:value="0.170454545454545" calcext:value-type="float">
            <text:p>0.170454545454545</text:p>
          </table:table-cell>
          <table:table-cell office:value-type="string" calcext:value-type="string">
            <text:p>Mumbai (Q1156)</text:p>
          </table:table-cell>
          <table:table-cell office:value-type="float" office:value="0.0630630630630631" calcext:value-type="float">
            <text:p>0.063063063063063</text:p>
          </table:table-cell>
          <table:table-cell office:value-type="float" office:value="0.0795454545454545" calcext:value-type="float">
            <text:p>0.079545454545455</text:p>
          </table:table-cell>
          <table:table-cell office:value-type="string" calcext:value-type="string">
            <text:p>New Delhi (Q987)</text:p>
          </table:table-cell>
          <table:table-cell office:value-type="float" office:value="0.036036036036036" calcext:value-type="float">
            <text:p>0.036036036036036</text:p>
          </table:table-cell>
          <table:table-cell office:value-type="float" office:value="0.0454545454545455" calcext:value-type="float">
            <text:p>0.04545454545454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0.846846846846847" calcext:value-type="float">
            <text:p>0.846846846846847</text:p>
          </table:table-cell>
          <table:table-cell office:value-type="float" office:value="0.862385321100918" calcext:value-type="float">
            <text:p>0.862385321100918</text:p>
          </table:table-cell>
          <table:table-cell office:value-type="float" office:value="18" calcext:value-type="float">
            <text:p>18</text:p>
          </table:table-cell>
          <table:table-cell office:value-type="float" office:value="0.117117117117117" calcext:value-type="float">
            <text:p>0.117117117117117</text:p>
          </table:table-cell>
          <table:table-cell office:value-type="float" office:value="0.119266055045872" calcext:value-type="float">
            <text:p>0.119266055045872</text:p>
          </table:table-cell>
          <table:table-cell office:value-type="float" office:value="16" calcext:value-type="float">
            <text:p>16</text:p>
          </table:table-cell>
          <table:table-cell office:value-type="float" office:value="0.018018018018018" calcext:value-type="float">
            <text:p>0.018018018018018</text:p>
          </table:table-cell>
          <table:table-cell office:value-type="float" office:value="0.018348623853211" calcext:value-type="float">
            <text:p>0.01834862385321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untryofcitizenship</text:p>
          </table:table-cell>
          <table:table-cell table:style-name="ce6" office:value-type="string" calcext:value-type="string">
            <text:p>India (Q668)</text:p>
          </table:table-cell>
          <table:table-cell office:value-type="float" office:value="0.675675675675676" calcext:value-type="float">
            <text:p>0.675675675675676</text:p>
          </table:table-cell>
          <table:table-cell office:value-type="float" office:value="0.38860103626943" calcext:value-type="float">
            <text:p>0.38860103626943</text:p>
          </table:table-cell>
          <table:table-cell table:style-name="ce6" office:value-type="string" calcext:value-type="string">
            <text:p>British Raj (Q129286)</text:p>
          </table:table-cell>
          <table:table-cell office:value-type="float" office:value="0.594594594594595" calcext:value-type="float">
            <text:p>0.594594594594595</text:p>
          </table:table-cell>
          <table:table-cell office:value-type="float" office:value="0.341968911917098" calcext:value-type="float">
            <text:p>0.341968911917098</text:p>
          </table:table-cell>
          <table:table-cell office:value-type="string" calcext:value-type="string">
            <text:p>Pakistan (Q843)</text:p>
          </table:table-cell>
          <table:table-cell office:value-type="float" office:value="0.225225225225225" calcext:value-type="float">
            <text:p>0.225225225225225</text:p>
          </table:table-cell>
          <table:table-cell office:value-type="float" office:value="0.129533678756477" calcext:value-type="float">
            <text:p>0.12953367875647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klocation</text:p>
          </table:table-cell>
          <table:table-cell office:value-type="string" calcext:value-type="string">
            <text:p>India (Q668)</text:p>
          </table:table-cell>
          <table:table-cell office:value-type="float" office:value="0.027027027027027" calcext:value-type="float">
            <text:p>0.02702702702702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ondon (Q84)</text:p>
          </table:table-cell>
          <table:table-cell office:value-type="float" office:value="0.018018018018018" calcext:value-type="float">
            <text:p>0.018018018018018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New York City (Q60)</text:p>
          </table:table-cell>
          <table:table-cell office:value-type="float" office:value="0.00900900900900901" calcext:value-type="float">
            <text:p>0.009009009009009</text:p>
          </table:table-cell>
          <table:table-cell office:value-type="float" office:value="0.166666666666667" calcext:value-type="float">
            <text:p>0.1666666666666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ducatedat</text:p>
          </table:table-cell>
          <table:table-cell office:value-type="string" calcext:value-type="string">
            <text:p>University of Calcutta (Q1145306)</text:p>
          </table:table-cell>
          <table:table-cell office:value-type="float" office:value="0.135135135135135" calcext:value-type="float">
            <text:p>0.135135135135135</text:p>
          </table:table-cell>
          <table:table-cell office:value-type="float" office:value="0.172413793103448" calcext:value-type="float">
            <text:p>0.172413793103448</text:p>
          </table:table-cell>
          <table:table-cell office:value-type="string" calcext:value-type="string">
            <text:p>Sir Jamsetjee Jeejebhoy School of Art (Q7527516)</text:p>
          </table:table-cell>
          <table:table-cell office:value-type="float" office:value="0.0810810810810811" calcext:value-type="float">
            <text:p>0.081081081081081</text:p>
          </table:table-cell>
          <table:table-cell office:value-type="float" office:value="0.103448275862069" calcext:value-type="float">
            <text:p>0.103448275862069</text:p>
          </table:table-cell>
          <table:table-cell office:value-type="string" calcext:value-type="string">
            <text:p>Government College of Art &amp; Craft (Q5588733)</text:p>
          </table:table-cell>
          <table:table-cell office:value-type="float" office:value="0.0810810810810811" calcext:value-type="float">
            <text:p>0.081081081081081</text:p>
          </table:table-cell>
          <table:table-cell office:value-type="float" office:value="0.103448275862069" calcext:value-type="float">
            <text:p>0.10344827586206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</text:p>
          </table:table-cell>
          <table:table-cell office:value-type="string" calcext:value-type="string">
            <text:p>Mukul Dey (Q6933638)</text:p>
          </table:table-cell>
          <table:table-cell office:value-type="float" office:value="0.00900900900900901" calcext:value-type="float">
            <text:p>0.00900900900900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Sinha Laksmiswar (Q13009)</text:p>
          </table:table-cell>
          <table:table-cell office:value-type="float" office:value="0.00900900900900901" calcext:value-type="float">
            <text:p>0.00900900900900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Narada Michael Walden (Q542681)</text:p>
          </table:table-cell>
          <table:table-cell office:value-type="float" office:value="0.00900900900900901" calcext:value-type="float">
            <text:p>0.009009009009009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o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ons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icipantof</text:p>
          </table:table-cell>
          <table:table-cell office:value-type="string" calcext:value-type="string">
            <text:p>Documenta IX (Q1234006)</text:p>
          </table:table-cell>
          <table:table-cell office:value-type="float" office:value="0.00900900900900901" calcext:value-type="float">
            <text:p>0.00900900900900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fluencedby</text:p>
          </table:table-cell>
          <table:table-cell office:value-type="string" calcext:value-type="string">
            <text:p>Rabindranath Tagore (Q7241)</text:p>
          </table:table-cell>
          <table:table-cell office:value-type="float" office:value="0.00900900900900901" calcext:value-type="float">
            <text:p>0.009009009009009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Jean Renoir (Q50713)</text:p>
          </table:table-cell>
          <table:table-cell office:value-type="float" office:value="0.00900900900900901" calcext:value-type="float">
            <text:p>0.009009009009009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John Ford (Q51114)</text:p>
          </table:table-cell>
          <table:table-cell office:value-type="float" office:value="0.00900900900900901" calcext:value-type="float">
            <text:p>0.009009009009009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vement</text:p>
          </table:table-cell>
          <table:table-cell office:value-type="string" calcext:value-type="string">
            <text:p>Expressionism (Q80113)</text:p>
          </table:table-cell>
          <table:table-cell office:value-type="float" office:value="0.018018018018018" calcext:value-type="float">
            <text:p>0.01801801801801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re</text:p>
          </table:table-cell>
          <table:table-cell office:value-type="string" calcext:value-type="string">
            <text:p>portrait (Q134307)</text:p>
          </table:table-cell>
          <table:table-cell office:value-type="float" office:value="0.234234234234234" calcext:value-type="float">
            <text:p>0.234234234234234</text:p>
          </table:table-cell>
          <table:table-cell office:value-type="float" office:value="0.787878787878788" calcext:value-type="float">
            <text:p>0.787878787878788</text:p>
          </table:table-cell>
          <table:table-cell office:value-type="string" calcext:value-type="string">
            <text:p>novel (Q8261)</text:p>
          </table:table-cell>
          <table:table-cell office:value-type="float" office:value="0.018018018018018" calcext:value-type="float">
            <text:p>0.018018018018018</text:p>
          </table:table-cell>
          <table:table-cell office:value-type="float" office:value="0.0606060606060606" calcext:value-type="float">
            <text:p>0.060606060606061</text:p>
          </table:table-cell>
          <table:table-cell office:value-type="string" calcext:value-type="string">
            <text:p>essay (Q35760)</text:p>
          </table:table-cell>
          <table:table-cell office:value-type="float" office:value="0.018018018018018" calcext:value-type="float">
            <text:p>0.018018018018018</text:p>
          </table:table-cell>
          <table:table-cell office:value-type="float" office:value="0.0606060606060606" calcext:value-type="float">
            <text:p>0.0606060606060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uster 18 (Eigenvalue: 0.0028705357142857144) (Size: 28)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laceofbirth</text:p>
          </table:table-cell>
          <table:table-cell table:style-name="ce6" office:value-type="string" calcext:value-type="string">
            <text:p>Bogotá (Q2841)</text:p>
          </table:table-cell>
          <table:table-cell table:number-columns-repeated="2" office:value-type="float" office:value="0.607142857142857" calcext:value-type="float">
            <text:p>0.607142857142857</text:p>
          </table:table-cell>
          <table:table-cell table:style-name="ce6" office:value-type="string" calcext:value-type="string">
            <text:p>Medellín (Q48278)</text:p>
          </table:table-cell>
          <table:table-cell table:number-columns-repeated="2" office:value-type="float" office:value="0.142857142857143" calcext:value-type="float">
            <text:p>0.142857142857143</text:p>
          </table:table-cell>
          <table:table-cell office:value-type="string" calcext:value-type="string">
            <text:p>Barranquilla (Q62823)</text:p>
          </table:table-cell>
          <table:table-cell table:number-columns-repeated="2" office:value-type="float" office:value="0.0714285714285714" calcext:value-type="float">
            <text:p>0.07142857142857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 office:value-type="float" office:value="0.821428571428571" calcext:value-type="float">
            <text:p>0.82142857142857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142857142857143" calcext:value-type="float">
            <text:p>0.14285714285714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357142857142857" calcext:value-type="float">
            <text:p>0.03571428571428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untryofcitizenship</text:p>
          </table:table-cell>
          <table:table-cell table:style-name="ce6" office:value-type="string" calcext:value-type="string">
            <text:p>Colombia (Q739)</text:p>
          </table:table-cell>
          <table:table-cell office:value-type="float" office:value="1" calcext:value-type="float">
            <text:p>1</text:p>
          </table:table-cell>
          <table:table-cell office:value-type="float" office:value="0.933333333333333" calcext:value-type="float">
            <text:p>0.933333333333333</text:p>
          </table:table-cell>
          <table:table-cell office:value-type="string" calcext:value-type="string">
            <text:p>United States of America (Q30)</text:p>
          </table:table-cell>
          <table:table-cell office:value-type="float" office:value="0.0357142857142857" calcext:value-type="float">
            <text:p>0.035714285714286</text:p>
          </table:table-cell>
          <table:table-cell office:value-type="float" office:value="0.0333333333333333" calcext:value-type="float">
            <text:p>0.033333333333333</text:p>
          </table:table-cell>
          <table:table-cell office:value-type="string" calcext:value-type="string">
            <text:p>Peru (Q419)</text:p>
          </table:table-cell>
          <table:table-cell office:value-type="float" office:value="0.0357142857142857" calcext:value-type="float">
            <text:p>0.035714285714286</text:p>
          </table:table-cell>
          <table:table-cell office:value-type="float" office:value="0.0333333333333333" calcext:value-type="float">
            <text:p>0.03333333333333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klocatio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ducatedat</text:p>
          </table:table-cell>
          <table:table-cell table:style-name="ce6" office:value-type="string" calcext:value-type="string">
            <text:p>National University of Colombia (Q1150419)</text:p>
          </table:table-cell>
          <table:table-cell office:value-type="float" office:value="0.178571428571429" calcext:value-type="float">
            <text:p>0.178571428571429</text:p>
          </table:table-cell>
          <table:table-cell office:value-type="float" office:value="0.263157894736842" calcext:value-type="float">
            <text:p>0.263157894736842</text:p>
          </table:table-cell>
          <table:table-cell office:value-type="string" calcext:value-type="string">
            <text:p>Pontifical Xavierian University (Q1517478)</text:p>
          </table:table-cell>
          <table:table-cell office:value-type="float" office:value="0.0714285714285714" calcext:value-type="float">
            <text:p>0.071428571428572</text:p>
          </table:table-cell>
          <table:table-cell office:value-type="float" office:value="0.105263157894737" calcext:value-type="float">
            <text:p>0.105263157894737</text:p>
          </table:table-cell>
          <table:table-cell office:value-type="string" calcext:value-type="string">
            <text:p>Académie Julian (Q337480)</text:p>
          </table:table-cell>
          <table:table-cell office:value-type="float" office:value="0.0714285714285714" calcext:value-type="float">
            <text:p>0.071428571428572</text:p>
          </table:table-cell>
          <table:table-cell office:value-type="float" office:value="0.105263157894737" calcext:value-type="float">
            <text:p>0.10526315789473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</text:p>
          </table:table-cell>
          <table:table-cell office:value-type="string" calcext:value-type="string">
            <text:p>Margarita Holguín y Caro (Q30917652)</text:p>
          </table:table-cell>
          <table:table-cell office:value-type="float" office:value="0.0357142857142857" calcext:value-type="float">
            <text:p>0.03571428571428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dento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ons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icipantof</text:p>
          </table:table-cell>
          <table:table-cell office:value-type="string" calcext:value-type="string">
            <text:p>documenta 6 (Q1233993)</text:p>
          </table:table-cell>
          <table:table-cell office:value-type="float" office:value="0.0357142857142857" calcext:value-type="float">
            <text:p>0.03571428571428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fluenced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vement</text:p>
          </table:table-cell>
          <table:table-cell office:value-type="string" calcext:value-type="string">
            <text:p>Impressionism (Q40415)</text:p>
          </table:table-cell>
          <table:table-cell office:value-type="float" office:value="0.0357142857142857" calcext:value-type="float">
            <text:p>0.035714285714286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modern art (Q38166)</text:p>
          </table:table-cell>
          <table:table-cell office:value-type="float" office:value="0.0357142857142857" calcext:value-type="float">
            <text:p>0.035714285714286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Costumbrismo (Q1136545)</text:p>
          </table:table-cell>
          <table:table-cell office:value-type="float" office:value="0.0357142857142857" calcext:value-type="float">
            <text:p>0.035714285714286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re</text:p>
          </table:table-cell>
          <table:table-cell office:value-type="string" calcext:value-type="string">
            <text:p>figurative art (Q1622217)</text:p>
          </table:table-cell>
          <table:table-cell office:value-type="float" office:value="0.0714285714285714" calcext:value-type="float">
            <text:p>0.07142857142857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ortrait (Q134307)</text:p>
          </table:table-cell>
          <table:table-cell office:value-type="float" office:value="0.0714285714285714" calcext:value-type="float">
            <text:p>0.07142857142857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Rock en español (Q2994332)</text:p>
          </table:table-cell>
          <table:table-cell office:value-type="float" office:value="0.0357142857142857" calcext:value-type="float">
            <text:p>0.035714285714286</text:p>
          </table:table-cell>
          <table:table-cell office:value-type="float" office:value="0.125" calcext:value-type="float">
            <text:p>0.12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uster 29 (Eigenvalue: 0.0003407169811320753) (Size: 212)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ceofbirth</text:p>
          </table:table-cell>
          <table:table-cell office:value-type="string" calcext:value-type="string">
            <text:p>Tel Aviv (Q33935)</text:p>
          </table:table-cell>
          <table:table-cell office:value-type="float" office:value="0.117924528301887" calcext:value-type="float">
            <text:p>0.117924528301887</text:p>
          </table:table-cell>
          <table:table-cell office:value-type="float" office:value="0.135135135135135" calcext:value-type="float">
            <text:p>0.135135135135135</text:p>
          </table:table-cell>
          <table:table-cell office:value-type="string" calcext:value-type="string">
            <text:p>Jerusalem (Q1218)</text:p>
          </table:table-cell>
          <table:table-cell office:value-type="float" office:value="0.0943396226415094" calcext:value-type="float">
            <text:p>0.09433962264151</text:p>
          </table:table-cell>
          <table:table-cell office:value-type="float" office:value="0.108108108108108" calcext:value-type="float">
            <text:p>0.108108108108108</text:p>
          </table:table-cell>
          <table:table-cell office:value-type="string" calcext:value-type="string">
            <text:p>Haifa (Q41621)</text:p>
          </table:table-cell>
          <table:table-cell office:value-type="float" office:value="0.0471698113207547" calcext:value-type="float">
            <text:p>0.047169811320755</text:p>
          </table:table-cell>
          <table:table-cell office:value-type="float" office:value="0.0540540540540541" calcext:value-type="float">
            <text:p>0.05405405405405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0.919811320754717" calcext:value-type="float">
            <text:p>0.919811320754717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18" calcext:value-type="float">
            <text:p>18</text:p>
          </table:table-cell>
          <table:table-cell office:value-type="float" office:value="0.0518867924528302" calcext:value-type="float">
            <text:p>0.05188679245283</text:p>
          </table:table-cell>
          <table:table-cell office:value-type="float" office:value="0.0523809523809524" calcext:value-type="float">
            <text:p>0.052380952380952</text:p>
          </table:table-cell>
          <table:table-cell office:value-type="float" office:value="20" calcext:value-type="float">
            <text:p>20</text:p>
          </table:table-cell>
          <table:table-cell office:value-type="float" office:value="0.0188679245283019" calcext:value-type="float">
            <text:p>0.018867924528302</text:p>
          </table:table-cell>
          <table:table-cell office:value-type="float" office:value="0.0190476190476191" calcext:value-type="float">
            <text:p>0.01904761904761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untryofcitizenship</text:p>
          </table:table-cell>
          <table:table-cell table:style-name="ce6" office:value-type="string" calcext:value-type="string">
            <text:p>Israel (Q801)</text:p>
          </table:table-cell>
          <table:table-cell office:value-type="float" office:value="0.858490566037736" calcext:value-type="float">
            <text:p>0.858490566037736</text:p>
          </table:table-cell>
          <table:table-cell office:value-type="float" office:value="0.801762114537445" calcext:value-type="float">
            <text:p>0.801762114537445</text:p>
          </table:table-cell>
          <table:table-cell office:value-type="string" calcext:value-type="string">
            <text:p>Germany (Q183)</text:p>
          </table:table-cell>
          <table:table-cell office:value-type="float" office:value="0.089622641509434" calcext:value-type="float">
            <text:p>0.089622641509434</text:p>
          </table:table-cell>
          <table:table-cell office:value-type="float" office:value="0.0837004405286344" calcext:value-type="float">
            <text:p>0.083700440528634</text:p>
          </table:table-cell>
          <table:table-cell office:value-type="string" calcext:value-type="string">
            <text:p>South Africa (Q258)</text:p>
          </table:table-cell>
          <table:table-cell office:value-type="float" office:value="0.0518867924528302" calcext:value-type="float">
            <text:p>0.05188679245283</text:p>
          </table:table-cell>
          <table:table-cell office:value-type="float" office:value="0.0484581497797357" calcext:value-type="float">
            <text:p>0.04845814977973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klocation</text:p>
          </table:table-cell>
          <table:table-cell office:value-type="string" calcext:value-type="string">
            <text:p>Tel Aviv (Q33935)</text:p>
          </table:table-cell>
          <table:table-cell office:value-type="float" office:value="0.0141509433962264" calcext:value-type="float">
            <text:p>0.01415094339622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string" calcext:value-type="string">
            <text:p>Paris (Q90)</text:p>
          </table:table-cell>
          <table:table-cell office:value-type="float" office:value="0.00943396226415094" calcext:value-type="float">
            <text:p>0.009433962264151</text:p>
          </table:table-cell>
          <table:table-cell office:value-type="float" office:value="0.0952380952380952" calcext:value-type="float">
            <text:p>0.095238095238095</text:p>
          </table:table-cell>
          <table:table-cell office:value-type="string" calcext:value-type="string">
            <text:p>University of Haifa (Q591115)</text:p>
          </table:table-cell>
          <table:table-cell office:value-type="float" office:value="0.00943396226415094" calcext:value-type="float">
            <text:p>0.009433962264151</text:p>
          </table:table-cell>
          <table:table-cell office:value-type="float" office:value="0.0952380952380952" calcext:value-type="float">
            <text:p>0.09523809523809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ducatedat</text:p>
          </table:table-cell>
          <table:table-cell office:value-type="string" calcext:value-type="string">
            <text:p>Bezalel Academy of Art and Design (Q492519)</text:p>
          </table:table-cell>
          <table:table-cell office:value-type="float" office:value="0.150943396226415" calcext:value-type="float">
            <text:p>0.150943396226415</text:p>
          </table:table-cell>
          <table:table-cell office:value-type="float" office:value="0.313725490196078" calcext:value-type="float">
            <text:p>0.313725490196078</text:p>
          </table:table-cell>
          <table:table-cell office:value-type="string" calcext:value-type="string">
            <text:p>Tel Aviv University (Q319239)</text:p>
          </table:table-cell>
          <table:table-cell office:value-type="float" office:value="0.0377358490566038" calcext:value-type="float">
            <text:p>0.037735849056604</text:p>
          </table:table-cell>
          <table:table-cell office:value-type="float" office:value="0.0784313725490196" calcext:value-type="float">
            <text:p>0.07843137254902</text:p>
          </table:table-cell>
          <table:table-cell office:value-type="string" calcext:value-type="string">
            <text:p>Hebrew University of Jerusalem (Q174158)</text:p>
          </table:table-cell>
          <table:table-cell office:value-type="float" office:value="0.0330188679245283" calcext:value-type="float">
            <text:p>0.033018867924528</text:p>
          </table:table-cell>
          <table:table-cell office:value-type="float" office:value="0.0686274509803922" calcext:value-type="float">
            <text:p>0.0686274509803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</text:p>
          </table:table-cell>
          <table:table-cell office:value-type="string" calcext:value-type="string">
            <text:p>Nir Feldman (Q55293049)</text:p>
          </table:table-cell>
          <table:table-cell office:value-type="float" office:value="0.00471698113207547" calcext:value-type="float">
            <text:p>0.00471698113207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dentof</text:p>
          </table:table-cell>
          <table:table-cell office:value-type="string" calcext:value-type="string">
            <text:p>André Derain (Q156272)</text:p>
          </table:table-cell>
          <table:table-cell office:value-type="float" office:value="0.00471698113207547" calcext:value-type="float">
            <text:p>0.00471698113207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iego Rivera (Q171128)</text:p>
          </table:table-cell>
          <table:table-cell office:value-type="float" office:value="0.00471698113207547" calcext:value-type="float">
            <text:p>0.004716981132075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ns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icipantof</text:p>
          </table:table-cell>
          <table:table-cell office:value-type="string" calcext:value-type="string">
            <text:p>documenta 6 (Q1233993)</text:p>
          </table:table-cell>
          <table:table-cell office:value-type="float" office:value="0.0141509433962264" calcext:value-type="float">
            <text:p>0.01415094339622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ocumenta 8 (Q1233991)</text:p>
          </table:table-cell>
          <table:table-cell office:value-type="float" office:value="0.00943396226415094" calcext:value-type="float">
            <text:p>0.00943396226415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Documenta IX (Q1234006)</text:p>
          </table:table-cell>
          <table:table-cell office:value-type="float" office:value="0.00471698113207547" calcext:value-type="float">
            <text:p>0.004716981132075</text:p>
          </table:table-cell>
          <table:table-cell office:value-type="float" office:value="0.166666666666667" calcext:value-type="float">
            <text:p>0.1666666666666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fluenced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vement</text:p>
          </table:table-cell>
          <table:table-cell office:value-type="string" calcext:value-type="string">
            <text:p>Lyrical Abstraction (Q1147263)</text:p>
          </table:table-cell>
          <table:table-cell office:value-type="float" office:value="0.00471698113207547" calcext:value-type="float">
            <text:p>0.004716981132075</text:p>
          </table:table-cell>
          <table:table-cell office:value-type="float" office:value="0.166666666666667" calcext:value-type="float">
            <text:p>0.166666666666667</text:p>
          </table:table-cell>
          <table:table-cell office:value-type="string" calcext:value-type="string">
            <text:p>Realism (Q10857409)</text:p>
          </table:table-cell>
          <table:table-cell office:value-type="float" office:value="0.00471698113207547" calcext:value-type="float">
            <text:p>0.004716981132075</text:p>
          </table:table-cell>
          <table:table-cell office:value-type="float" office:value="0.166666666666667" calcext:value-type="float">
            <text:p>0.166666666666667</text:p>
          </table:table-cell>
          <table:table-cell office:value-type="string" calcext:value-type="string">
            <text:p>Ofakim Hadashim (Q1152966)</text:p>
          </table:table-cell>
          <table:table-cell office:value-type="float" office:value="0.00471698113207547" calcext:value-type="float">
            <text:p>0.004716981132075</text:p>
          </table:table-cell>
          <table:table-cell office:value-type="float" office:value="0.166666666666667" calcext:value-type="float">
            <text:p>0.1666666666666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re</text:p>
          </table:table-cell>
          <table:table-cell office:value-type="string" calcext:value-type="string">
            <text:p>portrait (Q134307)</text:p>
          </table:table-cell>
          <table:table-cell office:value-type="float" office:value="0.0330188679245283" calcext:value-type="float">
            <text:p>0.033018867924528</text:p>
          </table:table-cell>
          <table:table-cell office:value-type="float" office:value="0.466666666666667" calcext:value-type="float">
            <text:p>0.466666666666667</text:p>
          </table:table-cell>
          <table:table-cell office:value-type="string" calcext:value-type="string">
            <text:p>rap (Q6010)</text:p>
          </table:table-cell>
          <table:table-cell office:value-type="float" office:value="0.00471698113207547" calcext:value-type="float">
            <text:p>0.004716981132075</text:p>
          </table:table-cell>
          <table:table-cell office:value-type="float" office:value="0.0666666666666667" calcext:value-type="float">
            <text:p>0.066666666666667</text:p>
          </table:table-cell>
          <table:table-cell office:value-type="string" calcext:value-type="string">
            <text:p>electronic music (Q9778)</text:p>
          </table:table-cell>
          <table:table-cell office:value-type="float" office:value="0.00471698113207547" calcext:value-type="float">
            <text:p>0.004716981132075</text:p>
          </table:table-cell>
          <table:table-cell office:value-type="float" office:value="0.0666666666666667" calcext:value-type="float">
            <text:p>0.06666666666666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uster 9 (Eigenvalue: 5.125e-05) (Size: 4)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laceofbirth</text:p>
          </table:table-cell>
          <table:table-cell table:style-name="ce6" office:value-type="string" calcext:value-type="string">
            <text:p>Iceland (Q189)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ountryofcitizenship</text:p>
          </table:table-cell>
          <table:table-cell table:style-name="ce6" office:value-type="string" calcext:value-type="string">
            <text:p>Iceland (Q189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orklocation</text:p>
          </table:table-cell>
          <table:table-cell table:style-name="ce6" office:value-type="string" calcext:value-type="string">
            <text:p>Brunswick (Q2773)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ducatedat</text:p>
          </table:table-cell>
          <table:table-cell table:style-name="ce6" office:value-type="string" calcext:value-type="string">
            <text:p>Royal Danish Academy of Fine Arts (Q1641001)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d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udento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ons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icipanto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fluenced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vem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luster 26 (Eigenvalue: 0.0006735862068965514) (Size: 87)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laceofbirth</text:p>
          </table:table-cell>
          <table:table-cell table:style-name="ce6" office:value-type="string" calcext:value-type="string">
            <text:p>Rio de Janeiro (Q8678)</text:p>
          </table:table-cell>
          <table:table-cell office:value-type="float" office:value="0.471264367816092" calcext:value-type="float">
            <text:p>0.471264367816092</text:p>
          </table:table-cell>
          <table:table-cell office:value-type="float" office:value="0.476744186046512" calcext:value-type="float">
            <text:p>0.476744186046512</text:p>
          </table:table-cell>
          <table:table-cell table:style-name="ce6" office:value-type="string" calcext:value-type="string">
            <text:p>São Paulo (Q174)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337209302325581" calcext:value-type="float">
            <text:p>0.337209302325581</text:p>
          </table:table-cell>
          <table:table-cell office:value-type="string" calcext:value-type="string">
            <text:p>Salvador (Q36947)</text:p>
          </table:table-cell>
          <table:table-cell office:value-type="float" office:value="0.0804597701149425" calcext:value-type="float">
            <text:p>0.080459770114943</text:p>
          </table:table-cell>
          <table:table-cell office:value-type="float" office:value="0.0813953488372093" calcext:value-type="float">
            <text:p>0.08139534883720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0.609195402298851" calcext:value-type="float">
            <text:p>0.609195402298851</text:p>
          </table:table-cell>
          <table:table-cell office:value-type="float" office:value="0.616279069767442" calcext:value-type="float">
            <text:p>0.616279069767442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0.367816091954023" calcext:value-type="float">
            <text:p>0.367816091954023</text:p>
          </table:table-cell>
          <table:table-cell office:value-type="float" office:value="0.372093023255814" calcext:value-type="float">
            <text:p>0.372093023255814</text:p>
          </table:table-cell>
          <table:table-cell office:value-type="float" office:value="17" calcext:value-type="float">
            <text:p>17</text:p>
          </table:table-cell>
          <table:table-cell office:value-type="float" office:value="0.0114942528735632" calcext:value-type="float">
            <text:p>0.011494252873563</text:p>
          </table:table-cell>
          <table:table-cell office:value-type="float" office:value="0.0116279069767442" calcext:value-type="float">
            <text:p>0.01162790697674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untryofcitizenship</text:p>
          </table:table-cell>
          <table:table-cell table:style-name="ce6" office:value-type="string" calcext:value-type="string">
            <text:p>Brazil (Q155)</text:p>
          </table:table-cell>
          <table:table-cell office:value-type="float" office:value="1" calcext:value-type="float">
            <text:p>1</text:p>
          </table:table-cell>
          <table:table-cell office:value-type="float" office:value="0.988636363636364" calcext:value-type="float">
            <text:p>0.988636363636364</text:p>
          </table:table-cell>
          <table:table-cell office:value-type="string" calcext:value-type="string">
            <text:p>Sweden (Q34)</text:p>
          </table:table-cell>
          <table:table-cell office:value-type="float" office:value="0.0114942528735632" calcext:value-type="float">
            <text:p>0.011494252873563</text:p>
          </table:table-cell>
          <table:table-cell office:value-type="float" office:value="0.0113636363636364" calcext:value-type="float">
            <text:p>0.01136363636363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orklocation</text:p>
          </table:table-cell>
          <table:table-cell office:value-type="string" calcext:value-type="string">
            <text:p>Rio de Janeiro (Q8678)</text:p>
          </table:table-cell>
          <table:table-cell office:value-type="float" office:value="0.0229885057471264" calcext:value-type="float">
            <text:p>0.022988505747127</text:p>
          </table:table-cell>
          <table:table-cell office:value-type="float" office:value="0.285714285714286" calcext:value-type="float">
            <text:p>0.285714285714286</text:p>
          </table:table-cell>
          <table:table-cell office:value-type="string" calcext:value-type="string">
            <text:p>Chicago (Q1297)</text:p>
          </table:table-cell>
          <table:table-cell office:value-type="float" office:value="0.0114942528735632" calcext:value-type="float">
            <text:p>0.011494252873563</text:p>
          </table:table-cell>
          <table:table-cell office:value-type="float" office:value="0.142857142857143" calcext:value-type="float">
            <text:p>0.142857142857143</text:p>
          </table:table-cell>
          <table:table-cell office:value-type="string" calcext:value-type="string">
            <text:p>New York City (Q60)</text:p>
          </table:table-cell>
          <table:table-cell office:value-type="float" office:value="0.0114942528735632" calcext:value-type="float">
            <text:p>0.011494252873563</text:p>
          </table:table-cell>
          <table:table-cell office:value-type="float" office:value="0.142857142857143" calcext:value-type="float">
            <text:p>0.14285714285714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ducatedat</text:p>
          </table:table-cell>
          <table:table-cell office:value-type="string" calcext:value-type="string">
            <text:p>Federal University of Rio de Janeiro (Q586904)</text:p>
          </table:table-cell>
          <table:table-cell office:value-type="float" office:value="0.0459770114942529" calcext:value-type="float">
            <text:p>0.045977011494253</text:p>
          </table:table-cell>
          <table:table-cell office:value-type="float" office:value="0.173913043478261" calcext:value-type="float">
            <text:p>0.173913043478261</text:p>
          </table:table-cell>
          <table:table-cell office:value-type="string" calcext:value-type="string">
            <text:p>Universidade Presbiteriana Mackenzie (Q7894395)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130434782608696" calcext:value-type="float">
            <text:p>0.130434782608696</text:p>
          </table:table-cell>
          <table:table-cell office:value-type="string" calcext:value-type="string">
            <text:p>Faculdade de Direito da Universidade de São Paulo (Q2667184)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130434782608696" calcext:value-type="float">
            <text:p>0.13043478260869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udento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ons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icipantof</text:p>
          </table:table-cell>
          <table:table-cell office:value-type="string" calcext:value-type="string">
            <text:p>Pinta Art Show (Q7196500)</text:p>
          </table:table-cell>
          <table:table-cell office:value-type="float" office:value="0.0229885057471264" calcext:value-type="float">
            <text:p>0.02298850574712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documenta 6 (Q1233993)</text:p>
          </table:table-cell>
          <table:table-cell office:value-type="float" office:value="0.0114942528735632" calcext:value-type="float">
            <text:p>0.01149425287356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4. documenta (Q231289)</text:p>
          </table:table-cell>
          <table:table-cell office:value-type="float" office:value="0.0114942528735632" calcext:value-type="float">
            <text:p>0.011494252873563</text:p>
          </table:table-cell>
          <table:table-cell office:value-type="float" office:value="0.2" calcext:value-type="float">
            <text:p>0.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fluenced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vement</text:p>
          </table:table-cell>
          <table:table-cell office:value-type="string" calcext:value-type="string">
            <text:p>BioArt (Q2561815)</text:p>
          </table:table-cell>
          <table:table-cell office:value-type="float" office:value="0.0229885057471264" calcext:value-type="float">
            <text:p>0.022988505747127</text:p>
          </table:table-cell>
          <table:table-cell office:value-type="float" office:value="0.105263157894737" calcext:value-type="float">
            <text:p>0.105263157894737</text:p>
          </table:table-cell>
          <table:table-cell office:value-type="string" calcext:value-type="string">
            <text:p>new media art (Q378604)</text:p>
          </table:table-cell>
          <table:table-cell office:value-type="float" office:value="0.0114942528735632" calcext:value-type="float">
            <text:p>0.011494252873563</text:p>
          </table:table-cell>
          <table:table-cell office:value-type="float" office:value="0.0526315789473684" calcext:value-type="float">
            <text:p>0.052631578947369</text:p>
          </table:table-cell>
          <table:table-cell office:value-type="string" calcext:value-type="string">
            <text:p>Fluxus (Q108908)</text:p>
          </table:table-cell>
          <table:table-cell office:value-type="float" office:value="0.0114942528735632" calcext:value-type="float">
            <text:p>0.011494252873563</text:p>
          </table:table-cell>
          <table:table-cell office:value-type="float" office:value="0.0526315789473684" calcext:value-type="float">
            <text:p>0.05263157894736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re</text:p>
          </table:table-cell>
          <table:table-cell office:value-type="string" calcext:value-type="string">
            <text:p>samba (Q11403)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portrait (Q134307)</text:p>
          </table:table-cell>
          <table:table-cell office:value-type="float" office:value="0.0229885057471264" calcext:value-type="float">
            <text:p>0.02298850574712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ioArt (Q2561815)</text:p>
          </table:table-cell>
          <table:table-cell office:value-type="float" office:value="0.0114942528735632" calcext:value-type="float">
            <text:p>0.011494252873563</text:p>
          </table:table-cell>
          <table:table-cell office:value-type="float" office:value="0.05" calcext:value-type="float">
            <text:p>0.0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uster 30 (Eigenvalue: 0.0005344845360824742) (Size: 97)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laceofbirth</text:p>
          </table:table-cell>
          <table:table-cell table:style-name="ce6" office:value-type="string" calcext:value-type="string">
            <text:p>Yerevan (Q1953)</text:p>
          </table:table-cell>
          <table:table-cell table:number-columns-repeated="2" office:value-type="float" office:value="0.525773195876289" calcext:value-type="float">
            <text:p>0.525773195876289</text:p>
          </table:table-cell>
          <table:table-cell office:value-type="string" calcext:value-type="string">
            <text:p>Gyumri (Q199500)</text:p>
          </table:table-cell>
          <table:table-cell table:number-columns-repeated="2" office:value-type="float" office:value="0.134020618556701" calcext:value-type="float">
            <text:p>0.134020618556701</text:p>
          </table:table-cell>
          <table:table-cell office:value-type="string" calcext:value-type="string">
            <text:p>Cairo (Q85)</text:p>
          </table:table-cell>
          <table:table-cell table:number-columns-repeated="2" office:value-type="float" office:value="0.0618556701030928" calcext:value-type="float">
            <text:p>0.06185567010309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 office:value-type="float" office:value="0.979381443298969" calcext:value-type="float">
            <text:p>0.97938144329896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0103092783505155" calcext:value-type="float">
            <text:p>0.0103092783505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103092783505155" calcext:value-type="float">
            <text:p>0.01030927835051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untryofcitizenship</text:p>
          </table:table-cell>
          <table:table-cell table:style-name="ce6" office:value-type="string" calcext:value-type="string">
            <text:p>Armenia (Q399)</text:p>
          </table:table-cell>
          <table:table-cell office:value-type="float" office:value="0.608247422680412" calcext:value-type="float">
            <text:p>0.608247422680412</text:p>
          </table:table-cell>
          <table:table-cell office:value-type="float" office:value="0.719512195121951" calcext:value-type="float">
            <text:p>0.719512195121951</text:p>
          </table:table-cell>
          <table:table-cell office:value-type="string" calcext:value-type="string">
            <text:p>Soviet Union (Q15180)</text:p>
          </table:table-cell>
          <table:table-cell office:value-type="float" office:value="0.144329896907216" calcext:value-type="float">
            <text:p>0.144329896907216</text:p>
          </table:table-cell>
          <table:table-cell office:value-type="float" office:value="0.170731707317073" calcext:value-type="float">
            <text:p>0.170731707317073</text:p>
          </table:table-cell>
          <table:table-cell office:value-type="string" calcext:value-type="string">
            <text:p>Egypt (Q79)</text:p>
          </table:table-cell>
          <table:table-cell office:value-type="float" office:value="0.0618556701030928" calcext:value-type="float">
            <text:p>0.061855670103093</text:p>
          </table:table-cell>
          <table:table-cell office:value-type="float" office:value="0.0731707317073171" calcext:value-type="float">
            <text:p>0.07317073170731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klocation</text:p>
          </table:table-cell>
          <table:table-cell office:value-type="string" calcext:value-type="string">
            <text:p>New York City (Q60)</text:p>
          </table:table-cell>
          <table:table-cell office:value-type="float" office:value="0.0103092783505155" calcext:value-type="float">
            <text:p>0.01030927835051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ducatedat</text:p>
          </table:table-cell>
          <table:table-cell table:style-name="ce6" office:value-type="string" calcext:value-type="string">
            <text:p>Yerevan State Institute of Fine Arts and Theater (Q6378860)</text:p>
          </table:table-cell>
          <table:table-cell office:value-type="float" office:value="0.412371134020619" calcext:value-type="float">
            <text:p>0.412371134020619</text:p>
          </table:table-cell>
          <table:table-cell office:value-type="float" office:value="0.31496062992126" calcext:value-type="float">
            <text:p>0.31496062992126</text:p>
          </table:table-cell>
          <table:table-cell office:value-type="string" calcext:value-type="string">
            <text:p>Terlemezyan state college of fine arts (Q16401375)</text:p>
          </table:table-cell>
          <table:table-cell office:value-type="float" office:value="0.391752577319588" calcext:value-type="float">
            <text:p>0.391752577319588</text:p>
          </table:table-cell>
          <table:table-cell office:value-type="float" office:value="0.299212598425197" calcext:value-type="float">
            <text:p>0.299212598425197</text:p>
          </table:table-cell>
          <table:table-cell office:value-type="string" calcext:value-type="string">
            <text:p>State Academy of Fine Arts of Armenia (Q13052798)</text:p>
          </table:table-cell>
          <table:table-cell office:value-type="float" office:value="0.11340206185567" calcext:value-type="float">
            <text:p>0.11340206185567</text:p>
          </table:table-cell>
          <table:table-cell office:value-type="float" office:value="0.0866141732283465" calcext:value-type="float">
            <text:p>0.08661417322834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udentof</text:p>
          </table:table-cell>
          <table:table-cell office:value-type="string" calcext:value-type="string">
            <text:p>Yervand Kochar (Q782127)</text:p>
          </table:table-cell>
          <table:table-cell office:value-type="float" office:value="0.0103092783505155" calcext:value-type="float">
            <text:p>0.01030927835051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ons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icipanto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fluencedby</text:p>
          </table:table-cell>
          <table:table-cell office:value-type="string" calcext:value-type="string">
            <text:p>Ken Kesey (Q244390)</text:p>
          </table:table-cell>
          <table:table-cell office:value-type="float" office:value="0.0103092783505155" calcext:value-type="float">
            <text:p>0.01030927835051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vement</text:p>
          </table:table-cell>
          <table:table-cell office:value-type="string" calcext:value-type="string">
            <text:p>abstract expressionism (Q177725)</text:p>
          </table:table-cell>
          <table:table-cell office:value-type="float" office:value="0.0103092783505155" calcext:value-type="float">
            <text:p>0.010309278350516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re</text:p>
          </table:table-cell>
          <table:table-cell office:value-type="string" calcext:value-type="string">
            <text:p>art of painting (Q11629)</text:p>
          </table:table-cell>
          <table:table-cell office:value-type="float" office:value="0.0309278350515464" calcext:value-type="float">
            <text:p>0.030927835051546</text:p>
          </table:table-cell>
          <table:table-cell office:value-type="float" office:value="0.272727272727273" calcext:value-type="float">
            <text:p>0.272727272727273</text:p>
          </table:table-cell>
          <table:table-cell office:value-type="string" calcext:value-type="string">
            <text:p>portrait (Q134307)</text:p>
          </table:table-cell>
          <table:table-cell office:value-type="float" office:value="0.0206185567010309" calcext:value-type="float">
            <text:p>0.020618556701031</text:p>
          </table:table-cell>
          <table:table-cell office:value-type="float" office:value="0.181818181818182" calcext:value-type="float">
            <text:p>0.181818181818182</text:p>
          </table:table-cell>
          <table:table-cell office:value-type="string" calcext:value-type="string">
            <text:p>graphics (Q1027879)</text:p>
          </table:table-cell>
          <table:table-cell office:value-type="float" office:value="0.0206185567010309" calcext:value-type="float">
            <text:p>0.020618556701031</text:p>
          </table:table-cell>
          <table:table-cell office:value-type="float" office:value="0.181818181818182" calcext:value-type="float">
            <text:p>0.18181818181818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uster 13 (Eigenvalue: 0.00015922222222222222) (Size: 9)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laceofbirth</text:p>
          </table:table-cell>
          <table:table-cell table:style-name="ce6" office:value-type="string" calcext:value-type="string">
            <text:p>Alexandria (Q87)</text:p>
          </table:table-cell>
          <table:table-cell table:number-columns-repeated="2" office:value-type="float" office:value="0.333333333333333" calcext:value-type="float">
            <text:p>0.333333333333333</text:p>
          </table:table-cell>
          <table:table-cell office:value-type="string" calcext:value-type="string">
            <text:p>Reggio nell’Emilia (Q13360)</text:p>
          </table:table-cell>
          <table:table-cell table:number-columns-repeated="2" office:value-type="float" office:value="0.222222222222222" calcext:value-type="float">
            <text:p>0.222222222222222</text:p>
          </table:table-cell>
          <table:table-cell office:value-type="string" calcext:value-type="string">
            <text:p>Châlons-en-Champagne (Q47135)</text:p>
          </table:table-cell>
          <table:table-cell table:number-columns-repeated="2" office:value-type="float" office:value="0.111111111111111" calcext:value-type="float">
            <text:p>0.11111111111111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 office:value-type="float" office:value="0.888888888888889" calcext:value-type="float">
            <text:p>0.88888888888888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111111111111111" calcext:value-type="float">
            <text:p>0.11111111111111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ountryofcitizenship</text:p>
          </table:table-cell>
          <table:table-cell table:style-name="ce6" office:value-type="string" calcext:value-type="string">
            <text:p>France (Q142)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taly (Q38)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266666666666667" calcext:value-type="float">
            <text:p>0.266666666666667</text:p>
          </table:table-cell>
          <table:table-cell office:value-type="string" calcext:value-type="string">
            <text:p>Greece (Q41)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" calcext:value-type="float">
            <text:p>0.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kloca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ducatedat</text:p>
          </table:table-cell>
          <table:table-cell office:value-type="string" calcext:value-type="string">
            <text:p>Cours Simon (Q1137719)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dent</text:p>
          </table:table-cell>
          <table:table-cell office:value-type="string" calcext:value-type="string">
            <text:p>Dimitris Pikionis (Q1226039)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20751864 (Q20751864)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udento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ons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icipanto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fluenced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vem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re</text:p>
          </table:table-cell>
          <table:table-cell office:value-type="string" calcext:value-type="string">
            <text:p>chanson (Q1062400)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luster 3 (Eigenvalue: 0.0005431527777777781) (Size: 72)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laceofbirth</text:p>
          </table:table-cell>
          <table:table-cell table:style-name="ce6" office:value-type="string" calcext:value-type="string">
            <text:p>Montevideo (Q1335)</text:p>
          </table:table-cell>
          <table:table-cell office:value-type="float" office:value="0.625" calcext:value-type="float">
            <text:p>0.625</text:p>
          </table:table-cell>
          <table:table-cell office:value-type="float" office:value="0.633802816901409" calcext:value-type="float">
            <text:p>0.633802816901409</text:p>
          </table:table-cell>
          <table:table-cell office:value-type="string" calcext:value-type="string">
            <text:p>San Sebastián (Q10313)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112676056338028" calcext:value-type="float">
            <text:p>0.112676056338028</text:p>
          </table:table-cell>
          <table:table-cell office:value-type="string" calcext:value-type="string">
            <text:p>Terrassa (Q13939)</text:p>
          </table:table-cell>
          <table:table-cell office:value-type="float" office:value="0.0972222222222222" calcext:value-type="float">
            <text:p>0.097222222222222</text:p>
          </table:table-cell>
          <table:table-cell office:value-type="float" office:value="0.0985915492957746" calcext:value-type="float">
            <text:p>0.09859154929577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 office:value-type="float" office:value="0.666666666666667" calcext:value-type="float">
            <text:p>0.666666666666667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office:value-type="float" office:value="0.319444444444444" calcext:value-type="float">
            <text:p>0.31944444444444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0138888888888889" calcext:value-type="float">
            <text:p>0.01388888888888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untryofcitizenship</text:p>
          </table:table-cell>
          <table:table-cell table:style-name="ce6" office:value-type="string" calcext:value-type="string">
            <text:p>Uruguay (Q77)</text:p>
          </table:table-cell>
          <table:table-cell office:value-type="float" office:value="0.75" calcext:value-type="float">
            <text:p>0.75</text:p>
          </table:table-cell>
          <table:table-cell office:value-type="float" office:value="0.642857142857143" calcext:value-type="float">
            <text:p>0.642857142857143</text:p>
          </table:table-cell>
          <table:table-cell table:style-name="ce6" office:value-type="string" calcext:value-type="string">
            <text:p>Spain (Q29)</text:p>
          </table:table-cell>
          <table:table-cell office:value-type="float" office:value="0.361111111111111" calcext:value-type="float">
            <text:p>0.361111111111111</text:p>
          </table:table-cell>
          <table:table-cell office:value-type="float" office:value="0.30952380952381" calcext:value-type="float">
            <text:p>0.30952380952381</text:p>
          </table:table-cell>
          <table:table-cell office:value-type="string" calcext:value-type="string">
            <text:p>Argentina (Q414)</text:p>
          </table:table-cell>
          <table:table-cell office:value-type="float" office:value="0.0277777777777778" calcext:value-type="float">
            <text:p>0.027777777777778</text:p>
          </table:table-cell>
          <table:table-cell office:value-type="float" office:value="0.0238095238095238" calcext:value-type="float">
            <text:p>0.0238095238095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klocation</text:p>
          </table:table-cell>
          <table:table-cell office:value-type="string" calcext:value-type="string">
            <text:p>Spain (Q29)</text:p>
          </table:table-cell>
          <table:table-cell office:value-type="float" office:value="0.0138888888888889" calcext:value-type="float">
            <text:p>0.01388888888888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ew York City (Q60)</text:p>
          </table:table-cell>
          <table:table-cell office:value-type="float" office:value="0.0138888888888889" calcext:value-type="float">
            <text:p>0.013888888888889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ducatedat</text:p>
          </table:table-cell>
          <table:table-cell office:value-type="string" calcext:value-type="string">
            <text:p>Universidad de la República (Q1856423)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University of Georgia (Q761534)</text:p>
          </table:table-cell>
          <table:table-cell office:value-type="float" office:value="0.0138888888888889" calcext:value-type="float">
            <text:p>0.013888888888889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string" calcext:value-type="string">
            <text:p>Universidad Católica del Uruguay (Q3291440)</text:p>
          </table:table-cell>
          <table:table-cell office:value-type="float" office:value="0.0138888888888889" calcext:value-type="float">
            <text:p>0.013888888888889</text:p>
          </table:table-cell>
          <table:table-cell office:value-type="float" office:value="0.0833333333333333" calcext:value-type="float">
            <text:p>0.08333333333333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udentof</text:p>
          </table:table-cell>
          <table:table-cell office:value-type="string" calcext:value-type="string">
            <text:p>Rafael Zabaleta (Q3816775)</text:p>
          </table:table-cell>
          <table:table-cell office:value-type="float" office:value="0.0138888888888889" calcext:value-type="float">
            <text:p>0.01388888888888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iovanni Fattori (Q710089)</text:p>
          </table:table-cell>
          <table:table-cell office:value-type="float" office:value="0.0138888888888889" calcext:value-type="float">
            <text:p>0.013888888888889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ons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icipantof</text:p>
          </table:table-cell>
          <table:table-cell office:value-type="string" calcext:value-type="string">
            <text:p>Pinta Art Show (Q7196500)</text:p>
          </table:table-cell>
          <table:table-cell office:value-type="float" office:value="0.0138888888888889" calcext:value-type="float">
            <text:p>0.013888888888889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fluenced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vement</text:p>
          </table:table-cell>
          <table:table-cell office:value-type="string" calcext:value-type="string">
            <text:p>Universalismo constructivo (Q9091515)</text:p>
          </table:table-cell>
          <table:table-cell office:value-type="float" office:value="0.0277777777777778" calcext:value-type="float">
            <text:p>0.02777777777777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bstract art (Q128115)</text:p>
          </table:table-cell>
          <table:table-cell office:value-type="float" office:value="0.0138888888888889" calcext:value-type="float">
            <text:p>0.013888888888889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ceptual art (Q203209)</text:p>
          </table:table-cell>
          <table:table-cell office:value-type="float" office:value="0.0138888888888889" calcext:value-type="float">
            <text:p>0.013888888888889</text:p>
          </table:table-cell>
          <table:table-cell office:value-type="float" office:value="0.25" calcext:value-type="float">
            <text:p>0.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nre</text:p>
          </table:table-cell>
          <table:table-cell office:value-type="string" calcext:value-type="string">
            <text:p>portrait (Q134307)</text:p>
          </table:table-cell>
          <table:table-cell office:value-type="float" office:value="0.0277777777777778" calcext:value-type="float">
            <text:p>0.027777777777778</text:p>
          </table:table-cell>
          <table:table-cell office:value-type="float" office:value="0.333333333333333" calcext:value-type="float">
            <text:p>0.333333333333333</text:p>
          </table:table-cell>
          <table:table-cell office:value-type="string" calcext:value-type="string">
            <text:p>abstract art (Q128115)</text:p>
          </table:table-cell>
          <table:table-cell office:value-type="float" office:value="0.0138888888888889" calcext:value-type="float">
            <text:p>0.013888888888889</text:p>
          </table:table-cell>
          <table:table-cell office:value-type="float" office:value="0.166666666666667" calcext:value-type="float">
            <text:p>0.166666666666667</text:p>
          </table:table-cell>
          <table:table-cell office:value-type="string" calcext:value-type="string">
            <text:p>caricature (Q482919)</text:p>
          </table:table-cell>
          <table:table-cell office:value-type="float" office:value="0.0138888888888889" calcext:value-type="float">
            <text:p>0.013888888888889</text:p>
          </table:table-cell>
          <table:table-cell office:value-type="float" office:value="0.166666666666667" calcext:value-type="float">
            <text:p>0.16666666666666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uster 10 (Eigenvalue: 6e-05) (Size: 8)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laceofbirth</text:p>
          </table:table-cell>
          <table:table-cell table:style-name="ce6" office:value-type="string" calcext:value-type="string">
            <text:p>Belgrade (Q3711)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string" calcext:value-type="string">
            <text:p>Kanjiža (Q856309)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string" calcext:value-type="string">
            <text:p>Ćuprija (Q336475)</text:p>
          </table:table-cell>
          <table:table-cell table:number-columns-repeated="2" office:value-type="float" office:value="0.125" calcext:value-type="float">
            <text:p>0.12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 office:value-type="float" office:value="0.625" calcext:value-type="float">
            <text:p>0.625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office:value-type="float" office:value="0.375" calcext:value-type="float">
            <text:p>0.37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ountryofcitizenship</text:p>
          </table:table-cell>
          <table:table-cell table:style-name="ce6" office:value-type="string" calcext:value-type="string">
            <text:p>Serbia (Q40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rkloca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ducatedat</text:p>
          </table:table-cell>
          <table:table-cell office:value-type="string" calcext:value-type="string">
            <text:p>University of Belgrade Faculty of Philosophy (Q1282917)</text:p>
          </table:table-cell>
          <table:table-cell office:value-type="float" office:value="0.25" calcext:value-type="float">
            <text:p>0.2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string" calcext:value-type="string">
            <text:p>Academy of Fine Arts, Munich (Q414052)</text:p>
          </table:table-cell>
          <table:table-cell office:value-type="float" office:value="0.125" calcext:value-type="float">
            <text:p>0.125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ud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udento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ons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icipanto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fluenced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vement</text:p>
          </table:table-cell>
          <table:table-cell office:value-type="string" calcext:value-type="string">
            <text:p>Realism (Q2642826)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luster 14 (Eigenvalue: 0.0001003) (Size: 10)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laceofbirth</text:p>
          </table:table-cell>
          <table:table-cell table:style-name="ce6" office:value-type="string" calcext:value-type="string">
            <text:p>Algiers (Q3561)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Tlemcen (Q185134)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Tibane (Q1885068)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ountryofcitizenship</text:p>
          </table:table-cell>
          <table:table-cell table:style-name="ce6" office:value-type="string" calcext:value-type="string">
            <text:p>Algeria (Q26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rklocatio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ducatedat</text:p>
          </table:table-cell>
          <table:table-cell table:style-name="ce6" office:value-type="string" calcext:value-type="string">
            <text:p>Graduate School of Fine Arts of Algiers (Q23846121)</text:p>
          </table:table-cell>
          <table:table-cell office:value-type="float" office:value="0.5" calcext:value-type="float">
            <text:p>0.5</text:p>
          </table:table-cell>
          <table:table-cell office:value-type="float" office:value="0.416666666666667" calcext:value-type="float">
            <text:p>0.416666666666667</text:p>
          </table:table-cell>
          <table:table-cell office:value-type="string" calcext:value-type="string">
            <text:p>École nationale supérieure des Beaux-Arts (Q273593)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aris 8 University (Q1194988)</text:p>
          </table:table-cell>
          <table:table-cell office:value-type="float" office:value="0.2" calcext:value-type="float">
            <text:p>0.2</text:p>
          </table:table-cell>
          <table:table-cell office:value-type="float" office:value="0.166666666666667" calcext:value-type="float">
            <text:p>0.1666666666666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tudent</text:p>
          </table:table-cell>
          <table:table-cell office:value-type="string" calcext:value-type="string">
            <text:p>Nadia Aksouh (Q3334898)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dento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ons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icipanto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fluenced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vem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re</text:p>
          </table:table-cell>
          <table:table-cell table:number-columns-repeated="1023"/>
        </table:table-row>
        <table:table-row table:style-name="ro2" table:number-rows-repeated="104815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lusters.C15:Clusters.C1048576 Clusters.F15:Clusters.F1048576 Clusters.I2:Clusters.I1048576 Clusters.C1:Clusters.C13 Clusters.F2:Clusters.F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lusters.D15:Clusters.D1048576 Clusters.D1:Clusters.D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lusters.G15:Clusters.G1048576 Clusters.G2:Clusters.G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lusters.J2:Clusters.J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lusters.F1:Clusters.F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lusters.G1:Clusters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lusters.I1:Clusters.I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lusters.J1:Clusters.J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lusters.C14:Clusters.C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lusters.D14:Clusters.D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lusters.F14:Clusters.F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Clusters.G14:Clusters.G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3" table:style-name="ta1">
        <table:shapes>
          <draw:frame draw:z-index="0" draw:style-name="gr1" draw:text-style-name="P1" svg:width="453.46pt" svg:height="299.65pt" svg:x="260.67pt" svg:y="43.68pt">
            <draw:object draw:notify-on-update-of-ranges="Sheet3.A1:Sheet3.A19 Sheet3.C1:Sheet3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spouse</text:p>
          </table:table-cell>
          <table:table-cell office:value-type="float" office:value="1503" calcext:value-type="float">
            <text:p>1503</text:p>
          </table:table-cell>
          <table:table-cell office:value-type="float" office:value="0.0596499583283724" calcext:value-type="float">
            <text:p>0.059649958328373</text:p>
          </table:table-cell>
        </table:table-row>
        <table:table-row table:style-name="ro2">
          <table:table-cell office:value-type="string" calcext:value-type="string">
            <text:p>sibling</text:p>
          </table:table-cell>
          <table:table-cell office:value-type="float" office:value="2592" calcext:value-type="float">
            <text:p>2592</text:p>
          </table:table-cell>
          <table:table-cell office:value-type="float" office:value="0.102869389213002" calcext:value-type="float">
            <text:p>0.102869389213002</text:p>
          </table:table-cell>
        </table:table-row>
        <table:table-row table:style-name="ro2">
          <table:table-cell office:value-type="string" calcext:value-type="string">
            <text:p>mother</text:p>
          </table:table-cell>
          <table:table-cell office:value-type="float" office:value="400" calcext:value-type="float">
            <text:p>400</text:p>
          </table:table-cell>
          <table:table-cell office:value-type="float" office:value="0.0158749057427472" calcext:value-type="float">
            <text:p>0.015874905742747</text:p>
          </table:table-cell>
        </table:table-row>
        <table:table-row table:style-name="ro2">
          <table:table-cell office:value-type="string" calcext:value-type="string">
            <text:p>father</text:p>
          </table:table-cell>
          <table:table-cell office:value-type="float" office:value="1642" calcext:value-type="float">
            <text:p>1642</text:p>
          </table:table-cell>
          <table:table-cell office:value-type="float" office:value="0.0651664880739771" calcext:value-type="float">
            <text:p>0.065166488073977</text:p>
          </table:table-cell>
        </table:table-row>
        <table:table-row table:style-name="ro2">
          <table:table-cell office:value-type="string" calcext:value-type="string">
            <text:p>child</text:p>
          </table:table-cell>
          <table:table-cell office:value-type="float" office:value="2491" calcext:value-type="float">
            <text:p>2491</text:p>
          </table:table-cell>
          <table:table-cell office:value-type="float" office:value="0.0988609755129579" calcext:value-type="float">
            <text:p>0.098860975512958</text:p>
          </table:table-cell>
        </table:table-row>
        <table:table-row table:style-name="ro2">
          <table:table-cell office:value-type="string" calcext:value-type="string">
            <text:p>relative</text:p>
          </table:table-cell>
          <table:table-cell office:value-type="float" office:value="395" calcext:value-type="float">
            <text:p>395</text:p>
          </table:table-cell>
          <table:table-cell office:value-type="float" office:value="0.0156764694209628" calcext:value-type="float">
            <text:p>0.015676469420963</text:p>
          </table:table-cell>
        </table:table-row>
        <table:table-row table:style-name="ro2">
          <table:table-cell office:value-type="string" calcext:value-type="string">
            <text:p>placeofbirth</text:p>
          </table:table-cell>
          <table:table-cell office:value-type="float" office:value="22479" calcext:value-type="float">
            <text:p>22479</text:p>
          </table:table-cell>
          <table:table-cell office:value-type="float" office:value="0.892130015478033" calcext:value-type="float">
            <text:p>0.892130015478033</text:p>
          </table:table-cell>
        </table:table-row>
        <table:table-row table:style-name="ro2">
          <table:table-cell office:value-type="string" calcext:value-type="string">
            <text:p>dateofbirth</text:p>
          </table:table-cell>
          <table:table-cell office:value-type="float" office:value="25139" calcext:value-type="float">
            <text:p>25139</text:p>
          </table:table-cell>
          <table:table-cell office:value-type="float" office:value="0.997698138667302" calcext:value-type="float">
            <text:p>0.997698138667302</text:p>
          </table:table-cell>
        </table:table-row>
        <table:table-row table:style-name="ro2">
          <table:table-cell office:value-type="string" calcext:value-type="string">
            <text:p>floruit</text:p>
          </table:table-cell>
          <table:table-cell office:value-type="float" office:value="71" calcext:value-type="float">
            <text:p>71</text:p>
          </table:table-cell>
          <table:table-cell office:value-type="float" office:value="0.00281779576933762" calcext:value-type="float">
            <text:p>0.002817795769338</text:p>
          </table:table-cell>
        </table:table-row>
        <table:table-row table:style-name="ro2">
          <table:table-cell office:value-type="string" calcext:value-type="string">
            <text:p>countryofcitizenship</text:p>
          </table:table-cell>
          <table:table-cell office:value-type="float" office:value="24509" calcext:value-type="float">
            <text:p>24509</text:p>
          </table:table-cell>
          <table:table-cell office:value-type="float" office:value="0.972695162122475" calcext:value-type="float">
            <text:p>0.972695162122475</text:p>
          </table:table-cell>
        </table:table-row>
        <table:table-row table:style-name="ro2">
          <table:table-cell office:value-type="string" calcext:value-type="string">
            <text:p>worklocation</text:p>
          </table:table-cell>
          <table:table-cell office:value-type="float" office:value="9637" calcext:value-type="float">
            <text:p>9637</text:p>
          </table:table-cell>
          <table:table-cell office:value-type="float" office:value="0.382466166607136" calcext:value-type="float">
            <text:p>0.382466166607136</text:p>
          </table:table-cell>
        </table:table-row>
        <table:table-row table:style-name="ro2">
          <table:table-cell office:value-type="string" calcext:value-type="string">
            <text:p>educatedat</text:p>
          </table:table-cell>
          <table:table-cell office:value-type="float" office:value="8878" calcext:value-type="float">
            <text:p>8878</text:p>
          </table:table-cell>
          <table:table-cell office:value-type="float" office:value="0.352343532960273" calcext:value-type="float">
            <text:p>0.352343532960273</text:p>
          </table:table-cell>
        </table:table-row>
        <table:table-row table:style-name="ro2">
          <table:table-cell office:value-type="string" calcext:value-type="string">
            <text:p>student</text:p>
          </table:table-cell>
          <table:table-cell office:value-type="float" office:value="4280" calcext:value-type="float">
            <text:p>4280</text:p>
          </table:table-cell>
          <table:table-cell office:value-type="float" office:value="0.169861491447395" calcext:value-type="float">
            <text:p>0.169861491447395</text:p>
          </table:table-cell>
        </table:table-row>
        <table:table-row table:style-name="ro2">
          <table:table-cell office:value-type="string" calcext:value-type="string">
            <text:p>studentof</text:p>
          </table:table-cell>
          <table:table-cell office:value-type="float" office:value="3654" calcext:value-type="float">
            <text:p>3654</text:p>
          </table:table-cell>
          <table:table-cell office:value-type="float" office:value="0.145017263959995" calcext:value-type="float">
            <text:p>0.145017263959995</text:p>
          </table:table-cell>
        </table:table-row>
        <table:table-row table:style-name="ro2">
          <table:table-cell office:value-type="string" calcext:value-type="string">
            <text:p>sponsor</text:p>
          </table:table-cell>
          <table:table-cell office:value-type="float" office:value="255" calcext:value-type="float">
            <text:p>255</text:p>
          </table:table-cell>
          <table:table-cell office:value-type="float" office:value="0.0101202524110013" calcext:value-type="float">
            <text:p>0.010120252411001</text:p>
          </table:table-cell>
        </table:table-row>
        <table:table-row table:style-name="ro2">
          <table:table-cell office:value-type="string" calcext:value-type="string">
            <text:p>participantof</text:p>
          </table:table-cell>
          <table:table-cell office:value-type="float" office:value="962" calcext:value-type="float">
            <text:p>962</text:p>
          </table:table-cell>
          <table:table-cell office:value-type="float" office:value="0.0381791483113069" calcext:value-type="float">
            <text:p>0.038179148311307</text:p>
          </table:table-cell>
        </table:table-row>
        <table:table-row table:style-name="ro2">
          <table:table-cell office:value-type="string" calcext:value-type="string">
            <text:p>influencedby</text:p>
          </table:table-cell>
          <table:table-cell office:value-type="float" office:value="450" calcext:value-type="float">
            <text:p>450</text:p>
          </table:table-cell>
          <table:table-cell office:value-type="float" office:value="0.0178592689605905" calcext:value-type="float">
            <text:p>0.017859268960591</text:p>
          </table:table-cell>
        </table:table-row>
        <table:table-row table:style-name="ro2">
          <table:table-cell office:value-type="string" calcext:value-type="string">
            <text:p>movement</text:p>
          </table:table-cell>
          <table:table-cell office:value-type="float" office:value="2508" calcext:value-type="float">
            <text:p>2508</text:p>
          </table:table-cell>
          <table:table-cell office:value-type="float" office:value="0.0995356590070247" calcext:value-type="float">
            <text:p>0.099535659007025</text:p>
          </table:table-cell>
        </table:table-row>
        <table:table-row table:style-name="ro2">
          <table:table-cell office:value-type="string" calcext:value-type="string">
            <text:p>genre</text:p>
          </table:table-cell>
          <table:table-cell office:value-type="float" office:value="5675" calcext:value-type="float">
            <text:p>5675</text:p>
          </table:table-cell>
          <table:table-cell office:value-type="float" office:value="0.225225225225225" calcext:value-type="float">
            <text:p>0.225225225225225</text:p>
          </table:table-cell>
        </table:table-row>
        <table:table-row table:style-name="ro2">
          <table:table-cell office:value-type="string" calcext:value-type="string">
            <text:p>image</text:p>
          </table:table-cell>
          <table:table-cell office:value-type="float" office:value="25197" calcext:value-type="float">
            <text:p>25197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9:30:50.381339074</meta:creation-date>
    <dc:date>2018-12-15T05:16:48.995804331</dc:date>
    <meta:editing-duration>PT2H4M40S</meta:editing-duration>
    <meta:editing-cycles>2</meta:editing-cycles>
    <meta:generator>LibreOffice/6.0.6.2$Linux_X86_64 LibreOffice_project/00m0$Build-2</meta:generator>
    <meta:document-statistic meta:table-count="2" meta:cell-count="31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0.572cm" xlink:href=".." xlink:type="simple" chart:class="chart:bar" chart:style-name="ch1">
        <chart:title svg:x="6.09cm" svg:y="0.347cm" chart:style-name="ch2">
          <text:p>Histogram  of data</text:p>
        </chart:title>
        <chart:plot-area chart:style-name="ch3" table:cell-range-address="Sheet3.A1:Sheet3.A19 Sheet3.C1:Sheet3.C19" chart:data-source-has-labels="column" svg:x="1.33cm" svg:y="1.337cm" svg:width="14.349cm" svg:height="9.024cm">
          <chartooo:coordinate-region svg:x="2.057cm" svg:y="1.337cm" svg:width="13.622cm" svg:height="6.124cm"/>
          <chart:axis chart:dimension="x" chart:name="primary-x" chart:style-name="ch4" chartooo:axis-type="auto">
            <chartooo:date-scale/>
            <chart:categories table:cell-range-address="Sheet3.A1:Sheet3.A19"/>
          </chart:axis>
          <chart:axis chart:dimension="y" chart:name="primary-y" chart:style-name="ch5">
            <chart:title svg:x="0.451cm" svg:y="6.74cm" chart:style-name="ch6">
              <text:p>Percentage</text:p>
            </chart:title>
            <chart:grid chart:style-name="ch7" chart:class="major"/>
          </chart:axis>
          <chart:series chart:style-name="ch8" chart:values-cell-range-address="Sheet3.C1:Sheet3.C19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pouse</text:p>
                <draw:g>
                  <svg:desc>Sheet3.A1:Sheet3.A19</svg:desc>
                </draw:g>
              </table:table-cell>
              <table:table-cell office:value-type="float" office:value="0.0596499583283724">
                <text:p>0.0596499583283724</text:p>
                <draw:g>
                  <svg:desc>Sheet3.C1:Sheet3.C19</svg:desc>
                </draw:g>
              </table:table-cell>
            </table:table-row>
            <table:table-row>
              <table:table-cell office:value-type="string">
                <text:p>sibling</text:p>
              </table:table-cell>
              <table:table-cell office:value-type="float" office:value="0.102869389213002">
                <text:p>0.102869389213002</text:p>
              </table:table-cell>
            </table:table-row>
            <table:table-row>
              <table:table-cell office:value-type="string">
                <text:p>mother</text:p>
              </table:table-cell>
              <table:table-cell office:value-type="float" office:value="0.0158749057427472">
                <text:p>0.0158749057427472</text:p>
              </table:table-cell>
            </table:table-row>
            <table:table-row>
              <table:table-cell office:value-type="string">
                <text:p>father</text:p>
              </table:table-cell>
              <table:table-cell office:value-type="float" office:value="0.0651664880739771">
                <text:p>0.0651664880739771</text:p>
              </table:table-cell>
            </table:table-row>
            <table:table-row>
              <table:table-cell office:value-type="string">
                <text:p>child</text:p>
              </table:table-cell>
              <table:table-cell office:value-type="float" office:value="0.0988609755129579">
                <text:p>0.0988609755129579</text:p>
              </table:table-cell>
            </table:table-row>
            <table:table-row>
              <table:table-cell office:value-type="string">
                <text:p>relative</text:p>
              </table:table-cell>
              <table:table-cell office:value-type="float" office:value="0.0156764694209628">
                <text:p>0.0156764694209628</text:p>
              </table:table-cell>
            </table:table-row>
            <table:table-row>
              <table:table-cell office:value-type="string">
                <text:p>placeofbirth</text:p>
              </table:table-cell>
              <table:table-cell office:value-type="float" office:value="0.892130015478033">
                <text:p>0.892130015478033</text:p>
              </table:table-cell>
            </table:table-row>
            <table:table-row>
              <table:table-cell office:value-type="string">
                <text:p>dateofbirth</text:p>
              </table:table-cell>
              <table:table-cell office:value-type="float" office:value="0.997698138667302">
                <text:p>0.997698138667302</text:p>
              </table:table-cell>
            </table:table-row>
            <table:table-row>
              <table:table-cell office:value-type="string">
                <text:p>floruit</text:p>
              </table:table-cell>
              <table:table-cell office:value-type="float" office:value="0.00281779576933762">
                <text:p>0.00281779576933762</text:p>
              </table:table-cell>
            </table:table-row>
            <table:table-row>
              <table:table-cell office:value-type="string">
                <text:p>countryofcitizenship</text:p>
              </table:table-cell>
              <table:table-cell office:value-type="float" office:value="0.972695162122475">
                <text:p>0.972695162122475</text:p>
              </table:table-cell>
            </table:table-row>
            <table:table-row>
              <table:table-cell office:value-type="string">
                <text:p>worklocation</text:p>
              </table:table-cell>
              <table:table-cell office:value-type="float" office:value="0.382466166607136">
                <text:p>0.382466166607136</text:p>
              </table:table-cell>
            </table:table-row>
            <table:table-row>
              <table:table-cell office:value-type="string">
                <text:p>educatedat</text:p>
              </table:table-cell>
              <table:table-cell office:value-type="float" office:value="0.352343532960273">
                <text:p>0.352343532960273</text:p>
              </table:table-cell>
            </table:table-row>
            <table:table-row>
              <table:table-cell office:value-type="string">
                <text:p>student</text:p>
              </table:table-cell>
              <table:table-cell office:value-type="float" office:value="0.169861491447395">
                <text:p>0.169861491447395</text:p>
              </table:table-cell>
            </table:table-row>
            <table:table-row>
              <table:table-cell office:value-type="string">
                <text:p>studentof</text:p>
              </table:table-cell>
              <table:table-cell office:value-type="float" office:value="0.145017263959995">
                <text:p>0.145017263959995</text:p>
              </table:table-cell>
            </table:table-row>
            <table:table-row>
              <table:table-cell office:value-type="string">
                <text:p>sponsor</text:p>
              </table:table-cell>
              <table:table-cell office:value-type="float" office:value="0.0101202524110013">
                <text:p>0.0101202524110013</text:p>
              </table:table-cell>
            </table:table-row>
            <table:table-row>
              <table:table-cell office:value-type="string">
                <text:p>participantof</text:p>
              </table:table-cell>
              <table:table-cell office:value-type="float" office:value="0.0381791483113069">
                <text:p>0.0381791483113069</text:p>
              </table:table-cell>
            </table:table-row>
            <table:table-row>
              <table:table-cell office:value-type="string">
                <text:p>influencedby</text:p>
              </table:table-cell>
              <table:table-cell office:value-type="float" office:value="0.0178592689605905">
                <text:p>0.0178592689605905</text:p>
              </table:table-cell>
            </table:table-row>
            <table:table-row>
              <table:table-cell office:value-type="string">
                <text:p>movement</text:p>
              </table:table-cell>
              <table:table-cell office:value-type="float" office:value="0.0995356590070247">
                <text:p>0.0995356590070247</text:p>
              </table:table-cell>
            </table:table-row>
            <table:table-row>
              <table:table-cell office:value-type="string">
                <text:p>genre</text:p>
              </table:table-cell>
              <table:table-cell office:value-type="float" office:value="0.225225225225225">
                <text:p>0.225225225225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